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style>
    <style:style style:name="Таблица11.A" style:family="table-column">
      <style:table-column-properties style:column-width="6.512cm" style:rel-column-width="25106*"/>
    </style:style>
    <style:style style:name="Таблица11.B" style:family="table-column">
      <style:table-column-properties style:column-width="1.782cm" style:rel-column-width="6868*"/>
    </style:style>
    <style:style style:name="Таблица11.C" style:family="table-column">
      <style:table-column-properties style:column-width="1.815cm" style:rel-column-width="6997*"/>
    </style:style>
    <style:style style:name="Таблица11.D" style:family="table-column">
      <style:table-column-properties style:column-width="1.91cm" style:rel-column-width="7364*"/>
    </style:style>
    <style:style style:name="Таблица11.F" style:family="table-column">
      <style:table-column-properties style:column-width="1.588cm" style:rel-column-width="6120*"/>
    </style:style>
    <style:style style:name="Таблица11.G" style:family="table-column">
      <style:table-column-properties style:column-width="1.61cm" style:rel-column-width="6212*"/>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B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1.G3" style:family="table-cell" style:data-style-name="N0">
      <style:table-cell-properties fo:padding="0.097cm" fo:border-left="0.002cm solid #000000" fo:border-right="0.002cm solid #000000" fo:border-top="none" fo:border-bottom="0.002cm solid #000000"/>
    </style:style>
    <style:style style:name="Таблица11.B4" style:family="table-cell" style:data-style-name="N0">
      <style:table-cell-properties fo:padding="0.097cm" fo:border-left="0.002cm solid #000000" fo:border-right="none"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6.431cm" style:rel-column-width="24794*"/>
    </style:style>
    <style:style style:name="Таблица12.B" style:family="table-column">
      <style:table-column-properties style:column-width="3.062cm" style:rel-column-width="11805*"/>
    </style:style>
    <style:style style:name="Таблица12.C" style:family="table-column">
      <style:table-column-properties style:column-width="1.838cm" style:rel-column-width="7085*"/>
    </style:style>
    <style:style style:name="Таблица12.D" style:family="table-column">
      <style:table-column-properties style:column-width="1.725cm" style:rel-column-width="6650*"/>
    </style:style>
    <style:style style:name="Таблица12.E" style:family="table-column">
      <style:table-column-properties style:column-width="3.942cm" style:rel-column-width="15201*"/>
    </style:style>
    <style:style style:name="Таблица12.A1" style:family="table-cell">
      <style:table-cell-properties style:vertical-align="middle" fo:padding="0.097cm" fo:border-left="0.002cm solid #000000" fo:border-right="none" fo:border-top="0.002cm solid #000000" fo:border-bottom="0.002cm solid #000000"/>
    </style:style>
    <style:style style:name="Таблица12.E1" style:family="table-cell">
      <style:table-cell-properties style:vertical-align="middle" fo:padding="0.097cm" fo:border="0.002cm solid #000000"/>
    </style:style>
    <style:style style:name="Таблица12.C2" style:family="table-cell">
      <style:table-cell-properties fo:padding="0.097cm" fo:border-left="0.002cm solid #000000" fo:border-right="none" fo:border-top="none" fo:border-bottom="0.002cm solid #000000"/>
    </style:style>
    <style:style style:name="Таблица12.A3" style:family="table-cell" style:data-style-name="N0">
      <style:table-cell-properties fo:padding="0.097cm" fo:border-left="0.002cm solid #000000" fo:border-right="none" fo:border-top="none" fo:border-bottom="0.002cm solid #000000"/>
    </style:style>
    <style:style style:name="Таблица12.E3" style:family="table-cell" style:data-style-name="N0">
      <style:table-cell-properties fo:padding="0.097cm" fo:border-left="0.002cm solid #000000" fo:border-right="0.002cm solid #000000" fo:border-top="none" fo:border-bottom="0.002cm solid #000000"/>
    </style:style>
    <style:style style:name="Таблица12.A4" style:family="table-cell">
      <style:table-cell-properties style:vertical-align="middle" fo:padding="0.097cm" fo:border-left="0.002cm solid #000000" fo:border-right="none" fo:border-top="none" fo:border-bottom="0.002cm solid #000000"/>
    </style:style>
    <style:style style:name="Таблица12.C4" style:family="table-cell" style:data-style-name="N100">
      <style:table-cell-properties style:vertical-align="middle" fo:padding="0.097cm" fo:border-left="0.002cm solid #000000" fo:border-right="none" fo:border-top="none" fo:border-bottom="0.002cm solid #000000"/>
    </style:style>
    <style:style style:name="Таблица12.E4" style:family="table-cell">
      <style:table-cell-properties style:vertical-align="middle" fo:padding="0.097cm" fo:border-left="0.002cm solid #000000" fo:border-right="0.002cm solid #000000" fo:border-top="none" fo:border-bottom="0.002cm solid #000000"/>
    </style:style>
    <style:style style:name="Таблица14" style:family="table">
      <style:table-properties style:width="16.999cm" table:align="margins"/>
    </style:style>
    <style:style style:name="Таблица14.A" style:family="table-column">
      <style:table-column-properties style:column-width="7.16cm" style:rel-column-width="27602*"/>
    </style:style>
    <style:style style:name="Таблица14.B" style:family="table-column">
      <style:table-column-properties style:column-width="2.852cm" style:rel-column-width="10996*"/>
    </style:style>
    <style:style style:name="Таблица14.C" style:family="table-column">
      <style:table-column-properties style:column-width="1.813cm" style:rel-column-width="6990*"/>
    </style:style>
    <style:style style:name="Таблица14.D" style:family="table-column">
      <style:table-column-properties style:column-width="1.685cm" style:rel-column-width="6494*"/>
    </style:style>
    <style:style style:name="Таблица14.E" style:family="table-column">
      <style:table-column-properties style:column-width="1.815cm" style:rel-column-width="6997*"/>
    </style:style>
    <style:style style:name="Таблица14.F" style:family="table-column">
      <style:table-column-properties style:column-width="1.674cm" style:rel-column-width="6456*"/>
    </style:style>
    <style:style style:name="Таблица14.A1" style:family="table-cell">
      <style:table-cell-properties fo:padding="0.097cm" fo:border-left="0.002cm solid #000000" fo:border-right="none" fo:border-top="0.002cm solid #000000" fo:border-bottom="0.002cm solid #000000"/>
    </style:style>
    <style:style style:name="Таблица14.C1" style:family="table-cell" style:data-style-name="N0">
      <style:table-cell-properties fo:padding="0.097cm" fo:border-left="0.002cm solid #000000" fo:border-right="none" fo:border-top="0.002cm solid #000000" fo:border-bottom="0.002cm solid #000000"/>
    </style:style>
    <style:style style:name="Таблица14.F1" style:family="table-cell" style:data-style-name="N0">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F2" style:family="table-cell" style:data-style-name="N0">
      <style:table-cell-properties fo:padding="0.097cm" fo:border-left="0.002cm solid #000000" fo:border-right="0.002cm solid #000000" fo:border-top="none" fo:border-bottom="0.002cm solid #000000"/>
    </style:style>
    <style:style style:name="Таблица14.A3" style:family="table-cell">
      <style:table-cell-properties fo:padding="0.097cm" fo:border-left="0.002cm solid #000000" fo:border-right="none" fo:border-top="none" fo:border-bottom="0.002cm solid #000000"/>
    </style:style>
    <style:style style:name="Таблица14.B3"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1.238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size-complex="14pt"/>
    </style:style>
    <style:style style:name="P3" style:family="paragraph" style:parent-style-name="Text_20_body">
      <style:text-properties style:font-name-asian="TimesNewRomanPSMT" style:font-name-complex="TimesNewRomanPSMT"/>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style:font-name-asian="Verdana" style:font-style-asian="italic" style:font-name-complex="Verdana" style:font-size-complex="14pt" style:font-style-complex="italic"/>
    </style:style>
    <style:style style:name="P6" style:family="paragraph" style:parent-style-name="Text_20_body">
      <style:text-properties style:font-name="TimesNewRomanPSMT" style:font-name-asian="TimesNewRomanPSMT" style:font-name-complex="TimesNewRomanPSMT"/>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9"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fo:color="#000000"/>
    </style:style>
    <style:style style:name="P12" style:family="paragraph" style:parent-style-name="Text_20_body">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3"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5" style:family="paragraph" style:parent-style-name="Text_20_body">
      <style:text-properties style:use-window-font-color="true" style:font-name="TimesNewRomanPSMT" fo:font-size="14pt" style:font-name-asian="TimesNewRomanPSMT" style:font-size-asian="14pt" style:font-name-complex="TimesNewRomanPSMT" style:font-size-complex="14pt"/>
    </style:style>
    <style:style style:name="P16" style:family="paragraph" style:parent-style-name="Text_20_body">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color="#000000"/>
    </style:style>
    <style:style style:name="P20" style:family="paragraph" style:parent-style-name="Table">
      <style:paragraph-properties fo:keep-with-next="always"/>
    </style:style>
    <style:style style:name="P21"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22" style:family="paragraph" style:parent-style-name="Table_20_Contents">
      <style:paragraph-properties fo:text-align="justify" style:justify-single-word="false"/>
      <style:text-properties fo:font-size="14pt" style:font-size-asian="14pt"/>
    </style:style>
    <style:style style:name="P23" style:family="paragraph" style:parent-style-name="Table_20_Contents">
      <style:paragraph-properties fo:text-align="center" style:justify-single-word="false"/>
      <style:text-properties fo:font-size="14pt" style:font-size-asian="14pt"/>
    </style:style>
    <style:style style:name="P24" style:family="paragraph" style:parent-style-name="Table_20_Contents">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25" style:family="paragraph" style:parent-style-name="Table_20_Contents">
      <style:paragraph-properties fo:text-align="center" style:justify-single-word="false" fo:keep-together="always"/>
      <style:text-properties style:font-name="TimesNewRomanPSMT" fo:font-size="14pt" style:font-name-asian="TimesNewRomanPSMT" style:font-size-asian="14pt" style:font-name-complex="TimesNewRomanPSMT" style:font-size-complex="14pt"/>
    </style:style>
    <style:style style:name="P26" style:family="paragraph" style:parent-style-name="Table_20_Contents">
      <style:paragraph-properties fo:text-align="center" style:justify-single-word="false" fo:keep-together="always"/>
      <style:text-properties style:font-name="TimesNewRomanPSMT" fo:font-size="14pt" fo:font-style="italic" style:font-name-asian="TimesNewRomanPSMT" style:font-size-asian="14pt" style:font-style-asian="italic" style:font-name-complex="TimesNewRomanPSMT" style:font-size-complex="14pt" style:font-style-complex="italic"/>
    </style:style>
    <style:style style:name="P27" style:family="paragraph" style:parent-style-name="Text_20_body">
      <style:paragraph-properties fo:margin-left="0cm" fo:margin-right="0cm" fo:text-indent="0.9cm" style:auto-text-indent="false"/>
    </style:style>
    <style:style style:name="P28" style:family="paragraph" style:parent-style-name="Листинг_20_кода">
      <style:text-properties style:font-name="Times New Roman" fo:font-size="12pt" style:font-size-asian="12pt" style:font-size-complex="12pt"/>
    </style:style>
    <style:style style:name="P29" style:family="paragraph" style:parent-style-name="Листинг_20_кода">
      <style:text-properties style:font-name="Times New Roman" fo:font-size="12pt" style:font-name-asian="Menlo-Regular" style:font-size-asian="12pt" style:font-name-complex="Menlo-Regular" style:font-size-complex="12pt"/>
    </style:style>
    <style:style style:name="P30"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31" style:family="paragraph" style:parent-style-name="Листинг_20_кода">
      <style:text-properties style:font-name-asian="Menlo-Regular" style:font-name-complex="Menlo-Regular"/>
    </style:style>
    <style:style style:name="P32" style:family="paragraph" style:parent-style-name="Листинг_20_кода">
      <style:text-properties fo:font-size="13pt" style:font-name-asian="Menlo-Regular" style:font-size-asian="13pt" style:font-name-complex="Menlo-Regular" style:font-size-complex="13pt"/>
    </style:style>
    <style:style style:name="P33" style:family="paragraph" style:parent-style-name="Заголовок_20_Без_20_Нумерации">
      <style:paragraph-properties fo:break-before="page"/>
    </style:style>
    <style:style style:name="P34" style:family="paragraph" style:parent-style-name="Table">
      <style:paragraph-properties fo:break-before="page"/>
    </style:style>
    <style:style style:name="P35" style:family="paragraph" style:parent-style-name="Заголовок_20_Без_20_Нумерации" style:master-page-name="">
      <style:paragraph-properties style:page-number="auto"/>
    </style:style>
    <style:style style:name="P36" style:family="paragraph" style:parent-style-name="Text_20_body" style:master-page-name="">
      <style:paragraph-properties fo:keep-together="always" style:page-number="auto"/>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37" style:family="paragraph" style:parent-style-name="Text_20_body" style:master-page-name="">
      <style:paragraph-properties fo:keep-together="auto" style:page-number="auto"/>
    </style:style>
    <style:style style:name="P38" style:family="paragraph" style:parent-style-name="Text_20_body">
      <style:paragraph-properties fo:margin-left="0cm" fo:margin-right="0cm" fo:text-indent="1.199cm" style:auto-text-indent="false"/>
    </style:style>
    <style:style style:name="P39" style:family="paragraph" style:parent-style-name="Standard">
      <style:paragraph-properties fo:margin-left="0cm" fo:margin-right="0cm" fo:text-align="justify" style:justify-single-word="false" fo:text-indent="0.951cm" style:auto-text-indent="false" style:text-autospace="none"/>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40" style:family="paragraph" style:parent-style-name="Standard">
      <style:paragraph-properties fo:text-align="center" style:justify-single-word="false"/>
      <style:text-properties fo:font-size="22pt" style:font-size-asian="22pt" style:font-size-complex="22pt"/>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text-properties style:font-name-asian="Verdana" style:font-name-complex="Verdana" style:font-size-complex="14pt"/>
    </style:style>
    <style:style style:name="P44" style:family="paragraph" style:parent-style-name="Text_20_body" style:list-style-name="L8">
      <style:text-properties style:font-name-asian="Verdana" style:font-name-complex="Verdana" style:font-size-complex="14pt"/>
    </style:style>
    <style:style style:name="P45" style:family="paragraph" style:parent-style-name="Text_20_body" style:list-style-name="L9">
      <style:text-properties style:font-name-asian="Verdana" style:font-name-complex="Verdana" style:font-size-complex="14pt"/>
    </style:style>
    <style:style style:name="P46" style:family="paragraph" style:parent-style-name="Text_20_body" style:list-style-name="L10">
      <style:text-properties style:font-name-asian="Verdana" style:font-name-complex="Verdana" style:font-size-complex="14pt"/>
    </style:style>
    <style:style style:name="P47" style:family="paragraph" style:parent-style-name="Text_20_body" style:list-style-name="L11">
      <style:text-properties style:font-name-asian="Verdana" style:font-name-complex="Verdana" style:font-size-complex="14pt"/>
    </style:style>
    <style:style style:name="P48" style:family="paragraph" style:parent-style-name="Text_20_body" style:list-style-name="L12">
      <style:text-properties style:font-name-asian="Verdana" style:font-name-complex="Verdana" style:font-size-complex="14pt"/>
    </style:style>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2"/>
    <style:style style:name="P52" style:family="paragraph" style:parent-style-name="Text_20_body" style:list-style-name="L17"/>
    <style:style style:name="P53" style:family="paragraph" style:parent-style-name="Text_20_body" style:list-style-name="L21">
      <style:text-properties fo:font-weight="normal" style:font-weight-asian="normal" style:font-weight-complex="normal"/>
    </style:style>
    <style:style style:name="P54" style:family="paragraph" style:parent-style-name="Text_20_body" style:list-style-name="L23"/>
    <style:style style:name="P55" style:family="paragraph" style:parent-style-name="Text_20_body" style:list-style-name="L23">
      <style:text-properties fo:color="#000000"/>
    </style:style>
    <style:style style:name="P56" style:family="paragraph" style:parent-style-name="Text_20_body" style:list-style-name="L23">
      <style:paragraph-properties fo:text-align="start" style:justify-single-word="false"/>
      <style:text-properties fo:color="#000000"/>
    </style:style>
    <style:style style:name="P57" style:family="paragraph" style:parent-style-name="Text_20_body" style:list-style-name="L23">
      <style:paragraph-properties fo:text-align="start" style:justify-single-word="false"/>
    </style:style>
    <style:style style:name="P58" style:family="paragraph" style:parent-style-name="Text_20_body" style:list-style-name="L1">
      <style:paragraph-properties fo:margin-left="0cm" fo:margin-right="0cm" fo:text-indent="0cm" style:auto-text-indent="false"/>
      <style:text-properties style:font-name-asian="TimesNewRomanPSMT" style:font-name-complex="TimesNewRomanPSMT" style:font-size-complex="14pt"/>
    </style:style>
    <style:style style:name="P59" style:family="paragraph" style:parent-style-name="Text_20_body" style:list-style-name="L2">
      <style:paragraph-properties fo:margin-left="0cm" fo:margin-right="0cm" fo:text-indent="0cm" style:auto-text-indent="false"/>
      <style:text-properties style:font-name-asian="TimesNewRomanPSMT" style:font-name-complex="TimesNewRomanPSMT"/>
    </style:style>
    <style:style style:name="P60" style:family="paragraph" style:parent-style-name="Text_20_body" style:list-style-name="L3">
      <style:paragraph-properties fo:margin-left="0cm" fo:margin-right="0cm" fo:text-indent="0cm" style:auto-text-indent="false"/>
      <style:text-properties style:font-name-asian="TimesNewRomanPSMT" style:font-name-complex="TimesNewRomanPSMT"/>
    </style:style>
    <style:style style:name="P61" style:family="paragraph" style:parent-style-name="Text_20_body" style:list-style-name="L13">
      <style:paragraph-properties fo:margin-left="0cm" fo:margin-right="0cm" fo:text-indent="0cm" style:auto-text-indent="false"/>
    </style:style>
    <style:style style:name="P62" style:family="paragraph" style:parent-style-name="Text_20_body" style:list-style-name="L14">
      <style:paragraph-properties fo:margin-left="0cm" fo:margin-right="0cm" fo:text-indent="0cm" style:auto-text-indent="false"/>
    </style:style>
    <style:style style:name="P63" style:family="paragraph" style:parent-style-name="Text_20_body" style:list-style-name="L15">
      <style:paragraph-properties fo:margin-left="0cm" fo:margin-right="0cm" fo:text-indent="0cm" style:auto-text-indent="false"/>
    </style:style>
    <style:style style:name="P64" style:family="paragraph" style:parent-style-name="Text_20_body" style:list-style-name="L16">
      <style:paragraph-properties fo:margin-left="0cm" fo:margin-right="0cm" fo:text-indent="0cm" style:auto-text-indent="false">
        <style:tab-stops>
          <style:tab-stop style:position="15.998cm" style:type="right" style:leader-style="dotted" style:leader-text="."/>
        </style:tab-stops>
      </style:paragraph-properties>
    </style:style>
    <style:style style:name="P65" style:family="paragraph" style:parent-style-name="Text_20_body" style:list-style-name="L18">
      <style:paragraph-properties fo:margin-left="0cm" fo:margin-right="0cm" fo:text-indent="0cm" style:auto-text-indent="false"/>
    </style:style>
    <style:style style:name="P66" style:family="paragraph" style:parent-style-name="Text_20_body" style:list-style-name="L20">
      <style:paragraph-properties fo:margin-left="0cm" fo:margin-right="0cm" fo:text-indent="0cm" style:auto-text-indent="false"/>
      <style:text-properties fo:color="#000000"/>
    </style:style>
    <style:style style:name="P67" style:family="paragraph" style:parent-style-name="Text_20_body" style:list-style-name="L22">
      <style:paragraph-properties fo:margin-left="0cm" fo:margin-right="0cm" fo:text-indent="0cm" style:auto-text-indent="false"/>
    </style:style>
    <style:style style:name="P68" style:family="paragraph" style:parent-style-name="Text_20_body" style:list-style-name="L4">
      <style:paragraph-properties fo:margin-left="0.647cm" fo:margin-right="0cm" fo:text-indent="-0.647cm" style:auto-text-indent="false">
        <style:tab-stops/>
      </style:paragraph-properties>
      <style:text-properties style:font-name-asian="TimesNewRomanPSMT" style:font-name-complex="TimesNewRomanPSMT"/>
    </style:style>
    <style:style style:name="P69" style:family="paragraph" style:parent-style-name="Text_20_body" style:list-style-name="L5">
      <style:paragraph-properties fo:margin-left="0.626cm" fo:margin-right="0cm" fo:text-indent="-0.635cm" style:auto-text-indent="false">
        <style:tab-stops>
          <style:tab-stop style:position="15.998cm" style:type="right" style:leader-style="dotted" style:leader-text="."/>
        </style:tab-stops>
      </style:paragraph-properties>
      <style:text-properties style:font-name-asian="TimesNewRomanPSMT" style:font-name-complex="TimesNewRomanPSMT"/>
    </style:style>
    <style:style style:name="P70" style:family="paragraph" style:parent-style-name="Text_20_body" style:list-style-name="L5">
      <style:paragraph-properties fo:margin-left="0.626cm" fo:margin-right="0cm" fo:text-indent="-0.635cm" style:auto-text-indent="false">
        <style:tab-stops>
          <style:tab-stop style:position="15.998cm" style:type="right" style:leader-style="dotted" style:leader-text="."/>
        </style:tab-stops>
      </style:paragraph-properties>
    </style:style>
    <style:style style:name="P71" style:family="paragraph" style:parent-style-name="Text_20_body" style:list-style-name="L19">
      <style:paragraph-properties fo:margin-left="0.63cm" fo:margin-right="0cm" fo:text-indent="-0.635cm" style:auto-text-indent="false">
        <style:tab-stops>
          <style:tab-stop style:position="15.998cm" style:type="right" style:leader-style="dotted" style:leader-text="."/>
        </style:tab-stops>
      </style:paragraph-properties>
    </style:style>
    <style:style style:name="P72" style:family="paragraph" style:parent-style-name="Text_20_body" style:list-style-name="L19">
      <style:paragraph-properties fo:margin-left="1.159cm" fo:margin-right="0cm" fo:text-indent="-0.654cm" style:auto-text-indent="false">
        <style:tab-stops>
          <style:tab-stop style:position="15.998cm" style:type="right" style:leader-style="dotted" style:leader-text="."/>
        </style:tab-stops>
      </style:paragraph-properties>
    </style:style>
    <style:style style:name="P73" style:family="paragraph" style:parent-style-name="Text_20_body" style:list-style-name="L19">
      <style:paragraph-properties fo:margin-left="1.612cm" fo:margin-right="0cm" fo:text-indent="-0.635cm" style:auto-text-indent="false">
        <style:tab-stops>
          <style:tab-stop style:position="15.998cm" style:type="right" style:leader-style="dotted" style:leader-text="."/>
        </style:tab-stops>
      </style:paragraph-properties>
    </style:style>
    <style:style style:name="P74"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75"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8" style:family="paragraph" style:parent-style-name="Обычный1">
      <style:paragraph-properties fo:line-height="100%" fo:text-align="center" style:justify-single-word="false"/>
      <style:text-properties fo:font-size="14pt" fo:language="ru" fo:country="RU" style:font-size-asian="14pt"/>
    </style:style>
    <style:style style:name="P79"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80"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81" style:family="paragraph" style:parent-style-name="Обычный1">
      <style:paragraph-properties fo:line-height="100%">
        <style:tab-stops>
          <style:tab-stop style:position="12.002cm"/>
          <style:tab-stop style:position="17.253cm"/>
        </style:tab-stops>
      </style:paragraph-properties>
    </style:style>
    <style:style style:name="P82" style:family="paragraph" style:parent-style-name="Обычный1">
      <style:paragraph-properties fo:line-height="100%">
        <style:tab-stops>
          <style:tab-stop style:position="12.019cm"/>
          <style:tab-stop style:position="17.253cm"/>
        </style:tab-stops>
      </style:paragraph-properties>
    </style:style>
    <style:style style:name="P83"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84"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85" style:family="paragraph" style:parent-style-name="Обычный1">
      <style:paragraph-properties fo:margin-left="0cm" fo:margin-right="-0.004cm" fo:line-height="0.635cm" fo:text-align="center" style:justify-single-word="false" fo:orphans="0" fo:widows="0" fo:text-indent="0cm" style:auto-text-indent="false"/>
    </style:style>
    <style:style style:name="P86"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87"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88"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89"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90"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91"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92"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93"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94"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95"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96"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97"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98"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99"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100"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101"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font-size="14pt" style:font-size-asian="14pt" style:font-size-complex="14pt"/>
    </style:style>
    <style:style style:name="T5" style:family="text">
      <style:text-properties fo:color="#000000"/>
    </style:style>
    <style:style style:name="T6" style:family="text">
      <style:text-properties fo:color="#000000" fo:font-size="14pt" fo:language="ru" fo:country="RU" style:font-size-asian="14pt" style:font-size-complex="14pt"/>
    </style:style>
    <style:style style:name="T7" style:family="text">
      <style:text-properties fo:color="#000000" style:font-name="Times New Roman" fo:font-size="12pt" style:font-name-asian="Menlo-Regular" style:font-size-asian="12pt" style:font-name-complex="Menlo-Regular" style:font-size-complex="12pt"/>
    </style:style>
    <style:style style:name="T8" style:family="text">
      <style:text-properties fo:color="#000000" style:font-name="Times New Roman" fo:font-size="13pt" style:font-name-asian="Menlo-Regular" style:font-size-asian="13pt" style:font-name-complex="Menlo-Regular" style:font-size-complex="13pt"/>
    </style:style>
    <style:style style:name="T9"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0"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1"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2"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3"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4"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5"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6"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7"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8"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9" style:family="text">
      <style:text-properties fo:color="#000000" fo:font-style="italic" style:text-underline-style="none" fo:font-weight="normal" style:font-style-asian="italic" style:font-weight-asian="normal" style:font-style-complex="italic" style:font-weight-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fo:language="en" fo:country="US"/>
    </style:style>
    <style:style style:name="T22" style:family="text">
      <style:text-properties fo:color="#000000" style:font-name="TimesNewRomanPSMT" fo:font-size="14pt" style:font-name-asian="TimesNewRomanPSMT" style:font-size-asian="14pt" style:font-name-complex="TimesNewRomanPSMT" style:font-size-complex="14pt"/>
    </style:style>
    <style:style style:name="T23" style:family="text">
      <style:text-properties style:font-name-asian="Arial" style:font-name-complex="Arial"/>
    </style:style>
    <style:style style:name="T24" style:family="text">
      <style:text-properties style:font-size-complex="14pt"/>
    </style:style>
    <style:style style:name="T25" style:family="text">
      <style:text-properties fo:language="en" fo:country="US"/>
    </style:style>
    <style:style style:name="T26" style:family="text">
      <style:text-properties fo:language="en" fo:country="US" style:font-size-complex="14pt"/>
    </style:style>
    <style:style style:name="T27" style:family="text">
      <style:text-properties fo:language="en" fo:country="US" style:font-name-asian="TimesNewRomanPSMT" style:font-name-complex="TimesNewRomanPSMT" style:font-size-complex="14pt"/>
    </style:style>
    <style:style style:name="T28" style:family="text">
      <style:text-properties fo:language="en" fo:country="US" fo:font-weight="normal" style:font-weight-asian="normal" style:font-weight-complex="normal"/>
    </style:style>
    <style:style style:name="T29" style:family="text">
      <style:text-properties style:font-name-asian="TimesNewRomanPSMT" style:font-name-complex="TimesNewRomanPSMT"/>
    </style:style>
    <style:style style:name="T30" style:family="text">
      <style:text-properties style:font-name-asian="TimesNewRomanPSMT" style:font-name-complex="TimesNewRomanPSMT" style:font-size-complex="14pt"/>
    </style:style>
    <style:style style:name="T31" style:family="text">
      <style:text-properties style:font-name-asian="Helvetica" style:font-name-complex="Helvetica" style:font-size-complex="14pt"/>
    </style:style>
    <style:style style:name="T32" style:family="text">
      <style:text-properties style:font-name="TimesNewRomanPSMT" style:font-name-asian="TimesNewRomanPSMT" style:font-name-complex="TimesNewRomanPSMT"/>
    </style:style>
    <style:style style:name="T33" style:family="text">
      <style:text-properties style:font-name-asian="Verdana" style:font-name-complex="Verdana" style:font-size-complex="14pt"/>
    </style:style>
    <style:style style:name="T34" style:family="text">
      <style:text-properties fo:font-style="italic" style:font-name-asian="Verdana" style:font-style-asian="italic" style:font-name-complex="Verdana" style:font-size-complex="14pt" style:font-style-complex="italic"/>
    </style:style>
    <style:style style:name="T35" style:family="text">
      <style:text-properties style:font-name="LucidaGrande" fo:font-size="11pt" fo:language="en" fo:country="US" style:letter-kerning="false" style:font-size-asian="11pt" style:font-name-complex="LucidaGrande" style:font-size-complex="11pt"/>
    </style:style>
    <style:style style:name="T36" style:family="text">
      <style:text-properties fo:language="en" fo:country="GB"/>
    </style:style>
    <style:style style:name="T37" style:family="text">
      <style:text-properties style:font-name="Times New Roman"/>
    </style:style>
    <style:style style:name="T38" style:family="text">
      <style:text-properties style:font-name="Times New Roman" fo:font-size="12pt" fo:language="en" fo:country="US" style:letter-kerning="false" style:font-size-asian="12pt" style:font-name-complex="LucidaGrande" style:font-size-complex="12pt"/>
    </style:style>
    <style:style style:name="T39" style:family="text">
      <style:text-properties style:font-name="Times New Roman" fo:font-size="12pt" style:letter-kerning="false" style:font-size-asian="12pt" style:font-name-complex="LucidaGrande" style:font-size-complex="12pt"/>
    </style:style>
    <style:style style:name="T40" style:family="text">
      <style:text-properties style:font-name="Times New Roman" fo:font-size="12pt" style:font-name-asian="Menlo-Regular" style:font-size-asian="12pt" style:font-name-complex="Menlo-Regular" style:font-size-complex="12pt"/>
    </style:style>
    <style:style style:name="T41" style:family="text">
      <style:text-properties style:font-name="Times New Roman" fo:font-size="12pt" style:font-size-asian="12pt" style:font-size-complex="12pt"/>
    </style:style>
    <style:style style:name="T42" style:family="text">
      <style:text-properties style:font-name="Times New Roman" fo:font-size="14pt" style:font-size-asian="14pt" style:font-size-complex="14pt"/>
    </style:style>
    <style:style style:name="T43" style:family="text">
      <style:text-properties style:font-name="Times New Roman" fo:font-size="14pt" fo:language="en" fo:country="US" style:font-size-asian="14pt" style:font-size-complex="14pt"/>
    </style:style>
    <style:style style:name="T44" style:family="text">
      <style:text-properties style:font-name="Times New Roman" fo:font-size="14pt" fo:language="en" fo:country="US" style:letter-kerning="false" style:font-size-asian="14pt" style:font-name-complex="LucidaGrande" style:font-size-complex="14pt"/>
    </style:style>
    <style:style style:name="T45"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6" style:family="text">
      <style:text-properties style:font-name="Times New Roman" fo:font-style="italic" style:text-underline-style="none" fo:font-weight="normal" style:font-style-asian="italic" style:font-weight-asian="normal" style:font-style-complex="italic" style:font-weight-complex="normal"/>
    </style:style>
    <style:style style:name="T47" style:family="text">
      <style:text-properties style:use-window-font-color="true" style:font-name="Times New Roman" fo:font-size="14pt" style:font-name-asian="ArialMT" style:font-size-asian="14pt" style:font-name-complex="ArialMT" style:font-size-complex="14pt"/>
    </style:style>
    <style:style style:name="T4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2.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1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71cm" fo:text-indent="-0.73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style:num-suffix="]"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100">Министерство образования Республики Беларусь</text:p>
      <text:p text:style-name="P78"/>
      <text:p text:style-name="P83">Учреждение образования</text:p>
      <text:p text:style-name="P85"><text:span text:style-name="Default_20_Paragraph_20_Font"><text:span text:style-name="T1">“Белорусский государственный университет информатики и радиоэлектроники”</text:span></text:span></text:p>
      <text:p text:style-name="P84"/>
      <text:p text:style-name="P86">Кафедра <text:bookmark-start text:name="OCRUncertain002"/>интеллектуальных информа<text:bookmark-end text:name="OCRUncertain002"/>ционных технологий</text:p>
      <text:p text:style-name="P87">Факультет информационных технологий и управления</text:p>
      <text:p text:style-name="P88"><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89"><text:span text:style-name="Default_20_Paragraph_20_Font"><text:span text:style-name="T1">( В.В. Голенков )</text:span></text:span></text:p>
      <text:p text:style-name="P90"/>
      <text:p text:style-name="P90"/>
      <text:p text:style-name="P90"/>
      <text:p text:style-name="P40"><text:bookmark-start text:name="OCRUncertain006"/>ПОЯСНИТЕЛЬНАЯ<text:bookmark-end text:name="OCRUncertain006"/> ЗАПИСКА</text:p>
      <text:p text:style-name="P91">к дипломному проекту</text:p>
      <text:p text:style-name="P92">НА ТЕМУ</text:p>
      <text:p text:style-name="P93"><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94">БГУИР ДП 1 – 40 03 01 01  60 ПЗ</text:p>
      <text:p text:style-name="P96"/>
      <text:p text:style-name="P96"/>
      <text:p text:style-name="P96"/>
      <text:p text:style-name="P81"><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tab/>( Сидоров И.С. <text:s text:c="10"/>)</text:span></text:span></text:p>
      <text:p text:style-name="P81"><text:span text:style-name="Default_20_Paragraph_20_Font"><text:span text:style-name="T1">Руководитель: <text:tab/></text:span></text:span><text:span text:style-name="Default_20_Paragraph_20_Font"><text:span text:style-name="T2">( Степанова</text:span></text:span><text:span text:style-name="Default_20_Paragraph_20_Font"><text:span text:style-name="T6"> М.Д. <text:s text:c="6"/></text:span></text:span><text:span text:style-name="Default_20_Paragraph_20_Font"><text:span text:style-name="T2">)</text:span></text:span></text:p>
      <text:p text:style-name="P79">Консультан<text:bookmark-start text:name="OCRUncertain017"/>т<text:bookmark-end text:name="OCRUncertain017"/>ы:</text:p>
      <text:p text:style-name="P97"><text:span text:style-name="Default_20_Paragraph_20_Font"><text:span text:style-name="T1">по специальности<text:tab/>( Степанова М.Д.</text:span></text:span><text:span text:style-name="Default_20_Paragraph_20_Font"><text:span text:style-name="T6"> <text:s text:c="6"/></text:span></text:span><text:span text:style-name="Default_20_Paragraph_20_Font"><text:span text:style-name="T2">)</text:span></text:span></text:p>
      <text:p text:style-name="P97"><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tab/>( Грицай А.В. <text:s text:c="12"/>)</text:span></text:span></text:p>
      <text:p text:style-name="P97"><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 и </text:span></text:span></text:p>
      <text:p text:style-name="P97"><text:span text:style-name="Default_20_Paragraph_20_Font"><text:span text:style-name="T1">экологической безопастности<text:tab/>( Мельниченко Д.А. <text:s/>)</text:span></text:span></text:p>
      <text:p text:style-name="P98"><text:span text:style-name="Default_20_Paragraph_20_Font"><text:span text:style-name="T1">по нормоконтролю<text:tab/>( Самодумкин С.А <text:s text:c="4"/>)</text:span></text:span></text:p>
      <text:p text:style-name="P79"/>
      <text:p text:style-name="P82"><text:span text:style-name="Default_20_Paragraph_20_Font"><text:span text:style-name="T1">Рецензент: <text:tab/>( <text:s text:c="33"/>)</text:span></text:span></text:p>
      <text:p text:style-name="P99"/>
      <text:p text:style-name="P99"/>
      <text:p text:style-name="P99"/>
      <text:p text:style-name="P99"/>
      <text:p text:style-name="P99"/>
      <text:p text:style-name="P99"/>
      <text:p text:style-name="P80">МИНСК</text:p>
      <text:p text:style-name="P95"/>
      <text:p text:style-name="P77">2010</text:p>
      <text:p text:style-name="P77"/>
      <text:p text:style-name="P77"><text:soft-page-break/></text:p>
      <text:table-of-content text:style-name="Sect1" text:name="_TOC0">
        <text:table-of-content-source text:outline-level="2" text:use-index-marks="false" text:use-index-source-styles="true">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index-source-styles text:outline-level="1">
            <text:index-source-style text:style-name="Заголовок_20_Без_20_Нумерации"/>
          </text:index-source-styles>
        </text:table-of-content-source>
        <text:index-body>
          <text:index-title text:style-name="Sect2" text:name="_TOC0_Head">
            <text:p text:style-name="P76">СОДЕРЖАНИЕ</text:p>
          </text:index-title>
          <text:p text:style-name="P74">Перечень условных обозначений, символов и терминов<text:tab/>7</text:p>
          <text:p text:style-name="P74">Введение<text:tab/>8</text:p>
          <text:p text:style-name="P74"><text:s/>1 Методы и технологии построения Интернет-приложений<text:tab/>10</text:p>
          <text:p text:style-name="P74"><text:s/>1.1 Анализ требований к системе<text:tab/>11</text:p>
          <text:p text:style-name="P74"><text:s/>1.2 Язык разметки гипертекста<text:tab/>14</text:p>
          <text:p text:style-name="P74"><text:s/>1.3 Анализ режима работы системы<text:tab/>14</text:p>
          <text:p text:style-name="P74"><text:s/>1.4 Информационно-справочные системы предоставляющие информацию юридического характера<text:tab/>15</text:p>
          <text:p text:style-name="P74"><text:s/>1.5 Классификация юридических услуг<text:tab/>17</text:p>
          <text:p text:style-name="P74"><text:s/>1.6 Библиотеки для построения Интернет-приложений<text:tab/>20</text:p>
          <text:p text:style-name="P74"><text:s/>1.7 Технические требования к разрабатываемой системе<text:tab/>24</text:p>
          <text:p text:style-name="P74"><text:s/>2 Проектирование Интернет-приложения<text:tab/>25</text:p>
          <text:p text:style-name="P74"><text:s/>2.1 Проектирование основного алгоритма работы пользователя с Интернет-приложением<text:tab/>25</text:p>
          <text:p text:style-name="P74"><text:s/>2.2 Проектирование вариантов использования системы<text:tab/>26</text:p>
          <text:p text:style-name="P74"><text:s/>2.3 Проектирование подсистемы хранения информации<text:tab/>28</text:p>
          <text:p text:style-name="P74"><text:s/>2.4 Проектирование пользовательского интерфейса системы<text:tab/>32</text:p>
          <text:p text:style-name="P74"><text:s/>2.5 Проектирование подсистемы преобразования и подготовки данных для подачи пользователю<text:tab/>38</text:p>
          <text:p text:style-name="P74"><text:s/>2.6 Проектирование взаимосвязи между компонентами системы<text:tab/>40</text:p>
          <text:p text:style-name="P74"><text:s/>3 Разработка Интернет-приложения<text:tab/>42</text:p>
          <text:p text:style-name="P74"><text:s/>3.1 Настройка библиотеки «Joomla» для развертывания Интернет-приложения<text:tab/>42</text:p>
          <text:p text:style-name="P74"><text:s/>3.2 Разработка дизайна представления пользовательских страниц Интернет-приложения<text:tab/>43</text:p>
          <text:p text:style-name="P74"><text:s/>3.3 Результаты разработки структуры нормативных документов<text:tab/>50</text:p>
          <text:p text:style-name="P74"><text:s/>4 Проектирование мер по обеспечению эргономических требований к организации рабочего места разработчика Интернет-приложений<text:tab/>54</text:p>
          <text:p text:style-name="P74"><text:s/>5 Технико-экономическое обоснование разработки и внедрения Интернет-приложения, классифицирующего юридические услуги<text:tab/>59</text:p>
          <text:p text:style-name="P74"><text:s/>5.1 Характеристика программного средства<text:tab/>59</text:p>
          <text:p text:style-name="P74"><text:s/>5.2 Расчет себестоимости и отпускной цены ПС<text:tab/>59</text:p>
          <text:p text:style-name="P74"><text:s/>5.3 Расчет экономического эффекта от применения ПС пользователем<text:tab/>61</text:p>
          <text:p text:style-name="P74"><text:s/>5.4 Расчет капитальных затрат<text:tab/>61</text:p>
          <text:p text:style-name="P74"><text:s/>5.5 Расчет экономии основных видов ресурсов в связи с использованием нового ПС<text:tab/>61</text:p>
          <text:p text:style-name="P74"><text:s/>5.6 Расчет экономического эффекта<text:tab/>63</text:p>
          <text:p text:style-name="P74">Заключение<text:tab/>65</text:p>
          <text:p text:style-name="P74"><text:soft-page-break/>Список использованных источников<text:tab/>66</text:p>
          <text:p text:style-name="P74">Приложение А. <text:span text:style-name="T22">Часть текста конфигурационного файла “configuration.php”</text:span><text:tab/>68</text:p>
          <text:p text:style-name="P74">Приложение Б. <text:span text:style-name="T22">Текст блока «Название»</text:span><text:tab/>69</text:p>
          <text:p text:style-name="P74">Приложение В. <text:span text:style-name="T22">Текст блока «Меню приложения»</text:span><text:tab/>70</text:p>
          <text:p text:style-name="P74">Приложение Г. <text:span text:style-name="T22">Текст блока «Новостная лента»</text:span><text:tab/>71</text:p>
          <text:p text:style-name="P74">Приложение Д. <text:span text:style-name="T22">Текст блока "Содержимое страницы" для "Главной страницы»</text:span><text:tab/>72</text:p>
        </text:index-body>
      </text:table-of-content>
      <text:p text:style-name="Contents_20_1"/>
      <text:p text:style-name="P35">ПЕРЕЧЕНЬ УСЛОВНЫХ ОБОЗНАЧЕНИЙ, СИМВОЛОВ И ТЕРМИНОВ</text:p>
      <text:p text:style-name="P2">ОС - операционная система;</text:p>
      <text:p text:style-name="P2">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3">СУБД - система управления базами данных;</text:span></text:span></text:p>
      <text:p text:style-name="Text_20_body"><text:span text:style-name="Default_20_Paragraph_20_Font"><text:span text:style-name="T24">API - </text:span></text:span><text:span text:style-name="Default_20_Paragraph_20_Font"><text:span text:style-name="T26">application</text:span></text:span><text:span text:style-name="Default_20_Paragraph_20_Font"><text:span text:style-name="T24"> </text:span></text:span><text:span text:style-name="Default_20_Paragraph_20_Font"><text:span text:style-name="T26">programming</text:span></text:span><text:span text:style-name="Default_20_Paragraph_20_Font"><text:span text:style-name="T24"> </text:span></text:span><text:span text:style-name="Default_20_Paragraph_20_Font"><text:span text:style-name="T26">interface</text:span></text:span><text:span text:style-name="Default_20_Paragraph_20_Font"><text:span text:style-name="T24"> (интерфейс программирования приложений);</text:span></text:span></text:p>
      <text:p text:style-name="Text_20_body"><text:span text:style-name="Default_20_Paragraph_20_Font"><text:span text:style-name="T24">GUI - </text:span></text:span><text:span text:style-name="Default_20_Paragraph_20_Font"><text:span text:style-name="T26">graphical</text:span></text:span><text:span text:style-name="Default_20_Paragraph_20_Font"><text:span text:style-name="T24"> </text:span></text:span><text:span text:style-name="Default_20_Paragraph_20_Font"><text:span text:style-name="T26">user</text:span></text:span><text:span text:style-name="Default_20_Paragraph_20_Font"><text:span text:style-name="T24"> </text:span></text:span><text:span text:style-name="Default_20_Paragraph_20_Font"><text:span text:style-name="T26">interface</text:span></text:span><text:span text:style-name="Default_20_Paragraph_20_Font"><text:span text:style-name="T24"> (графический интерфейс пользователя);</text:span></text:span></text:p>
      <text:p text:style-name="Text_20_body"><text:span text:style-name="Default_20_Paragraph_20_Font"><text:span text:style-name="T24">SDK - </text:span></text:span><text:span text:style-name="Default_20_Paragraph_20_Font"><text:span text:style-name="T26">software</text:span></text:span><text:span text:style-name="Default_20_Paragraph_20_Font"><text:span text:style-name="T24"> </text:span></text:span><text:span text:style-name="Default_20_Paragraph_20_Font"><text:span text:style-name="T26">development</text:span></text:span><text:span text:style-name="Default_20_Paragraph_20_Font"><text:span text:style-name="T24"> </text:span></text:span><text:span text:style-name="Default_20_Paragraph_20_Font"><text:span text:style-name="T26">kit</text:span></text:span><text:span text:style-name="Default_20_Paragraph_20_Font"><text:span text:style-name="T24"> (средства для разработки программного обеспечения);</text:span></text:span></text:p>
      <text:p text:style-name="Text_20_body"><text:span text:style-name="Default_20_Paragraph_20_Font"><text:span text:style-name="T26">XML - extensible markup language (</text:span></text:span><text:span text:style-name="Default_20_Paragraph_20_Font"><text:span text:style-name="T24">расширяемый</text:span></text:span><text:span text:style-name="Default_20_Paragraph_20_Font"><text:span text:style-name="T26"> </text:span></text:span><text:span text:style-name="Default_20_Paragraph_20_Font"><text:span text:style-name="T24">язык</text:span></text:span><text:span text:style-name="Default_20_Paragraph_20_Font"><text:span text:style-name="T26"> </text:span></text:span><text:span text:style-name="Default_20_Paragraph_20_Font"><text:span text:style-name="T24">разметки</text:span></text:span><text:span text:style-name="Default_20_Paragraph_20_Font"><text:span text:style-name="T26">);</text:span></text:span></text:p>
      <text:p text:style-name="P2">MVC - Model View Controller (модель, представление, контроллер);</text:p>
      <text:p text:style-name="P2">HTML - HyperText Markup Language (язык разметки гипертекста);</text:p>
      <text:p text:style-name="P2">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3">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5">Apache</text:span></text:span> HTTP сервер (англ. A <text:span text:style-name="Default_20_Paragraph_20_Font"><text:span text:style-name="T25">patchy</text:span></text:span> <text:span text:style-name="Default_20_Paragraph_20_Font"><text:span text:style-name="T25">server</text:span></text:span>) - свободный веб-сервер, задачами которого являются: принятие запросов HTTP, выдача HTTP-ответов.</text:p>
      <text:p text:style-name="Заголовок_20_Без_20_Нумерации">ВВЕДЕНИЕ</text:p>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приложения стали бесплатной возможностью создания рекламы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у компании в наличии есть Интернет-приложение. Данная система предоставляет пользователю краткое описание предоставляемых услуг.</text:p>
      <text:p text:style-name="Text_20_body">В юридической сфере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некоторых правовых норм, сгруппированное описание взаимосвязанных правовых норм (возможно с комментариями и пояснениями), информация о наградах и возможностях компании. Информация такого рода предоставит потенциальным клиентам возможность получить бесплатную консультацию или набор инструкций; что положительно скажется на потоке <text:s/>клиентов, которые будут пользоваться услугами компании.</text:p>
      <text:p text:style-name="Text_20_body">Целью данного дипломного проекта является создание нового Интернет приложения, для компании ООО «Надежный выбор». Новое приложение должно расширять возможности системы в области администрирования, увеличить количество подаваемой информации; главной задачей разрабатываемой системы является привлечение новых клиентов в компанию. Ключевыми изменениями при разработке Интернет-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хранимой информации.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достижения поставленной цели необходимо выполнить следующие задачи:</text:p>
      <text:list xml:id="list724019096" text:style-name="L1">
        <text:list-item>
          <text:p text:style-name="P58">изучить и проанализировать существующие системы рекламирующие компании, предоставляющих юридические услуги;</text:p>
        </text:list-item>
        <text:list-item>
          <text:p text:style-name="P58"><text:soft-page-break/>проанализировать технологии построения Интернет-приложений;</text:p>
        </text:list-item>
        <text:list-item>
          <text:p text:style-name="P58">проанализировать предоставляемые услуги, нормативные документы; проанализировать возможность классификации данной информации для дальнейшей подачи пользователю;</text:p>
        </text:list-item>
        <text:list-item>
          <text:p text:style-name="P58">спроектировать Интернет-приложение, которое предоставляет информацию рекламного характера о предоставляемых услугах;</text:p>
        </text:list-item>
        <text:list-item>
          <text:p text:style-name="P58">разработать и развернуть Интернет-приложение;</text:p>
        </text:list-item>
        <text:list-item>
          <text:p text:style-name="P58">провести технико-экономическое обоснование разработки приложения и расчёта сметы затрат, цены, прибыли, экономического эффекта от применения приложения.</text:p>
        </text:list-item>
      </text:list>
      <text:p text:style-name="Text_20_body"/>
      <text:h text:style-name="Heading_20_1" text:outline-level="1" text:restart-numbering="true" text:start-value="1">МЕТОДЫ И ТЕХНОЛОГИИ ПОСТРОЕНИЯ ИНТЕРНЕТ-ПРИЛОЖЕНИЙ</text:h>
      <text:p text:style-name="P38">Создание Интернет-приложений является хорошо изученной, проработанной и нормированной областью. Для разработки такого рода систем можно воспользоваться множеством библиотек. Построение Интернет сайтов во многом зависит от поставленных перед ними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p text:style-name="Text_20_body">Существует большое количество Интернет-приложений. Они решают различные задачи из различных областей знаний. Например существуют системы созданные для зарабатывания денег с помощью подачи рекламных объявлений, системы предоставляющие услуги математических вычислений, Интернет-порталы имеющие возможность редактирования и просмотра документов, таблиц, презентаций. На данный момент наиболее популярная сфера, в которой разрабатываются Интернет-приложения это рекламная. Каждая организация или физическое лицо, которое занимается какой-либо торговой деятельностью (например изготовление и продажа изделий из кожи), заинтересовано в увеличении количества покупок и заказов производимых товаров (или оказываемых услуг). Для этого используется реклама. Использование Интернет в качестве рекламной площадки наиболее популярное решение у небольших компаний. Создание сайта-визитки компании популярно в белорусской юридической сфере. Например поисковик «Google», сообщает, что существует примерно 216 000 страниц содержащих слова «юридические услуги Беларусь».</text:p>
      <text:p text:style-name="P37">Главными проблемами при создании Интернет-приложения рекламирующего юридические услуги, являются: создание модели данных содержащих необходимую информацию, создание интуитивно-понятного интерфейса пользователя и создание возможности пополнять материалы системы администратором. Проблема создания необходимой модели данных решается с помощью известных методов используемых при хранении информации с помощью ЭВМ. В такие методы включают алгоритмы перехода между нормальными формами представления информации с помощью таблиц. Проблема создания интуитивно-понятного интерфейса решается с помощью изучения уже готовых систем. Интерфейс пользователя Интернет-приложения обычно включает в себя некоторые компоненты, которые используются в любом <text:soft-page-break/>Интернет-приложении (главная страница, пользовательское меню). Использование таких компонент позволит пользователю проще ориентироваться в системе, что привлечет его внимание и улучшит процесс восприятия информации. Проблема возможности пополнения материалов решается, при помощи создания дополнительных элементов приложения, позволяющих администратору идентифицировать себя в системе и изменять материалы системы (администраторский модуль).</text:p>
      <text:p text:style-name="P38">В качестве применимых подходов при разработке Интернет-приложений широко используются различные библиотеки содержащие механизмы генерации HTML кода. Библиотеки могут содержать как механизмы хранения информации системы, так и средства администрирования и редактирования информации системы. Использование таких библиотек позволяет привести разработанную систему к какому-то общему виду, а значит в дальнейшем тратить меньше времени на изучение системы новыми сотрудниками; сократить время разработки (с помощью использования уже имеющихся в библиотеке алгоритмов).</text:p>
      <text:p text:style-name="P38">Интернет-приложение созданное с целью рекламирования услуг должно решать задачу предоставления информации в виде удобном для пользователя. Для этого такую информацию требуется систематизировать. Используя группировку и последующую классификацию можно систематизировать информацию, касающуюся юридических норм таким образом, чтобы пользователь мог понять, где ему искать необходимую информацию. </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27">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text:p>
      <text:p text:style-name="P27">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text:soft-page-break/>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ют за передачу данных по сети (используя протокол <text:span text:style-name="Default_20_Paragraph_20_Font"><text:span text:style-name="T25">TCP</text:span></text:span>/<text:span text:style-name="Default_20_Paragraph_20_Font"><text:span text:style-name="T25">IP</text:span></text:span>). В качестве такого сервера используют программные приложения «<text:span text:style-name="Default_20_Paragraph_20_Font"><text:span text:style-name="T25">Apache</text:span></text:span>» или «<text:span text:style-name="Default_20_Paragraph_20_Font"><text:span text:style-name="T25">Nginx</text:span></text:span>». В нашем случае использование «<text:span text:style-name="Default_20_Paragraph_20_Font"><text:span text:style-name="T25">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5">php</text:span></text:span>”, “<text:span text:style-name="Default_20_Paragraph_20_Font"><text:span text:style-name="T25">ruby</text:span></text:span>”, “<text:span text:style-name="Default_20_Paragraph_20_Font"><text:span text:style-name="T25">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text:soft-page-break/>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ласс (каталог), в котором содержаться нормативные документ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Изменив каталог для определенного документа, администратор сможет реорганизовать структуру классифицированных документов.</text:p>
      <text:p text:style-name="Text_20_body"><text:span text:style-name="Default_20_Paragraph_20_Font"><text:span text:style-name="T30">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7">Apache</text:span></text:span><text:span text:style-name="Default_20_Paragraph_20_Font"><text:span text:style-name="T30">”,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span></text:span></text:p>
      <text:h text:style-name="Heading_20_2" text:outline-level="2"><text:bookmark text:name="__RefNumPara__39204015"/><text:bookmark text:name="__RefHeading__3856_2125587064"/><text:soft-page-break/>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4">HTML является частным случаем SGML (стандартного обобщенного языка разметки). </text:span></text:span><text:span text:style-name="Default_20_Paragraph_20_Font"><text:span text:style-name="T31">HTML создавался как язык для обмена научной и</text:span></text:span><text:span text:style-name="Default_20_Paragraph_20_Font"><text:span text:style-name="T31">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31">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31">HTML внесена поддержка гипертекста. Мультимедийные возможности были </text:span></text:span><text:span text:style-name="Default_20_Paragraph_20_Font"><text:span text:style-name="T31">добавлены позже. И</text:span></text:span><text:span text:style-name="Default_20_Paragraph_20_Font"><text:span text:style-name="T31">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31">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31">Текстовые </text:span></text:span><text:span text:style-name="Default_20_Paragraph_20_Font"><text:span text:style-name="T31">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31">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32">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pan></text:span><text:span text:style-name="Default_20_Paragraph_20_Font"><text:span text:style-name="T32"><text:bookmark-ref text:reference-format="number" text:ref-name="__RefNumPara__3478_2125587064">[2]</text:bookmark-ref></text:span></text:span><text:span text:style-name="Default_20_Paragraph_20_Font"><text:span text:style-name="T32">.</text:span></text:span></text:p>
      <text:h text:style-name="Heading_20_2" text:outline-level="2">Информационно-справочные системы предоставляющие информацию юридического характера</text:h>
      <text:p text:style-name="P6">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32">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32">) представляет информацию об </text:span></text:span><text:span text:style-name="Default_20_Paragraph_20_Font"><text:span text:style-name="T32">оказываемых </text:span></text:span><text:span text:style-name="Default_20_Paragraph_20_Font"><text:span text:style-name="T32">услугах в виде набора страниц, перемещаться между которыми можно </text:span></text:span><text:soft-page-break/><text:span text:style-name="Default_20_Paragraph_20_Font"><text:span text:style-name="T32">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32"> «Регистрация, реорганизация </text:span></text:span><text:span text:style-name="Default_20_Paragraph_20_Font"><text:span text:style-name="T32">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32">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32">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32">Система компании «Ол Инклюзив» (</text:span></text:span><text:a xlink:type="simple" xlink:href="http://www.all-inclusive.com.ua/ru/" office:target-frame-name="_top" xlink:show="replace">http://www.all-inclusive.com.ua/ru/</text:a><text:span text:style-name="Default_20_Paragraph_20_Font"><text:span text:style-name="T32">) пр</text:span></text:span><text:span text:style-name="Default_20_Paragraph_20_Font"><text:span text:style-name="T32">едставляет информацию рекламного характера по оказываемым </text:span></text:span><text:span text:style-name="Default_20_Paragraph_20_Font"><text:span text:style-name="T32">юридическим услугам. Данная система содержит набор статических страниц, </text:span></text:span><text:span text:style-name="Default_20_Paragraph_20_Font"><text:span text:style-name="T32">на которых описывается информация, касающаяся оказываемой услуги. </text:span></text:span><text:span text:style-name="Default_20_Paragraph_20_Font"><text:span text:style-name="T29">Оказываемые услуги объединены в группы:</text:span></text:span></text:p>
      <text:list xml:id="list674436886" text:style-name="L2">
        <text:list-item>
          <text:p text:style-name="P59">«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59">«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59">«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59">«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59">«Исполнение судебных решений»;</text:p>
        </text:list-item>
        <text:list-item>
          <text:p text:style-name="P59">«Третейский суд» (включает в себя «компетенция третейского суда», «разрешение спорных вопросов в третейском суде»);</text:p>
        </text:list-item>
        <text:list-item>
          <text:p text:style-name="P59">«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59"><text:soft-page-break/>«Регистрация прав собственности на объекты недвижимости»;</text:p>
        </text:list-item>
        <text:list-item>
          <text:p text:style-name="P59">«Юридическое сопровождение государственных закупок»;</text:p>
        </text:list-item>
        <text:list-item>
          <text:p text:style-name="P59">«Корпоративное управление и обслуживание организаций»;</text:p>
        </text:list-item>
        <text:list-item>
          <text:p text:style-name="P59">«Составление, анализ и сопровождение контрактов и договоров»;</text:p>
        </text:list-item>
        <text:list-item>
          <text:p text:style-name="P59">«Регистрация прав интеллектуальной собственности»;</text:p>
        </text:list-item>
        <text:list-item>
          <text:p text:style-name="P59">«Абонентское юридическое обслуживание»;</text:p>
        </text:list-item>
        <text:list-item>
          <text:p text:style-name="P59">«Абонентское бухгалтерское обслуживание».</text:p>
        </text:list-item>
      </text:list>
      <text:p text:style-name="P3">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3">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3">Задача классификации - это задача, в которой имеется множество объектов (ситуаций), разделенных некоторым образом на классы. Классифицировать объект - значит, указать номер (или наименование) класса, к которому относится данный объект. Задачи классификации также называются задачами дискриминантного анализа. В машинном обучении задача классификации решается, как правило, с помощью методов искусственных нейронных сетей при постановке эксперимента в виде обучения с учителем.</text:p>
      <text:p text:style-name="P3">Существует также другой способ постановки эксперимента - обучение без учителя. Но такой способ используется для решения другой задачи - кластеризации. В данной задаче разделение объектов обучающей выборки на классы не задается, и требуется классифицировать объекты только на основе сходства друг с другом.</text:p>
      <text:p text:style-name="P3">Эксперт в юридических услугах может определить существующие классы, а значит нам требуется решить задачу классификации. В качестве объектов классификации, используются существующие нормативные документы. На данный момент это 80-т объектов.</text:p>
      <text:p text:style-name="P3"><text:soft-page-break/>Для решения задач классификации существуют различные методы, например метод дискриминантного анализа, метод деревьев классификации, метод кластерного анализа. На данный момент предприятие ставит целью реализацию ручной классификации, в то же время в качестве одного из возможных путей развития системы предполагается возможность машинной классификации. Тогда задачей для решения становится: определение меры близости между нормативными документами и объединение таковых в группы (метод кластерного анализа объединение). </text:p>
      <text:p text:style-name="P3">Чтобы объединять некоторые объекты, требуется выяснить, как вычисляется мера близости. В документах, содержащих только текстовую информацию в качестве меры близости можно использовать специальный коэффициент, обозначающий совпадение слов в двух текстах. Например, если два текста (текст «А» и текст «Б»), содержат по 50 вхождений слов «хозяйственный», «процесс»; в то время как остальные тексты не содержат или содержат очень малое количество таких слов; то можно сказать, что расстояние между этими двумя текстами не является значимым. Для вычисления такого расстояния, требуется создать карты текстов (создать множество пар: слово, сколько раз оно встречается в тексте). После чего можно будет сравнить карты текстов (также можно использовать специальные дополнительные весовые коэффициенты для заранее определенных слов). Сравнение карт текстов и станет функцией сравнения объектов классификации.</text:p>
      <text:p text:style-name="P3">Улучшение качества вычисления таких расстояний можно произвести с помощью специального словаря, который позволит определять различные словоформы (падежные формы, временные формы и т.д.), группы синонимии. Такие группы смогут более точно определять информацию передаваемую текстовой информацией, а значит более точно классифицировать имеющиеся нормативные документы. Улучшение алгоритма допустимо при помощи использования искусственного изменения коэффициентов влияющих на сравнение объектов. Администратор системы сможет выставлять коэффициент «важности» каждому слову хранимому в словаре вручную, для улучшения параметров поиска.</text:p>
      <text:p text:style-name="P3">В качестве альтернативного улучшения можно воспользоваться тем фактом, что первоначальное расположение имеющихся документов установит администратор вручную.</text:p>
      <text:p text:style-name="P3">Полученную базу, меру близости и словарь описанные выше можно использовать в качестве входных данных для искусственной нейронной сети.</text:p>
      <text:p text:style-name="P3">Искусственная нейронная сеть (ИНС) - математическая модель (а также <text:soft-page-break/>программная реализация такой сети), построенная по принципу организации и функционирования биологических нейронных сетей. С точки зрения машинного обучения, нейронная сеть представляет собой частный случай методов дискриминантного анализа, методов кластеризации и т.д. С математической точки зрения, обучение нейронных сетей - это много параметрическая задача нелинейной оптимизации. Нейронные сети не программируются, а обучаются. Технически обучение заключается в нахождении коэффициентов связи между нейронами. В процессе обучения нейронная сеть способна выявить сложные зависимости между входными данными и выходными, а также выполнять обобщение. Что означает возможность использования неполного набора входных данных, или зашумленных, частично искаженных данных <text:bookmark-ref text:reference-format="number" text:ref-name="__RefNumPara__13284_1322889463">[33]</text:bookmark-ref>. </text:p>
      <text:p text:style-name="P3">Задача классификации в нейронных сетях формулируется следующим образом: при обучении системы находятся различные объекты с указанием того, к какому классу они относятся; по окончании обучения сети ей можно предъявлять неизвестные ранее образы и получать ответ о принадлежности к определенному классу. Также такая сеть способна выделить новые, неизвестные ранее классы <text:bookmark-ref text:reference-format="number" text:ref-name="__RefNumPara__15158_1322889463">[34]</text:bookmark-ref>.</text:p>
      <text:p text:style-name="P3">Этапы решения задачи:</text:p>
      <text:list xml:id="list569888452" text:style-name="L3">
        <text:list-item>
          <text:p text:style-name="P60">сбор данных для обучения, данный этап к моменту решения задачи будет выполнен;</text:p>
        </text:list-item>
        <text:list-item>
          <text:p text:style-name="P60">подготовка и нормализация данных, на этом этапе требуется создать словарь имеющий возможности распознавания синонимии и словоформ;</text:p>
        </text:list-item>
        <text:list-item>
          <text:p text:style-name="P60">выбор топологии сети, для решения задач классификации распространено использовать нейронные сети Кохонена (слой Кохонена состоит из адаптивных линейных сумматоров, выходные сигналы обрабатываются по правилу «победитель забирает всё»);</text:p>
        </text:list-item>
        <text:list-item>
          <text:p text:style-name="P60">экспериментальный подбор характеристик сети;</text:p>
        </text:list-item>
        <text:list-item>
          <text:p text:style-name="P60">обучение сети;</text:p>
        </text:list-item>
        <text:list-item>
          <text:p text:style-name="P60">проверка адекватности обучения (для проверки корректности можно использовать классификацию объектов обучающей выборки, с последующей оценкой правильности классификации);</text:p>
        </text:list-item>
        <text:list-item>
          <text:p text:style-name="P60">дальнейшее использование сети.</text:p>
        </text:list-item>
      </text:list>
      <text:p text:style-name="P3">Данный алгоритм позволит автоматизировать классификацию новых нормативных документов в системе. Задачей нейронной сети в данном алгоритме, является подбор коэффициентов «важности» для слов словаря. Это в <text:soft-page-break/>дальнейшем позволит обойтись без вмешательства администратора системы.</text:p>
      <text:p text:style-name="P3">Поэтому для возможности дальнейшего развития системы мы определим наиболее удобный способ хранения документов в системе. Таким образом, документы будут находится в одном каталоге. Задачей системы, является имитация разделения данных файлов по каталогам файловой системы.</text:p>
      <text:p text:style-name="P3">Опишем задачи разрабатываемого приложения по классификации юридических услуг, которые были поставлены предприятием:</text:p>
      <text:list xml:id="list65981460" text:style-name="L4">
        <text:list-item>
          <text:p text:style-name="P68">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68">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68">подача обработанной классифицированной информации о предоставляемых услугах пользователю.</text:p>
        </text:list-item>
      </text:list>
      <text:p text:style-name="P3"/>
      <text:p text:style-name="P3">Задача классификации решается в полуавтоматическом режиме. И выражается в следующем алгоритме:</text:p>
      <text:list xml:id="list576670684" text:style-name="L5">
        <text:list-item>
          <text:p text:style-name="P69">Администратор системы упорядочивает набор нормативных документов, которые требуется классифицировать;</text:p>
        </text:list-item>
        <text:list-item>
          <text:p text:style-name="P69">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69">Система генерирует список нормативных документов в виде набора ссылок и создаёт специализированный набор страниц. Данный набор страниц содержит информацию о документах;</text:p>
        </text:list-item>
        <text:list-item>
          <text:p text:style-name="P69">Администратор группирует нормативные документы, используя возможности предоставляемые системой;</text:p>
        </text:list-item>
        <text:list-item>
          <text:p text:style-name="P70"><text:span text:style-name="Default_20_Paragraph_20_Font"><text:span text:style-name="T29">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пользователем для получения документов той группы, информацию о которой он </text:span></text:span><text:span text:style-name="Default_20_Paragraph_20_Font"><text:span text:style-name="T29">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text:soft-page-break/>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4">Сравнение количества выпущенных версий, найденных ошибок (безопасность систем):</text:p>
      <text:list xml:id="list238321393" text:style-name="L6">
        <text:list-item>
          <text:p text:style-name="P41">«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41">«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41">«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4">Сравнение наличия и качества русской документации, для сравнения количества разработчиков использующих системы:</text:p>
      <text:list xml:id="list138484812" text:style-name="L7">
        <text:list-item>
          <text:p text:style-name="P42">«<text:span text:style-name="Default_20_Paragraph_20_Font"><text:span text:style-name="T24">Drupal», несмотря на то, что р</text:span></text:span><text:span text:style-name="Default_20_Paragraph_20_Font"><text:span text:style-name="T33">усское сообщество занимается переводом документации на D</text:span></text:span><text:span text:style-name="Default_20_Paragraph_20_Font"><text:span text:style-name="T33">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43">«Joomla», русскоязычной документации достаточно много, включая не только переводы официальных документов, но и авторские статьи.</text:p>
        </text:list-item>
        <text:list-item>
          <text:p text:style-name="P42"><text:span text:style-name="Default_20_Paragraph_20_Font"><text:span text:style-name="T33">«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3"><text:bookmark-ref text:reference-format="number" text:ref-name="__RefNumPara__4138_2125587064">[17]</text:bookmark-ref></text:span></text:span><text:span text:style-name="Default_20_Paragraph_20_Font"><text:span text:style-name="T33">.</text:span></text:span></text:p>
        </text:list-item>
      </text:list>
      <text:p text:style-name="Text_20_body"><text:span text:style-name="Default_20_Paragraph_20_Font"><text:span text:style-name="T34">Способы борьбы с нежелательным содержимым:</text:span></text:span><text:span text:style-name="Default_20_Paragraph_20_Font"><text:span text:style-name="T33"> все библиотеки имеют возможность</text:span></text:span><text:span text:style-name="Default_20_Paragraph_20_Font"><text:span text:style-name="T33">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5"><text:soft-page-break/>Возможности интеграции с технологиями построения форума, для возможного последующего расширения:</text:p>
      <text:list xml:id="list1517279899" text:style-name="L8">
        <text:list-item>
          <text:p text:style-name="P44">«Drupal», существует возможность интеграции с форумной системой «phpBB» <text:bookmark-ref text:reference-format="number" text:ref-name="__RefNumPara__4140_2125587064">[10]</text:bookmark-ref>.</text:p>
        </text:list-item>
        <text:list-item>
          <text:p text:style-name="P44">«Joomla», существует возможность запуска встроенного форума «FireBoard».</text:p>
        </text:list-item>
        <text:list-item>
          <text:p text:style-name="P44">«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5">Наличие визуального редактора:</text:p>
      <text:list xml:id="list1430272331" text:style-name="L9">
        <text:list-item>
          <text:p text:style-name="P49"><text:span text:style-name="Default_20_Paragraph_20_Font"><text:span text:style-name="T33">«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3"><text:bookmark-ref text:reference-format="number" text:ref-name="__RefNumPara__4142_2125587064">[9]</text:bookmark-ref></text:span></text:span><text:span text:style-name="Default_20_Paragraph_20_Font"><text:span text:style-name="T33">.</text:span></text:span></text:p>
        </text:list-item>
        <text:list-item>
          <text:p text:style-name="P45">«Joomla», имеет возможность подключения большого количества таких редакторов. Наиболее известным для интегрирования является «JCE».</text:p>
        </text:list-item>
        <text:list-item>
          <text:p text:style-name="P45">«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5">Возможность использования шаблонов оформления:</text:p>
      <text:list xml:id="list1530440562" text:style-name="L10">
        <text:list-item>
          <text:p text:style-name="P46">«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50"><text:span text:style-name="Default_20_Paragraph_20_Font"><text:span text:style-name="T33">«Joomla» имеет специальную систему «ContentTemplater» 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33"><text:bookmark-ref text:reference-format="number" text:ref-name="__RefNumPara__4144_2125587064">[12]</text:bookmark-ref></text:span></text:span><text:span text:style-name="Default_20_Paragraph_20_Font"><text:span text:style-name="T33">.</text:span></text:span></text:p>
        </text:list-item>
        <text:list-item>
          <text:p text:style-name="P50"><text:span text:style-name="Default_20_Paragraph_20_Font"><text:span text:style-name="T33">«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3"><text:bookmark-ref text:reference-format="number" text:ref-name="__RefNumPara__4138_2125587064">[17]</text:bookmark-ref></text:span></text:span><text:span text:style-name="Default_20_Paragraph_20_Font"><text:span text:style-name="T33">.</text:span></text:span></text:p>
        </text:list-item>
      </text:list>
      <text:p text:style-name="P5">Расширенная функциональность:</text:p>
      <text:list xml:id="list1430719731" text:style-name="L11">
        <text:list-item>
          <text:p text:style-name="P47">«Drupal» в официальном хранилище имеется около одной тысячи бесплатных модулей. Среди них CRM-система, «wiki»-библиотека. Есть также <text:soft-page-break/>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7">«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7">«WordPress» расширения представляют собой «php»-скрипты. Эти скрипты позволяют дополнять и перекрывать существующую функциональность.</text:p>
        </text:list-item>
      </text:list>
      <text:p text:style-name="P5">Кодировки:</text:p>
      <text:list xml:id="list1699019072" text:continue-numbering="true" text:style-name="L11">
        <text:list-item>
          <text:p text:style-name="P47">«Drupal» использует UTF-8, поэтому проблем с кодировками нет.</text:p>
        </text:list-item>
        <text:list-item>
          <text:p text:style-name="P47">«Joomla» даёт возможность использовать как UTF-8 так кодировку «CP1251», однако последняя может приводить к наличию различных проблем.</text:p>
        </text:list-item>
        <text:list-item>
          <text:p text:style-name="P47">«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5">Экспортирование и импортирование данных:</text:p>
      <text:list xml:id="list459957774" text:style-name="L12">
        <text:list-item>
          <text:p text:style-name="P51"><text:span text:style-name="Default_20_Paragraph_20_Font"><text:span text:style-name="T33">«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3"><text:bookmark-ref text:reference-format="number" text:ref-name="__RefNumPara__4132_2125587064">[8]</text:bookmark-ref></text:span></text:span><text:span text:style-name="Default_20_Paragraph_20_Font"><text:span text:style-name="T33">.</text:span></text:span></text:p>
        </text:list-item>
        <text:list-item>
          <text:p text:style-name="P51"><text:span text:style-name="Default_20_Paragraph_20_Font"><text:span text:style-name="T33">«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 </text:span></text:span><text:span text:style-name="Default_20_Paragraph_20_Font"><text:span text:style-name="T33"><text:bookmark-ref text:reference-format="number" text:ref-name="__RefNumPara__3964_2125587064">[5]</text:bookmark-ref></text:span></text:span><text:span text:style-name="Default_20_Paragraph_20_Font"><text:span text:style-name="T33">.</text:span></text:span></text:p>
        </text:list-item>
        <text:list-item>
          <text:p text:style-name="P48">«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при проектировании и разработке можно учитывать особенности реализации приложения с помощью библиотеки «Joomla» языка <text:soft-page-break/>программирования PHP.</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444496381" text:style-name="L13">
        <text:list-item>
          <text:p text:style-name="P61">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61">возможность работы со стандартным программными серверами («Apache», «MySQL»);</text:p>
        </text:list-item>
        <text:list-item>
          <text:p text:style-name="P61">работа под операционными системами семейства «Linux»;</text:p>
        </text:list-item>
        <text:list-item>
          <text:p text:style-name="P61">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7" draw:name="Графический объект11" text:anchor-type="paragraph" svg:y="0.002cm" svg:width="13.836cm" style:rel-width="100%" svg:height="18.648cm" style:rel-height="scale" draw:z-index="3"><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Схема алгоритма работы приложения с пользователем</text:p></draw:text-box></draw:frame></text:p>
      <text:p text:style-name="Text_20_body"><text:soft-page-break/>Где «условие 1» означает «имеется ли запрошенная страница в кэш памяти системы?», а «условие 2» означает «какое действие выбрал пользователь?».</text:p>
      <text:p text:style-name="Text_20_body">Данная схема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75880448" text:style-name="L14">
        <text:list-item>
          <text:p text:style-name="P62">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2">просмотр информации о предоставляемых предприятием услугах (юридические и бухгалтерские услуги);</text:p>
        </text:list-item>
        <text:list-item>
          <text:p text:style-name="P62">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62">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2">просмотр пользователем новостей в юридическом законодательстве;</text:p>
        </text:list-item>
        <text:list-item>
          <text:p text:style-name="P62">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4"><draw:text-box fo:min-height="11.382cm"><text:p text:style-name="Drawing"><draw:frame draw:style-name="fr8" draw:name="Графический объект1" text:anchor-type="paragraph" svg:x="0.004cm" svg:y="0.002cm" svg:width="10.746cm" style:rel-width="100%" svg:height="11.382cm" style:rel-height="scale" draw:z-index="5"><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p>
      <text:p text:style-name="Text_20_body"><text:soft-page-break/></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создание и редактирование записей об предлагаемых предприятием услугах; создание и редактирование структуры нормативных документов, доступных пользователю для просмотра.</text:p>
      <text:p text:style-name="Text_20_body"><draw:frame draw:style-name="fr1" draw:name="Врезка2" text:anchor-type="paragraph" svg:y="0cm" svg:width="13.24cm" draw:z-index="6"><draw:text-box fo:min-height="11.626cm"><text:p text:style-name="Drawing"><draw:frame draw:style-name="fr7" draw:name="Графический объект2" text:anchor-type="paragraph" svg:y="0.002cm" svg:width="11.725cm" style:rel-width="88%" svg:height="10.446cm" style:rel-height="scale" draw:z-index="7"><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p>
      <text:p text:style-name="Text_20_body"><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 Класс объектов системы «Услуги» используется для хранения информации об услугах предоставляемых компанией. Услуга характеризуется названием услуги, общей ознакомительной информацией об услуге, полной характеристикой описания услуги включающей <text:s/>различную информацию (по желанию автора возможно включение <text:soft-page-break/>мультимедийной информации). Представим пример объекта «Услуга»:</text:p>
      <text:list xml:id="list1592721181" text:style-name="L15">
        <text:list-item>
          <text:p text:style-name="P63">название услуги «Получение лицензий»;</text:p>
        </text:list-item>
        <text:list-item>
          <text:p text:style-name="P63">общая ознакомительная информация об услуге «Компания оказывает юридическую помощь в получении различных видов лицензий»;</text:p>
        </text:list-item>
        <text:list-item>
          <text:p text:style-name="P63">полная характеристика описания услуги «Юридическая помощь в получении следующих видов лицензий: розничная торговля и общественное питание, деятельность в области перевозки грузов, деятельность в сфере игорного бизнеса» (обычно количество предоставляемой информации должно быть достаточно для наполнения одной страницы Интернет-приложения).</text:p>
        </text:list-item>
      </text:list>
      <text:p text:style-name="Text_20_body">Класс объектов системы «Новости» используется для хранения информации касающейся изменений в законодательстве, обычно это цитирование новой правовой нормы с дополнительным пояснением администратора приложения. Также новостью может быть изменение в работе предприятия, получения им наград или расширение сферы оказываемых услуг. Новость характеризуется: названием новости, кратким содержанием (для отображения в списке новостей и для возможного отображения в новостной ленте), содержанием новости (включая комментарии автора и возможность включения мультимедийной информации). Представим пример объекта «Новость»:</text:p>
      <text:list xml:id="list992136108" text:continue-numbering="true" text:style-name="L15">
        <text:list-item>
          <text:p text:style-name="P63">название новости «ИМНС пополняет бюджет»;</text:p>
        </text:list-item>
        <text:list-item>
          <text:p text:style-name="P63">краткое содержание новости «нет необходимости оплаты налогов при отсутствии дохода для ИП»;</text:p>
        </text:list-item>
        <text:list-item>
          <text:p text:style-name="P63">«если <text:s/>фактически не было оказано ни одной услуги или не было продано ни одного товара, то налог платить не требуется; при этом независимо от того, было ли письмо от налоговой инспекции».</text:p>
        </text:list-item>
      </text:list>
      <text:p text:style-name="Text_20_body">Класс объектов «Клиент» используется для хранения информации о клиентах компании. Данная информация, должна хранить информацию об успешных сотрудничествах с клиентами компании. Клиент компании характеризуется названием (юридическим или физическим именем); содержанием, которое характеризует вид сотрудничества (для чего клиент обращался в компанию); необязательно сканированным изображением благодарности объявленной компании; необязательно датой окончания публикации (используется для автоматического скрытия информации о компании по окончанию некоторого срока, например до даты окончания действия лицензии). Пример объекта «Клиент» показан ниже:</text:p>
      <text:list xml:id="list289695364" text:continue-numbering="true" text:style-name="L15">
        <text:list-item>
          <text:p text:style-name="P63">название «ООО 'Алекена-Тур'»;</text:p>
        </text:list-item>
        <text:list-item>
          <text:p text:style-name="P63"><text:soft-page-break/>содержание «Отказано в исках на сумму 40 500 000 рублей»;</text:p>
        </text:list-item>
        <text:list-item>
          <text:p text:style-name="P63">изображение отсутствует;</text:p>
        </text:list-item>
        <text:list-item>
          <text:p text:style-name="P63">дата окончания публикации отсутствует.</text:p>
        </text:list-item>
      </text:list>
      <text:p text:style-name="Text_20_body">Составим диаграммы классов объектов систем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8"><draw:text-box fo:min-height="4.207cm"><text:p text:style-name="Drawing"><draw:frame draw:style-name="fr7" draw:name="Графический объект4" text:anchor-type="paragraph" svg:y="0.002cm" svg:width="8.483cm" style:rel-width="95%" svg:height="4.175cm" style:rel-height="scale" draw:z-index="9"><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10"><draw:text-box fo:min-height="4.819cm"><text:p text:style-name="Drawing"><draw:frame draw:style-name="fr8" draw:name="Графический объект5" text:anchor-type="paragraph" svg:x="0.004cm" svg:y="0.002cm" svg:width="8.915cm" style:rel-width="100%" svg:height="3.485cm" style:rel-height="scale" draw:z-index="11"><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text:p>
      <text:p text:style-name="Text_20_body">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2"><draw:text-box fo:min-height="3.473cm"><text:p text:style-name="Drawing"><draw:frame draw:style-name="fr8" draw:name="Графический объект6" text:anchor-type="paragraph" svg:x="0.004cm" svg:y="0.002cm" svg:width="8.851cm" style:rel-width="100%" svg:height="3.473cm" style:rel-height="scale" draw:z-index="13"><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p>
      <text:p text:style-name="Text_20_body"><text:soft-page-break/>Опишем вариант использования библиотеки «Joomla» при реализации подсистемы хранения информации для проверки работоспособности спроектированной модели. </text:p>
      <text:p text:style-name="Text_20_body">Учитывая особенности библиотеки «Joomla», все элементы, используемые в системе, требуют создания возможности привязки типов элементов к страницам Интернет-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text:p>
      <text:p text:style-name="Text_20_body">Для составления примера модели подсистемы хранения информации, представим таблицы соответствий между моделью полученной в результате проектирования и моделью используемой в библиотеке построения Интернет-приложений «Joomla».</text:p>
      <text:p text:style-name="Text_20_body">Таблицы соответствий между спроектированной моделью и моделью библиотеки находятся под номерами <text:sequence-ref text:reference-format="value" text:ref-name="refTable0">2.1</text:sequence-ref>, <text:sequence-ref text:reference-format="value" text:ref-name="refTable1">2.2</text:sequence-ref>, <text:sequence-ref text:reference-format="value" text:ref-name="refTable2">2.3</text:sequence-ref>. Схема классов полученной в результате использования модели полученной в результате проектирования на модели применяемой в «Joomla» (рисунок <text:sequence-ref text:reference-format="value" text:ref-name="refDrawing6">2.7</text:sequence-ref>).</text:p>
      <text:p text:style-name="P20">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21">Член класса «Клиент»</text:p>
          </table:table-cell>
          <table:table-cell table:style-name="Таблица5.B1" office:value-type="string">
            <text:p text:style-name="P21">Член класса 'content' системы «Joomla»</text:p>
          </table:table-cell>
        </table:table-row>
        <table:table-row>
          <table:table-cell table:style-name="Таблица5.A2" office:value-type="string">
            <text:p text:style-name="P22">Заголовок</text:p>
          </table:table-cell>
          <table:table-cell table:style-name="Таблица5.B2" office:value-type="string">
            <text:p text:style-name="P22">'title'</text:p>
          </table:table-cell>
        </table:table-row>
        <table:table-row>
          <table:table-cell table:style-name="Таблица5.A2" office:value-type="string">
            <text:p text:style-name="P22">Содержание</text:p>
          </table:table-cell>
          <table:table-cell table:style-name="Таблица5.B2" office:value-type="string">
            <text:p text:style-name="P22">'fulltext'</text:p>
          </table:table-cell>
        </table:table-row>
        <table:table-row>
          <table:table-cell table:style-name="Таблица5.A2" office:value-type="string">
            <text:p text:style-name="P22">Дата окончания публикации</text:p>
          </table:table-cell>
          <table:table-cell table:style-name="Таблица5.B2" office:value-type="string">
            <text:p text:style-name="P22">'publish_down'</text:p>
          </table:table-cell>
        </table:table-row>
        <table:table-row>
          <table:table-cell table:style-name="Таблица5.A2" office:value-type="string">
            <text:p text:style-name="P22">Изображение малого размера</text:p>
          </table:table-cell>
          <table:table-cell table:style-name="Таблица5.B2" office:value-type="string">
            <text:p text:style-name="P22">'images'</text:p>
          </table:table-cell>
        </table:table-row>
        <table:table-row>
          <table:table-cell table:style-name="Таблица5.A2" office:value-type="string">
            <text:p text:style-name="P22">Изображение большого размера</text:p>
          </table:table-cell>
          <table:table-cell table:style-name="Таблица5.B2" office:value-type="string">
            <text:p text:style-name="P22">'images'</text:p>
          </table:table-cell>
        </table:table-row>
      </table:table>
      <text:p text:style-name="Text_20_body"/>
      <text:p text:style-name="P20">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1">Член класса «Новость»</text:p>
          </table:table-cell>
          <table:table-cell table:style-name="Таблица1.B1" office:value-type="string">
            <text:p text:style-name="P21">Член класса 'content' системы «Joomla»</text:p>
          </table:table-cell>
        </table:table-row>
        <table:table-row>
          <table:table-cell table:style-name="Таблица1.A2" office:value-type="string">
            <text:p text:style-name="P22">Название</text:p>
          </table:table-cell>
          <table:table-cell table:style-name="Таблица1.B2" office:value-type="string">
            <text:p text:style-name="P22">'title'</text:p>
          </table:table-cell>
        </table:table-row>
        <table:table-row>
          <table:table-cell table:style-name="Таблица1.A2" office:value-type="string">
            <text:p text:style-name="P22">Короткое название</text:p>
          </table:table-cell>
          <table:table-cell table:style-name="Таблица1.B2" office:value-type="string">
            <text:p text:style-name="P22">'title_alias'</text:p>
          </table:table-cell>
        </table:table-row>
        <table:table-row>
          <table:table-cell table:style-name="Таблица1.A2" office:value-type="string">
            <text:p text:style-name="P22">Содержание</text:p>
          </table:table-cell>
          <table:table-cell table:style-name="Таблица1.B2" office:value-type="string">
            <text:p text:style-name="P22">'fulltext'</text:p>
          </table:table-cell>
        </table:table-row>
      </table:table>
      <text:p text:style-name="Text_20_body"/>
      <text:p text:style-name="P20"><text:soft-page-break/>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1">Член класса «Услуга»</text:p>
          </table:table-cell>
          <table:table-cell table:style-name="Таблица2.B1" office:value-type="string">
            <text:p text:style-name="P21">Член класса 'content' системы «Joomla»</text:p>
          </table:table-cell>
        </table:table-row>
        <table:table-row>
          <table:table-cell table:style-name="Таблица2.A2" office:value-type="string">
            <text:p text:style-name="P22">Название</text:p>
          </table:table-cell>
          <table:table-cell table:style-name="Таблица2.B2" office:value-type="string">
            <text:p text:style-name="P22">'title'</text:p>
          </table:table-cell>
        </table:table-row>
        <table:table-row>
          <table:table-cell table:style-name="Таблица2.A2" office:value-type="string">
            <text:p text:style-name="P22">Короткое название</text:p>
          </table:table-cell>
          <table:table-cell table:style-name="Таблица2.B2" office:value-type="string">
            <text:p text:style-name="P22">'title_alias'</text:p>
          </table:table-cell>
        </table:table-row>
        <table:table-row>
          <table:table-cell table:style-name="Таблица2.A2" office:value-type="string">
            <text:p text:style-name="P22">Полное описание</text:p>
          </table:table-cell>
          <table:table-cell table:style-name="Таблица2.B2" office:value-type="string">
            <text:p text:style-name="P22">'fulltext'</text:p>
          </table:table-cell>
        </table:table-row>
      </table:table>
      <text:p text:style-name="P18"/>
      <text:p text:style-name="Text_20_body">При этом требуется помнить, что модель системы «Документы» требует отдельного каталога в котором будут расположены все документы классифицированные администратором. Единый каталог это разумное использование дискового пространства с последующей возможностью развития системы.</text:p>
      <text:p text:style-name="P18"><draw:frame draw:style-name="fr1" draw:name="Врезка7" text:anchor-type="paragraph" svg:y="0cm" svg:width="14.827cm" draw:z-index="14"><draw:text-box fo:min-height="12.979cm"><text:p text:style-name="Drawing"><draw:frame draw:style-name="fr8" draw:name="Графический объект7" text:anchor-type="paragraph" svg:x="0.004cm" svg:y="0.002cm" svg:width="14.827cm" style:rel-width="100%" svg:height="12.529cm" style:rel-height="scale" draw:z-index="43"><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text:soft-page-break/>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задач поставленных перед данным модулем.</text:p>
      <text:p text:style-name="Text_20_body">Пользовательский интерфейс, является одним из главных элементов удобного использования Интернет-приложения, поэтому несколько правил, которые следует учитывать при проектировании системы:</text:p>
      <text:list xml:id="list209063528" text:style-name="L16">
        <text:list-item>
          <text:p text:style-name="P64">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64">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64">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которая содержит возможность перехода к странице, содержащей информацию по конкретной новости в полном объёме. Данную новостную ленту разместим на каждой странице в виде отдельного блока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5"><draw:text-box fo:min-height="7.811cm"><text:p text:style-name="Drawing"><draw:frame draw:style-name="fr8" draw:name="Графический объект3" text:anchor-type="paragraph" svg:x="0.004cm" svg:y="0.002cm" svg:width="14.827cm" style:rel-width="100%" svg:height="7.811cm" style:rel-height="scale" draw:z-index="16"><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text:soft-page-break/></text:p>
      <text:p text:style-name="Text_20_body">Данный шаблон полностью удовлетворяет требованию минимизации 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5"><draw:text-box fo:min-height="11.688cm"><text:p text:style-name="Drawing"><draw:frame draw:style-name="fr8" draw:name="Графический объект13" text:anchor-type="paragraph" svg:x="0.004cm" svg:y="0.002cm" svg:width="16.415cm" style:rel-width="100%" svg:height="11.688cm" style:rel-height="scale" draw:z-index="26"><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
      <text:p text:style-name="Text_20_body"><text:soft-page-break/>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ю страницу приложения.</text:p>
      <text:p text:style-name="Text_20_body">Блок «Название» состоит из изображения содержащего фирменный знак и наименования компании. Представим схему алгоритма генерации программного HTML кода «Название» на рисунке <text:sequence-ref text:reference-format="value" text:ref-name="refDrawing9">2.10</text:sequence-ref>.</text:p>
      <text:p text:style-name="Text_20_body"><draw:frame draw:style-name="fr1" draw:name="Врезка25" text:anchor-type="paragraph" svg:y="0cm" svg:width="8.416cm" draw:z-index="48"><draw:text-box fo:min-height="8.959cm"><text:p text:style-name="Drawing"><draw:frame draw:style-name="fr8" draw:name="Графический объект25" text:anchor-type="paragraph" svg:x="0.004cm" svg:y="0.002cm" svg:width="8.416cm" style:rel-width="100%" svg:height="8.959cm" style:rel-height="scale" draw:z-index="49"><draw:image xlink:href="../алгоритм_генерации_программного_блока_название.jpg" xlink:type="simple" xlink:show="embed" xlink:actuate="onLoad"/></draw:frame>Рисунок <text:sequence text:ref-name="refDrawing9" text:name="Drawing" text:formula="ooow:Drawing+1" style:num-format="1">2.10</text:sequence> - Схема алгоритма работы приложения при генерации программного блока "Название"</text:p></draw:text-box></draw:frame></text:p>
      <text:p text:style-name="Text_20_body">Блок «Меню приложения» состоит из списка названий разделов Интернет-приложения. По нажатии на которые происходит переход на необходимую <text:s/>страницу приложения (использование гиперссылок).</text:p>
      <text:p text:style-name="Text_20_body">Представим схему алгоритма генерации блока «Меню приложения» на рисунке <text:sequence-ref text:reference-format="value" text:ref-name="refDrawing10">2.11</text:sequence-ref>.</text:p>
      <text:p text:style-name="Text_20_body"><draw:frame draw:style-name="fr3" draw:name="Врезка26" text:anchor-type="paragraph" svg:x="3.022cm" svg:y="0.196cm" svg:width="9.564cm" draw:z-index="50"><draw:text-box fo:min-height="8.571cm"><text:p text:style-name="Drawing"><draw:frame draw:style-name="fr8" draw:name="Графический объект26" text:anchor-type="paragraph" svg:x="0.004cm" svg:y="0.002cm" svg:width="9.564cm" style:rel-width="100%" svg:height="8.571cm" style:rel-height="scale" draw:z-index="51"><draw:image xlink:href="../алгоритм_генерации_программного_блока_меню_приложения.png" xlink:type="simple" xlink:show="embed" xlink:actuate="onLoad"/></draw:frame>Рисунок <text:sequence text:ref-name="refDrawing10" text:name="Drawing" text:formula="ooow:Drawing+1" style:num-format="1">2.11</text:sequence> - Схема алгоритма работы приложения при генерации программного блока "Меню приложения"</text:p></draw:text-box></draw:frame></text:p>
      <text:p text:style-name="Text_20_body"><text:soft-page-break/></text:p>
      <text:p text:style-name="P18"><text:s text:c="8"/>Представим схему алгоритма для блока «Новостная лента» на рисунке <text:sequence-ref text:reference-format="value" text:ref-name="refDrawing11">2.12</text:sequence-ref>.</text:p>
      <text:p text:style-name="Text_20_body"><draw:frame draw:style-name="fr4" draw:name="Врезка27" text:anchor-type="paragraph" svg:y="-0.164cm" svg:width="11.083cm" draw:z-index="52"><draw:text-box fo:min-height="11.815cm"><text:p text:style-name="Drawing"><draw:frame draw:style-name="fr8" draw:name="Графический объект27" text:anchor-type="paragraph" svg:x="0.004cm" svg:y="0.002cm" svg:width="11.083cm" style:rel-width="100%" svg:height="11.815cm" style:rel-height="scale" draw:z-index="53"><draw:image xlink:href="../алгоритм_генерации_программного_блока_новостная_лента.png" xlink:type="simple" xlink:show="embed" xlink:actuate="onLoad"/></draw:frame>Рисунок <text:sequence text:ref-name="refDrawing11" text:name="Drawing" text:formula="ooow:Drawing+1" style:num-format="1">2.12</text:sequence> - Схема алгоритма работы приложения при генерации программного блока "Новостная лента"</text:p></draw:text-box></draw:frame></text:p>
      <text:p text:style-name="Text_20_body"><text:soft-page-break/>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менеджера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text:soft-page-break/>Таким образом, мы спроектировали все элементы пользовательского интерфейса для пользователя, который являет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значений существующих сессий веб-клиента,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text:soft-page-break/>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12">2.13</text:sequence-ref>.</text:p>
      <text:p text:style-name="Text_20_body"><draw:frame draw:style-name="fr1" draw:name="Врезка8" text:anchor-type="paragraph" svg:y="0cm" svg:width="16.999cm" draw:z-index="17"><draw:text-box fo:min-height="10.689cm"><text:p text:style-name="Drawing"><draw:frame draw:style-name="fr8" draw:name="Графический объект8" text:anchor-type="paragraph" svg:x="0.004cm" svg:y="0.002cm" svg:width="16.999cm" style:rel-width="100%" svg:height="10.689cm" style:rel-height="scale" draw:z-index="18"><draw:image xlink:href="../Диаграмма_последовательности_для_варианта_Главная_страница.png" xlink:type="simple" xlink:show="embed" xlink:actuate="onLoad"/></draw:frame>Рисунок <text:sequence text:ref-name="refDrawing12" text:name="Drawing" text:formula="ooow:Drawing+1" style:num-format="1">2.13</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имитирует работу файловой системы ЭВМ с помощью структур СУБД (подсистемы хранения информации), имитация работы файловой системы может производиться с помощью отдельного модуля файлового архива библиотеки. Поэтому создадим диаграмму описывающую ход <text:soft-page-break/>работы системы, при открытии пользователем страницы, содержащей информацию по нормативным документам (рисунок <text:sequence-ref text:reference-format="value" text:ref-name="refDrawing13">2.14</text:sequence-ref>). Здесь под файловой системой операционной системы понимается отдельный менеджер файлов (например файловый архив библиотеки «Joomla»). </text:p>
      <text:p text:style-name="Text_20_body"><draw:frame draw:style-name="fr3" draw:name="Врезка9" text:anchor-type="paragraph" svg:x="0cm" svg:y="0.004cm" svg:width="16.999cm" draw:z-index="19"><draw:text-box fo:min-height="8.296cm"><text:p text:style-name="Drawing"><draw:frame draw:style-name="fr8" draw:name="Графический объект9" text:anchor-type="paragraph" svg:x="0.004cm" svg:y="0.002cm" svg:width="16.999cm" style:rel-width="100%" svg:height="8.296cm" style:rel-height="scale" draw:z-index="20"><draw:image xlink:href="../Диаграмма_последовательности_для_нормативных_документов.png" xlink:type="simple" xlink:show="embed" xlink:actuate="onLoad"/></draw:frame>Рисунок <text:sequence text:ref-name="refDrawing13" text:name="Drawing" text:formula="ooow:Drawing+1" style:num-format="1">2.14</text:sequence> - Диаграмма последовательности действий при открытии страницы нормативных документов приложения</text:p></draw:text-box></draw:frame></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175302920" text:style-name="L17">
        <text:list-item>
          <text:p text:style-name="P52">компонента «СУБД»<text:span text:style-name="Default_20_Paragraph_20_Font"><text:span text:style-name="T25">;</text:span></text:span> </text:p>
        </text:list-item>
        <text:list-item>
          <text:p text:style-name="P52">компонента «Модель»<text:span text:style-name="Default_20_Paragraph_20_Font"><text:span text:style-name="T25">;</text:span></text:span> </text:p>
        </text:list-item>
        <text:list-item>
          <text:p text:style-name="P52"><text:soft-page-break/>компонента «Представление»<text:span text:style-name="Default_20_Paragraph_20_Font"><text:span text:style-name="T25">;</text:span></text:span></text:p>
        </text:list-item>
        <text:list-item>
          <text:p text:style-name="P52">компонента «Контроллер»<text:span text:style-name="Default_20_Paragraph_20_Font"><text:span text:style-name="T25">;</text:span></text:span></text:p>
        </text:list-item>
        <text:list-item>
          <text:p text:style-name="P52">компонента «Веб-сервер»<text:span text:style-name="Default_20_Paragraph_20_Font"><text:span text:style-name="T25">;</text:span></text:span></text:p>
        </text:list-item>
        <text:list-item>
          <text:p text:style-name="P52">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общую диаграмму компонент на рисунке <text:sequence-ref text:reference-format="value" text:ref-name="refDrawing14">2.15</text:sequence-ref>. Обозначения даны в соответствии с нотацией UML 2.0.</text:p>
      <text:p text:style-name="Text_20_body"><draw:frame draw:style-name="fr5" draw:name="Врезка10" text:anchor-type="paragraph" svg:x="0cm" svg:y="0cm" svg:width="16.999cm" draw:z-index="21"><draw:text-box fo:min-height="11.314cm"><text:p text:style-name="Drawing"><draw:frame draw:style-name="fr8" draw:name="Графический объект10" text:anchor-type="paragraph" svg:x="0.004cm" svg:y="0.002cm" svg:width="16.999cm" style:rel-width="100%" svg:height="11.314cm" style:rel-height="scale" draw:z-index="22"><draw:image xlink:href="../диаграмма_компонент.png" xlink:type="simple" xlink:show="embed" xlink:actuate="onLoad"/></draw:frame>Рисунок <text:sequence text:ref-name="refDrawing14" text:name="Drawing" text:formula="ooow:Drawing+1" style:num-format="1">2.15</text:sequence> - Диаграмма компонент Интернет приложения</text:p></draw:text-box></draw:frame></text:p>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5">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5">Joomla</text:span></text:span>» это создать и задать определения в файле «<text:span text:style-name="Default_20_Paragraph_20_Font"><text:span text:style-name="T25">configuration</text:span></text:span>.<text:span text:style-name="Default_20_Paragraph_20_Font"><text:span text:style-name="T25">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5">PHP</text:span></text:span>». Представим полученный листинг данного в файла в приложении А.</text:p>
      <text:p text:style-name="Text_20_body"><text:span text:style-name="T42">Структура базы данных для приложений, построенных с помощью библиотеки «</text:span><text:span text:style-name="Default_20_Paragraph_20_Font"><text:span text:style-name="T43">Joomla</text:span></text:span><text:span text:style-name="T42">» требуется создавать соответствуя определённому шаблону настройки которого можно найти в листинге «configuration.php» (</text:span><text:span text:style-name="T44">“$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4"><text:bookmark-ref text:reference-format="number" text:ref-name="__RefNumPara__3546_1823942306">[26]</text:bookmark-ref></text:span><text:span text:style-name="T44">.</text:span></text:p>
      <text:p text:style-name="Text_20_body"><text:span text:style-name="T44">Для работы в качестве администратора требуется создать запись администратора в “Joomla”. Для этого требуется выполнить скрипт представленный в таблице </text:span><text:span text:style-name="T44"><text:sequence-ref text:reference-format="value" text:ref-name="refTable3">3.1</text:sequence-ref></text:span><text:span text:style-name="T44">.</text:span></text:p>
      <text:p text:style-name="P20">Таблица <text:sequence text:ref-name="refTable3" text:name="Table" text:formula="ooow:Table+1" style:num-format="1">3.1</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8"/>
      <text:p text:style-name="Text_20_body"><text:span text:style-name="T44">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4"><text:sequence-ref text:reference-format="value" text:ref-name="refDrawing15">3.1</text:sequence-ref></text:span><text:span text:style-name="T44">.</text:span></text:p>
      <text:p text:style-name="P8"><draw:frame draw:style-name="fr4" draw:name="Врезка12" text:anchor-type="paragraph" svg:y="0.104cm" svg:width="11.472cm" draw:z-index="23"><draw:text-box fo:min-height="15.436cm"><text:p text:style-name="Drawing"><draw:frame draw:style-name="fr8" draw:name="Графический объект12" text:anchor-type="paragraph" svg:x="0.004cm" svg:y="0.002cm" svg:width="12.326cm" style:rel-width="100%" svg:height="15.236cm" style:rel-height="scale" draw:z-index="24"><draw:image xlink:href="../пример_использования_менеджера_пользователей.png" xlink:type="simple" xlink:show="embed" xlink:actuate="onLoad"/></draw:frame>Рисунок <text:sequence text:ref-name="refDrawing15" text:name="Drawing" text:formula="ooow:Drawing+1" style:num-format="1">3.1</text:sequence> - Пример использования менеджера пользователей "Joomla"</text:p></draw:text-box></draw:frame></text:p>
      <text:p text:style-name="P9"><text:soft-page-break/></text:p>
      <text:p text:style-name="P9">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text:soft-page-break/>распространённым и удобным для дизайна интернет приложения.</text:p>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4">3.2</text:sequence-ref>. Графическое представление изображено на рисунке <text:sequence-ref text:reference-format="value" text:ref-name="refDrawing16">3.2</text:sequence-ref>.</text:p>
      <text:p text:style-name="P20">Таблица <text:sequence text:ref-name="refTable4" text:name="Table" text:formula="ooow:Table+1" style:num-format="1">3.2</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30">Программный код препроцессора</text:p>
          </table:table-cell>
          <table:table-cell table:style-name="Таблица6.B1" office:value-type="string">
            <text:p text:style-name="P28">&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7">&lt;div class="litext"&gt;&lt;a href="</text:span><text:a xlink:type="simple" xlink:href="http://jyristov.net/">http://jyristov.net/</text:a><text:span text:style-name="T7">"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3" draw:name="Врезка14" text:anchor-type="paragraph" svg:x="2.291cm" svg:y="0.935cm" svg:width="12.416cm" draw:z-index="27"><draw:text-box fo:min-height="1.021cm"><text:p text:style-name="Drawing"><draw:frame draw:style-name="fr8" draw:name="Графический объект14" text:anchor-type="paragraph" svg:x="0.004cm" svg:y="0.002cm" svg:width="12.416cm" style:rel-width="100%" svg:height="1.021cm" style:rel-height="scale" draw:z-index="28"><draw:image xlink:href="../пример_пк_малое%20название.png" xlink:type="simple" xlink:show="embed" xlink:actuate="onLoad"/></draw:frame>Рисунок <text:sequence text:ref-name="refDrawing16" text:name="Drawing" text:formula="ooow:Drawing+1" style:num-format="1">3.2</text:sequence> - Графическое представление блока "Малое название"</text:p></draw:text-box></draw:frame></text:p>
      <text:p text:style-name="Text_20_body"/>
      <text:p text:style-name="Text_20_body">Перечислим какие переменные и функций мы использовали для генерации программного HTML кода:</text:p>
      <text:list xml:id="list1843930719" text:style-name="L18">
        <text:list-item>
          <text:p text:style-name="P65">$mosConfig_live_site, для получения полной ссылки к адресу сайта (приложение А).</text:p>
        </text:list-item>
        <text:list-item>
          <text:p text:style-name="P65">$mainframe-&gt;getTemplate(), для получения названия текущего используемого шаблона.</text:p>
        </text:list-item>
        <text:list-item>
          <text:p text:style-name="P65">mosLoadModules( 'left' , -1 ), для загрузки главного меню приложения, описание работы функции «mosLoadModules» представлено в <text:bookmark-ref text:reference-format="number" text:ref-name="__RefNumPara__3020_917514657">[27]</text:bookmark-ref>.</text:p>
        </text:list-item>
        <text:list-item>
          <text:p text:style-name="P65">mosLoadModules( 'latestnews' , 0), для загрузки блока «Новостная лента».</text:p>
        </text:list-item>
        <text:list-item>
          <text:p text:style-name="P65">mosMainBody, для отображения Содержимого страницы (содержимое уже должно быть настроено <text:bookmark-ref text:reference-format="number" text:ref-name="__RefNumPara__6501_851631234">[32]</text:bookmark-ref>). Описание работы функции «mosMainBody» представлено в <text:bookmark-ref text:reference-format="number" text:ref-name="__RefNumPara__5055_917514657">[28]</text:bookmark-ref>.</text:p>
        </text:list-item>
      </text:list>
      <text:p text:style-name="Text_20_body">Для генерации программного HTML кода блока «Название» использовались следующие функции и переменные библиотеки «Joomla»: $mosConfig_live_site, $mainframe-&gt;getTemplate().</text:p>
      <text:p text:style-name="Text_20_body">Программный код блока «Название» представлен в приложении Б. Графическое представление изображено на рисунке <text:sequence-ref text:reference-format="value" text:ref-name="refDrawing17">3.3</text:sequence-ref>.</text:p>
      <text:p text:style-name="Text_20_body"><draw:frame draw:style-name="fr3" draw:name="Врезка15" text:anchor-type="paragraph" svg:x="0.122cm" svg:y="-0.085cm" svg:width="16.999cm" draw:z-index="29"><draw:text-box fo:min-height="3.037cm"><text:p text:style-name="Drawing"><draw:frame draw:style-name="fr9" draw:name="Графический объект15" text:anchor-type="paragraph" svg:x="0cm" svg:y="0cm" svg:width="16.999cm" style:rel-width="100%" svg:height="3.037cm" style:rel-height="scale" draw:z-index="30"><draw:image xlink:href="../пример_пк_название.png" xlink:type="simple" xlink:show="embed" xlink:actuate="onLoad"/></draw:frame>Рисунок <text:sequence text:ref-name="refDrawing17" text:name="Drawing" text:formula="ooow:Drawing+1" style:num-format="1">3.3</text:sequence> - Графическое представление блока "Название"</text:p></draw:text-box></draw:frame></text:p>
      <text:p text:style-name="Text_20_body"><text:soft-page-break/></text:p>
      <text:p text:style-name="Text_20_body">Для генерации программного HTML кода блока «Меню приложения» использовались следующие функции и переменные библиотеки «Joomla»: $mosConfig_live_site, $mainframe-&gt;getTemplate(<text:span text:style-name="T4">), </text:span><text:span text:style-name="T42">mosLoadModules ( 'left' , -1). </text:span></text:p>
      <text:p text:style-name="Text_20_body"/>
      <text:p text:style-name="Text_20_body">Программный код блока «Меню приложения» представлен в приложении В. Графическое представление изображено на рисунке <text:sequence-ref text:reference-format="value" text:ref-name="refDrawing18">3.4</text:sequence-ref>.</text:p>
      <text:p text:style-name="Text_20_body"><draw:frame draw:style-name="fr1" draw:name="Врезка16" text:anchor-type="paragraph" svg:y="0cm" svg:width="16.999cm" draw:z-index="31"><draw:text-box fo:min-height="1.625cm"><text:p text:style-name="Drawing"><draw:frame draw:style-name="fr8" draw:name="Графический объект16" text:anchor-type="paragraph" svg:x="0.004cm" svg:y="0.002cm" svg:width="16.999cm" style:rel-width="100%" svg:height="1.625cm" style:rel-height="scale" draw:z-index="32"><draw:image xlink:href="../пример_пк_меню_приложения.png" xlink:type="simple" xlink:show="embed" xlink:actuate="onLoad"/></draw:frame>Рисунок <text:sequence text:ref-name="refDrawing18"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Для генерации программного HTML кода блока «Новостная лента» использовались следующие функции и переменные библиотеки «Joomla»: mosLoadModules( 'latestnews', 0 ).</text:p>
      <text:p text:style-name="Text_20_body">Пример кода блока «Новостная лента» представлен в приложении Г. Графическое представление изображено на рисунке <text:sequence-ref text:reference-format="value" text:ref-name="refDrawing19">3.5</text:sequence-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 Для данных страниц пример генерации текстовой информации представим в приложении Д.</text:p>
      <text:p text:style-name="Text_20_body"><draw:frame draw:style-name="fr3" draw:name="Врезка17" text:anchor-type="paragraph" svg:x="2.552cm" svg:y="0.016cm" svg:width="11.719cm" draw:z-index="46"><draw:text-box fo:min-height="8.648cm"><text:p text:style-name="Drawing"><draw:frame draw:style-name="fr10" draw:name="Графический объект17" text:anchor-type="paragraph" svg:y="0cm" svg:width="5.909cm" style:rel-width="50%" svg:height="7.611cm" style:rel-height="scale" draw:z-index="47"><draw:image xlink:href="../пример_пк_новостная_лента.png" xlink:type="simple" xlink:show="embed" xlink:actuate="onLoad"/></draw:frame>Рисунок <text:sequence text:ref-name="refDrawing19" text:name="Drawing" text:formula="ooow:Drawing+1" style:num-format="1">3.5</text:sequence> - Пример графического представления блока "Новостная лента"</text:p></draw:text-box></draw:frame>Данное содержимое может исправляться администратором при помощи администраторской утилиты «Joomla», используя редактор HTML-кода «fckeditor» (приложение А содержит указание на то, что в разрабатываемой системе мы используем именно этот редактор HTML кода).</text:p>
      <text:p text:style-name="Text_20_body"><text:soft-page-break/></text:p>
      <text:p text:style-name="Text_20_body">Алгоритм для программного кода «Содержимое страницы», представляет из себя вывод хранимого статического содержимого страницы из БД.</text:p>
      <text:p text:style-name="Text_20_body">Графическое представление блока «Содержимое страницы» для «Главной страницы» изображено на рисунке <text:sequence-ref text:reference-format="value" text:ref-name="refDrawing20">3.6</text:sequence-ref>.</text:p>
      <text:p text:style-name="Text_20_body"><draw:frame draw:style-name="fr3" draw:name="Врезка18" text:anchor-type="paragraph" svg:x="1.187cm" svg:y="0.781cm" svg:width="15.577cm" draw:z-index="33"><draw:text-box fo:min-height="12.402cm"><text:p text:style-name="Drawing"><draw:frame draw:style-name="fr7" draw:name="Графический объект18" text:anchor-type="paragraph" svg:y="0.002cm" svg:width="14.229cm" style:rel-width="91%" svg:height="11.631cm" style:rel-height="scale" draw:z-index="34"><draw:image xlink:href="../пример_сс_главная_страница.png" xlink:type="simple" xlink:show="embed" xlink:actuate="onLoad"/></draw:frame>Рисунок <text:sequence text:ref-name="refDrawing20" text:name="Drawing" text:formula="ooow:Drawing+1" style:num-format="1">3.6</text:sequence> - Графическое представление содержимого главной страницы</text:p></draw:text-box></draw:frame></text:p>
      <text:p text:style-name="Text_20_body"><text:soft-page-break/>Для страницы «Страница нормативных документов» графическое представление блока «Содержимое страницы»изображено на рисунке <text:sequence-ref text:reference-format="value" text:ref-name="refDrawing21">3.7</text:sequence-ref>.</text:p>
      <text:p text:style-name="Text_20_body"><draw:frame draw:style-name="fr3" draw:name="Врезка19" text:anchor-type="paragraph" svg:x="0.788cm" svg:y="-0.085cm" svg:width="15.249cm" draw:z-index="35"><draw:text-box fo:min-height="5.68cm"><text:p text:style-name="Drawing"><draw:frame draw:style-name="fr8" draw:name="Графический объект19" text:anchor-type="paragraph" svg:x="0.004cm" svg:y="0.002cm" svg:width="15.249cm" style:rel-width="100%" svg:height="5.68cm" style:rel-height="scale" draw:z-index="36"><draw:image xlink:href="../пример_сс_страница_нормативных_документов.png" xlink:type="simple" xlink:show="embed" xlink:actuate="onLoad"/></draw:frame>Рисунок <text:sequence text:ref-name="refDrawing21" text:name="Drawing" text:formula="ooow:Drawing+1" style:num-format="1">3.7</text:sequence> - Графическое представление содержимого страницы нормативных документов</text:p></draw:text-box></draw:frame></text:p>
      <text:p text:style-name="Text_20_body">Для страницы «Страница услуг» графическое представление блока «Содержимое страницы» изображено на рисунке <text:sequence-ref text:reference-format="value" text:ref-name="refDrawing22">3.8</text:sequence-ref>.</text:p>
      <text:p text:style-name="Text_20_body"><draw:frame draw:style-name="fr6" draw:name="Врезка20" text:anchor-type="as-char" svg:width="15.446cm" draw:z-index="1"><draw:text-box fo:min-height="13.691cm"><text:p text:style-name="Drawing"><draw:frame draw:style-name="fr7" draw:name="Графический объект20" text:anchor-type="paragraph" svg:y="0.002cm" svg:width="14.501cm" style:rel-width="93%" svg:height="13.381cm" style:rel-height="scale" draw:z-index="2"><draw:image xlink:href="../пример_сс_страница_услуг.png" xlink:type="simple" xlink:show="embed" xlink:actuate="onLoad"/></draw:frame>Рисунок <text:sequence text:ref-name="refDrawing22" text:name="Drawing" text:formula="ooow:Drawing+1" style:num-format="1">3.8</text:sequence> - Графическое представление содержимого страницы услуг</text:p></draw:text-box></draw:frame></text:p>
      <text:p text:style-name="Text_20_body"/>
      <text:p text:style-name="Text_20_body"><text:soft-page-break/></text:p>
      <text:p text:style-name="Text_20_body">Для страницы «Страница новостей» графическое представление блока «Содержимое страницы» изображено на рисунке <text:sequence-ref text:reference-format="value" text:ref-name="refDrawing23">3.9</text:sequence-ref>.</text:p>
      <text:p text:style-name="Text_20_body"><draw:frame draw:style-name="fr4" draw:name="Врезка21" text:anchor-type="paragraph" svg:y="0cm" svg:width="13.709cm" draw:z-index="37"><draw:text-box fo:min-height="13.675cm"><text:p text:style-name="Drawing"><draw:frame draw:style-name="fr8" draw:name="Графический объект21" text:anchor-type="paragraph" svg:x="0.004cm" svg:y="0.002cm" svg:width="13.709cm" style:rel-width="100%" svg:height="13.675cm" style:rel-height="scale" draw:z-index="38"><draw:image xlink:href="../пример_сс_страница_новостей.png" xlink:type="simple" xlink:show="embed" xlink:actuate="onLoad"/></draw:frame>Рисунок <text:sequence text:ref-name="refDrawing23"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графическое представление блока «Содержимое страницы» изображено на рисунке <text:sequence-ref text:reference-format="value" text:ref-name="refDrawing24">3.10</text:sequence-ref>.</text:p>
      <text:p text:style-name="Text_20_body">Для страницы «Контактная информация» графическое представление блока «Содержимое страницы» изображено на рисунке <text:sequence-ref text:reference-format="value" text:ref-name="refDrawing25">3.11</text:sequence-ref>.</text:p>
      <text:p text:style-name="Standard"><draw:frame draw:style-name="fr4" draw:name="Врезка22" text:anchor-type="paragraph" svg:y="-0.002cm" svg:width="14.355cm" draw:z-index="39"><draw:text-box fo:min-height="12.308cm"><text:p text:style-name="Drawing"><draw:frame draw:style-name="fr7" draw:name="Графический объект22" text:anchor-type="paragraph" svg:y="0.002cm" svg:width="13.185cm" style:rel-width="91%" svg:height="11.587cm" style:rel-height="scale" draw:z-index="40"><draw:image xlink:href="../пример_сс_страница_клиентов.png" xlink:type="simple" xlink:show="embed" xlink:actuate="onLoad"/></draw:frame>Рисунок <text:sequence text:ref-name="refDrawing24"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draw:frame draw:style-name="fr1" draw:name="Врезка23" text:anchor-type="paragraph" svg:y="0cm" svg:width="12.427cm" draw:z-index="41"><draw:text-box fo:min-height="11.601cm"><text:p text:style-name="Drawing"><draw:frame draw:style-name="fr7" draw:name="Графический объект23" text:anchor-type="paragraph" svg:y="0.002cm" svg:width="11.268cm" style:rel-width="90%" svg:height="11.289cm" style:rel-height="scale" draw:z-index="42"><draw:image xlink:href="../пример_сс_контактная_информация.png" xlink:type="simple" xlink:show="embed" xlink:actuate="onLoad"/></draw:frame>Рисунок <text:sequence text:ref-name="refDrawing25" text:name="Drawing" text:formula="ooow:Drawing+1" style:num-format="1">3.11</text:sequence> - Графическое представление содержимого "Контактная информация"</text:p></draw:text-box></draw:frame></text:p>
      <text:h text:style-name="Heading_20_2" text:outline-level="2"><text:soft-page-break/>Результаты разработки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334918692" text:style-name="L19">
        <text:list-item>
          <text:p text:style-name="P71">Нормативные документы:</text:p>
          <text:list>
            <text:list-item>
              <text:p text:style-name="P72">Регистрация и ликвидация коммерческих организаций;</text:p>
              <text:list>
                <text:list-item>
                  <text:p text:style-name="P73">Справочная информация;</text:p>
                </text:list-item>
              </text:list>
            </text:list-item>
            <text:list-item>
              <text:p text:style-name="P72">Хозяйственный процесс;</text:p>
            </text:list-item>
            <text:list-item>
              <text:p text:style-name="P72">Налогооблажение;</text:p>
            </text:list-item>
            <text:list-item>
              <text:p text:style-name="P72">Внешнеэкономическая деятельность;</text:p>
            </text:list-item>
            <text:list-item>
              <text:p text:style-name="P72">Недвижимость;</text:p>
            </text:list-item>
            <text:list-item>
              <text:p text:style-name="P72">Розничная торговля;</text:p>
            </text:list-item>
            <text:list-item>
              <text:p text:style-name="P72">Строительство (Строительный подряд);</text:p>
            </text:list-item>
            <text:list-item>
              <text:p text:style-name="P72">Договор поставки;</text:p>
            </text:list-item>
            <text:list-item>
              <text:p text:style-name="P72">Кодексы;</text:p>
            </text:list-item>
            <text:list-item>
              <text:p text:style-name="P72">Лицензирование;</text:p>
            </text:list-item>
            <text:list-item>
              <text:p text:style-name="P72">Сертификация и гигиеническая регистрация;</text:p>
            </text:list-item>
            <text:list-item>
              <text:p text:style-name="P72">Банкротство.</text:p>
            </text:list-item>
          </text:list>
        </text:list-item>
      </text:list>
      <text:p text:style-name="Text_20_body">Опишем распределение документов между каталогами:</text:p>
      <text:p text:style-name="P7"/>
      <text:p text:style-name="Text_20_body"><text:span text:style-name="T37">Регистрация и ликвидация коммерческих организаций: </text:span><text:span text:style-name="T46">«</text:span><text:span text:style-name="T9">Перечень документов, необходимых для регистрации коммерческой организации с участием иностранных лицпопулярный», «</text:span><text:span text:style-name="T16">Перечень документов, необходимых для смены состава участников коммерческой организации</text:span><text:span text:style-name="T9">», «</text:span><text:span text:style-name="T16">Перечень документов, необходимых для регистрации коммерческой организации</text:span><text:span text:style-name="T9">», «</text:span><text:span text:style-name="T16">Общая характеристика Общества с дополнительной ответственностью</text:span><text:span text:style-name="T9">», «</text:span><text:span text:style-name="T16">Общая характеристика Общества с ограниченной ответственностью</text:span><text:span text:style-name="T9">», «</text:span><text:span text:style-name="T16">Общая характеристика унитарного предприятия</text:span><text:span text:style-name="T9">», «</text:span><text:span text:style-name="T16">Перечень документов, необходимых для открытия текущего (расчетного) счета</text:span><text:span text:style-name="T9">», «</text:span><text:span text:style-name="T16">Положение о ликвидации (прекращении деятельности) субъектов хозяйствования, утвержденное Декретом Пр</text:span><text:span text:style-name="T9">», «</text:span><text:span text:style-name="T16">Положение о государственной регистрации </text:span><text:span text:style-name="T16">субъектов хозяйствования, утвержденное Декретом Президента</text:span><text:span text:style-name="T9">».</text:span></text:p>
      <text:p text:style-name="P12"/>
      <text:p text:style-name="Text_20_body"><text:soft-page-break/><text:span text:style-name="T13">Справочная информация: </text:span><text:span text:style-name="T9">«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P12"/>
      <text:p text:style-name="Text_20_body"><text:span text:style-name="T13">Хозяйственный процесс: </text:span><text:span text:style-name="T9">«</text:span><text:span text:style-name="T16">Закон о государственной пошлине</text:span><text:span text:style-name="T9">», «</text:span><text:span text:style-name="T16">Документы, прилагаемые к исковому заявлению</text:span><text:span text:style-name="T9">», «</text:span><text:span text:style-name="T16">Содержание искового заявления</text:span><text:span text:style-name="T9">», «</text:span><text:span text:style-name="T16">Постановление Пленума ВХС «О применени хозяйственными судами законодательства о гос.пошлине</text:span><text:span text:style-name="T9">», «</text:span><text:span text:style-name="T16">Размеры пошлин для подачи </text:span><text:span text:style-name="T16">искового заявления в хозяйственный суд</text:span><text:span text:style-name="T11">»</text:span><text:span text:style-name="T10">.</text:span></text:p>
      <text:p text:style-name="P12"/>
      <text:p text:style-name="Text_20_body"><text:span text:style-name="T13">Налогооблажение: </text:span><text:span text:style-name="T9">«</text:span><text:span text:style-name="T16">Указ Президента Об упрощенной системе налогообложения от 9 марта 2007 г. № 119</text:span><text:span text:style-name="T9">», «</text:span><text:span text:style-name="T16">Закон Республики Беларусь О налогах на доходы и прибыль от 22.12.1991 г. N 1330-ХII</text:span><text:span text:style-name="T9">», «</text:span><text:span text:style-name="T16">Закон Республики Беларусь "О налоге на добавленную стоимость" от 16 ноября 1999 г. N 324-З</text:span><text:span text:style-name="T9">», «</text:span><text:span text:style-name="T16">Положение о едином налоге с индивидуальных предпринимателей. Указ 285 от 18.06.2005</text:span><text:span text:style-name="T9">», «</text:span><text:span text:style-name="T16">Закон о подоходном налоге с физических лиц</text:span><text:span text:style-name="T9">», «</text:span><text:span text:style-name="T16">Ставки по единому налогу для Минска. Решение Мингорсовета от 17.06.2009 N 241</text:span><text:span text:style-name="T9">».</text:span></text:p>
      <text:p text:style-name="P12"/>
      <text:p text:style-name="Text_20_body"><text:span text:style-name="T13">Внешнеэкономическая деятельность: </text:span><text:span text:style-name="T9">«</text:span><text:span text:style-name="T16">Постановление Правления НацБанка от 11.11.2008 г. N 165 О порядке осуществления расчетов по импорту</text:span><text:span text:style-name="T9">», «</text:span><text:span text:style-name="T16">ИНСТРУКЦИЯ О ПОРЯДКЕ РЕГИСТРАЦИИ ПАСПОРТА СДЕЛКИ</text:span><text:span text:style-name="T9">», «</text:span><text:span text:style-name="T16">О ПОРЯДКЕ ОСУЩЕСТВЛЕНИЯ РАСЧЕТОВ ПО ВНЕШНЕТОРГОВЫМ ДОГОВОРАМ, ПРЕДУСМАТРИВАЮЩИМ ИМПОРТ</text:span><text:span text:style-name="T9">», «</text:span><text:span text:style-name="T16">Указ Президента О порядке проведения и контроля внешнеторговых операций 27 марта 2008 г. № 178</text:span><text:span text:style-name="T9">».</text:span></text:p>
      <text:p text:style-name="P12"/>
      <text:p text:style-name="Text_20_body"><text:span text:style-name="T13">Недвижимость: </text:span><text:span text:style-name="T9">«</text:span><text:span text:style-name="T16">ЗАКОН О ГОСУДАРСТВЕННОЙ РЕГИСТРАЦИИ НЕДВИЖИМОГО ИМУЩЕСТВА, ПРАВ НА НЕГО И СДЕЛОК С НИМ</text:span><text:span text:style-name="T9">»</text:span><text:span text:style-name="T13">.</text:span></text:p>
      <text:p text:style-name="P12"/>
      <text:p text:style-name="Text_20_body"><text:span text:style-name="T13">Розничная торговля: </text:span><text:span text:style-name="T9">«</text:span><text:span text:style-name="T16">ПОСТАНОВЛЕНИЕ СОВМИНА от 02.11.2005 г. № 1221 О НЕКОТОРЫХ ВОПРОСАХ ЛИЦЕНЗИРОВАНИЯ РОЗНИЧНОЙ ТОРГОВЛИ</text:span><text:span text:style-name="T9">», «</text:span><text:span text:style-name="T16">О НЕКОТОРЫХ ВОПРОСАХ ОСУЩЕСТВЛЕНИЯ </text:span><text:soft-page-break/><text:span text:style-name="T16">РОЗНИЧНОЙ ТОРГОВЛИ ПО ОБРАЗЦАМ С ИСПОЛЬЗОВАНИЕМ СЕТИ ИНТЕРНЕТ</text:span><text:span text:style-name="T9">», «</text:span><text:span text:style-name="T16">Правила розничной торговли по образцам Постановление СовМина от 15 января 2009 Г. № 31</text:span><text:span text:style-name="T9">», «</text:span><text:span text:style-name="T16">Рекомендации об отнесении торговых </text:span><text:span text:style-name="T16">объектов к различным форматам</text:span><text:span text:style-name="T9">», «</text:span><text:span text:style-name="T16">Правила осуществления розничной торговли отдельными видами товаров и общественного питания</text:span><text:span text:style-name="T9">», «</text:span><text:span text:style-name="T16">Перечень документов, которые должны находиться в объектах розничной торговли и общественного питания</text:span><text:span text:style-name="T9">», «</text:span><text:span text:style-name="T16">Закон О торговле</text:span><text:span text:style-name="T9">».</text:span></text:p>
      <text:p text:style-name="P12"/>
      <text:p text:style-name="P10"><text:span text:style-name="T14">Строительство (Строительный подряд): </text:span><text:span text:style-name="T12">«</text:span><text:span text:style-name="T17">Правила заключения и исполнения договоров (контрактов) строительного подряда</text:span><text:span text:style-name="T12">», «</text:span><text:span text:style-name="T17">Примерный договор строительного подряда</text:span><text:span text:style-name="T12">», «</text:span><text:span text:style-name="T17">Положение о лицензировании деятельности по проектированию и строительству зданий и сооружений</text:span><text:span text:style-name="T12">», «</text:span><text:span text:style-name="T17">Перечень лицензируемых видов деятельности</text:span><text:span text:style-name="T12">».</text:span></text:p>
      <text:p text:style-name="Text_20_body"/>
      <text:p text:style-name="Text_20_body">Договор поставки: «<text:span text:style-name="T16">Положение о поставке товаров</text:span><text:span text:style-name="T19">», «</text:span><text:span text:style-name="T16">Положение о приемке товаров по количеству и качеству</text:span><text:span text:style-name="T19">».</text:span></text:p>
      <text:p text:style-name="P13"/>
      <text:p text:style-name="Text_20_body"><text:span text:style-name="T20">Кодексы: </text:span><text:span text:style-name="T19">«</text:span><text:span text:style-name="T16">Гражданский кодекс», «Гражданско процессуальный кодекс», «Жилищный кодекс», «Кодекс о земле», «Кодекс об административных </text:span><text:span text:style-name="T16">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P14"/>
      <text:p text:style-name="Text_20_body"><text:span text:style-name="T18">Лицензирование: </text:span><text:span text:style-name="T16">«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text:span><text:soft-page-break/><text:span text:style-name="T16">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P14"/>
      <text:p text:style-name="Text_20_body"><text:span text:style-name="T18">Сертификация и гигиеническая регистрация: </text:span><text:span text:style-name="T16">«ПЕРЕЧЕНЬ ПРОДУКЦИИ, УСЛУГ, ИНЫХ ОБЪЕКТОВ, ПОДЛЕЖАЩИХ ОБЯЗАТЕЛЬНОМУ ПОДТВЕРЖДЕНИЮ СООТВЕТСТВИЯ».</text:span></text:p>
      <text:p text:style-name="P14"/>
      <text:p text:style-name="Text_20_body"><text:span text:style-name="T18">Банкротство: </text:span><text:span text:style-name="T16">«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101" text:outline-level="1"><text:span text:style-name="Default_20_Paragraph_20_Font"><text:span text:style-name="T15">ПРОЕКТИРОВАНИЕ МЕР ПО ОБЕСПЕЧЕНИЮ ЭРГОНОМИЧЕСКИХ ТРЕБОВАНИЙ К ОРГАНИЗАЦИИ РАБОЧЕГО МЕСТА РАЗРАБОТЧИКА ИНТЕРНЕТ-ПРИЛОЖЕНИЙ</text:span></text:span></text:h>
      <text:p text:style-name="P11">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11">Опишем алгоритм таких мероприятий:</text:p>
      <text:list xml:id="list151651973" text:style-name="L20">
        <text:list-item>
          <text:p text:style-name="P66">создание полного описания характеристик проектируемого рабочего места <text:s/>с учетом особенностей его эксплуатации;</text:p>
        </text:list-item>
        <text:list-item>
          <text:p text:style-name="P66">выбор оборудования и аппаратного обеспечения в соответствии с требованиями к эргономическим показателям;</text:p>
        </text:list-item>
        <text:list-item>
          <text:p text:style-name="P66">оценка эргономичности принятых решений.</text:p>
        </text:list-item>
      </text:list>
      <text:p text:style-name="P11">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11">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11">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text:soft-page-break/>мероприятия.</text:p>
      <text:p text:style-name="P11">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11">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11">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11">Воспалительные заболевания <text:span text:style-name="T47">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перестает выполнять свои функции. Она перерождается в абсолютно не функциональную (не патогенную, но бесполезную) ткань </text:span><text:span text:style-name="T47"><text:bookmark-ref text:reference-format="number" text:ref-name="__RefNumPara__3991_125047205">[29]</text:bookmark-ref></text:span><text:span text:style-name="T47">.</text:span></text:p>
      <text:p text:style-name="Text_20_body"><text:span text:style-name="T5">Кроме того, воздействие компьютера осложняет течение беременности и родов, неблагоприятно влияет на плод. Существуют записи о поступлении жалоб на зуд кожи и кожные высыпания, развития у сотрудников катаракты, а </text:span><text:soft-page-break/><text:span text:style-name="T5">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span><text:span text:style-name="T5"><text:bookmark-ref text:reference-format="number" text:ref-name="__RefNumPara__3991_125047205">[29]</text:bookmark-ref></text:span><text:span text:style-name="T5">.</text:span></text:p>
      <text:p text:style-name="P11">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6">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19"><draw:frame draw:style-name="fr1" draw:name="Врезка24" text:anchor-type="paragraph" svg:y="0cm" svg:width="8.946cm" draw:z-index="44"><draw:text-box fo:min-height="6.384cm"><text:p text:style-name="Drawing"><draw:frame draw:style-name="fr9" draw:name="Графический объект24" text:anchor-type="paragraph" svg:x="1.042cm" svg:y="0.213cm" svg:width="8.066cm" style:rel-width="78%" svg:height="5.934cm" style:rel-height="scale" draw:z-index="45"><draw:image xlink:href="../Схема_поверхности_стола_для_охраны_труда.jpg" xlink:type="simple" xlink:show="embed" xlink:actuate="onLoad"/></draw:frame>Рисунок <text:sequence text:ref-name="refDrawing26" text:name="Drawing" text:formula="ooow:Drawing+1" style:num-format="1">4.1</text:sequence> - Схема поверхности рабочего стола</text:p></draw:text-box></draw:frame></text:p>
      <text:p text:style-name="P11">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11">Для исключения попадания отраженных бликов в глаза пользователей <text:soft-page-break/>покрытие рабочей поверхность стола имеет матовую фактуру. </text:p>
      <text:p text:style-name="P11">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11">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11">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11">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11"><text:soft-page-break/>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11">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11">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11">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11"><text:span text:style-name="Default_20_Paragraph_20_Font"><text:span text:style-name="T45">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text:span></text:span><text:span text:style-name="Default_20_Paragraph_20_Font"><text:span text:style-name="T45">течение всего рабочего дня, а также уменьшить утомляемость.</text:span></text:span></text:p>
      <text:h text:style-name="P101" text:outline-level="1">ТЕХНИКО-ЭКОНОМИЧЕСКОЕ ОБОСНОВАНИЕ РАЗРАБОТКИ И ВНЕДРЕНИЯ ИНТЕРНЕТ-ПРИЛОЖЕНИЯ КЛАССИФИЦИРУЮЩЕГО ЮРИДИЧЕСКИЕ УСЛУГИ</text:h>
      <text:h text:style-name="Heading_20_2" text:outline-level="2">Характеристика программного средства</text:h>
      <text:p text:style-name="Text_20_body">Программное средство (далее ПС) представляет собой Интернет-приложение рекламного характера. Целью разработки приложения, является создание новых возможностей для администратора системы (ускорение работы оператора ПС), расширение количества информации предоставляемой системой. </text:p>
      <text:p text:style-name="Text_20_body">Все это позволит Интернет-приложению иметь больший рейтинг в таких интернет поисковиках как «Google», «Yandex», следовательно, привлекать большее количество пользователей.</text:p>
      <text:h text:style-name="Heading_20_2" text:outline-level="2">Расчет себестоимости и отпускной цены ПС</text:h>
      <text:p text:style-name="P39">Разработка приложения пользователя предусматривает проведение всех стадий проектирования (составление технического задания, создание эскизного, <text:s/>технического и рабочего проекта), разработки, а также тестирования и внедрения. </text:p>
      <text:p text:style-name="P39"/>
      <text:p text:style-name="P39">Общая трудоемкость ПС составляет 20 человеко-дней. При этом плановая численность разработчиков, устанавливается предприятием в размере 1-го человека работающего на половину ставки (0.5 человека).</text:p>
      <text:p text:style-name="P39"/>
      <text:p text:style-name="P39">Исходные данные для расчета уточненной трудоемкости стадий приведены в таблице <text:sequence-ref text:reference-format="value" text:ref-name="refTable5">5.1</text:sequence-ref>.</text:p>
      <text:p text:style-name="P39"/>
      <text:p text:style-name="P20">Таблица <text:sequence text:ref-name="refTable5" text:name="Table" text:formula="ooow:Table+1" style:num-format="1">5.1</text:sequence> - Расчет уточненной трудоемкости по стадиям</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B"/>
        <table:table-column table:style-name="Таблица11.F"/>
        <table:table-column table:style-name="Таблица11.G"/>
        <table:table-row>
          <table:table-cell table:style-name="Таблица11.A1" table:number-rows-spanned="2" office:value-type="string">
            <text:p text:style-name="P22"/>
          </table:table-cell>
          <table:table-cell table:style-name="Таблица11.B1" table:number-columns-spanned="6" office:value-type="string">
            <text:p text:style-name="P23">Стадии</text:p>
          </table:table-cell>
          <table:covered-table-cell/>
          <table:covered-table-cell/>
          <table:covered-table-cell/>
          <table:covered-table-cell/>
          <table:covered-table-cell/>
        </table:table-row>
        <table:table-row>
          <table:covered-table-cell/>
          <table:table-cell table:style-name="Таблица11.B2" office:value-type="string">
            <text:p text:style-name="P23">ТЗ</text:p>
          </table:table-cell>
          <table:table-cell table:style-name="Таблица11.B2" office:value-type="string">
            <text:p text:style-name="P23">Анализ</text:p>
          </table:table-cell>
          <table:table-cell table:style-name="Таблица11.B2" office:value-type="string">
            <text:p text:style-name="P23">Проект.</text:p>
          </table:table-cell>
          <table:table-cell table:style-name="Таблица11.B2" office:value-type="string">
            <text:p text:style-name="P23">Разраб.</text:p>
          </table:table-cell>
          <table:table-cell table:style-name="Таблица11.B2" office:value-type="string">
            <text:p text:style-name="P23">Внед.</text:p>
          </table:table-cell>
          <table:table-cell table:style-name="Таблица11.G2" office:value-type="string">
            <text:p text:style-name="P23">Итого</text:p>
          </table:table-cell>
        </table:table-row>
        <table:table-row>
          <table:table-cell table:style-name="Таблица11.B2" office:value-type="string">
            <text:p text:style-name="P22">Коэффициенты удельных весов трудоемкости стадии.</text:p>
          </table:table-cell>
          <table:table-cell table:style-name="Таблица11.B2" office:value-type="string">
            <text:p text:style-name="P23">0.1</text:p>
          </table:table-cell>
          <table:table-cell table:style-name="Таблица11.B2" office:value-type="string">
            <text:p text:style-name="P23">0.1</text:p>
          </table:table-cell>
          <table:table-cell table:style-name="Таблица11.B2" office:value-type="string">
            <text:p text:style-name="P23">0.1</text:p>
          </table:table-cell>
          <table:table-cell table:style-name="Таблица11.B2" office:value-type="string">
            <text:p text:style-name="P23">0.4</text:p>
          </table:table-cell>
          <table:table-cell table:style-name="Таблица11.B2" office:value-type="string">
            <text:p text:style-name="P23">0.1</text:p>
          </table:table-cell>
          <table:table-cell table:style-name="Таблица11.G3" office:value-type="float" office:value="1">
            <text:p text:style-name="P23">1</text:p>
          </table:table-cell>
        </table:table-row>
        <table:table-row>
          <table:table-cell table:style-name="Таблица11.B2" office:value-type="string">
            <text:p text:style-name="P22">Трудоемкость стадий (человеко-дней).</text:p>
          </table:table-cell>
          <table:table-cell table:style-name="Таблица11.B4" office:value-type="float" office:value="5">
            <text:p text:style-name="P23">5</text:p>
          </table:table-cell>
          <table:table-cell table:style-name="Таблица11.B4" office:value-type="float" office:value="5">
            <text:p text:style-name="P23">5</text:p>
          </table:table-cell>
          <table:table-cell table:style-name="Таблица11.B4" office:value-type="float" office:value="5">
            <text:p text:style-name="P23">5</text:p>
          </table:table-cell>
          <table:table-cell table:style-name="Таблица11.B4" office:value-type="float" office:value="20">
            <text:p text:style-name="P23">20</text:p>
          </table:table-cell>
          <table:table-cell table:style-name="Таблица11.B4" office:value-type="float" office:value="5">
            <text:p text:style-name="P23">5</text:p>
          </table:table-cell>
          <table:table-cell table:style-name="Таблица11.G3" office:value-type="float" office:value="40">
            <text:p text:style-name="P23">40</text:p>
          </table:table-cell>
        </table:table-row>
        <table:table-row>
          <table:table-cell table:style-name="Таблица11.B2" office:value-type="string">
            <text:p text:style-name="P22">Численность исполнителей (человек).</text:p>
          </table:table-cell>
          <table:table-cell table:style-name="Таблица11.B2" office:value-type="string">
            <text:p text:style-name="P23">0.5</text:p>
          </table:table-cell>
          <table:table-cell table:style-name="Таблица11.B2" office:value-type="string">
            <text:p text:style-name="P23">0.5</text:p>
          </table:table-cell>
          <table:table-cell table:style-name="Таблица11.B2" office:value-type="string">
            <text:p text:style-name="P23">0.5</text:p>
          </table:table-cell>
          <table:table-cell table:style-name="Таблица11.B2" office:value-type="string">
            <text:p text:style-name="P23">0.5</text:p>
          </table:table-cell>
          <table:table-cell table:style-name="Таблица11.B2" office:value-type="string">
            <text:p text:style-name="P23">0.5</text:p>
          </table:table-cell>
          <table:table-cell table:style-name="Таблица11.G2" office:value-type="string">
            <text:p text:style-name="P23">0.5</text:p>
          </table:table-cell>
        </table:table-row>
        <table:table-row>
          <table:table-cell table:style-name="Таблица11.B2" office:value-type="string">
            <text:p text:style-name="P22">Срок разработки (лет).</text:p>
          </table:table-cell>
          <table:table-cell table:style-name="Таблица11.B2" office:value-type="string">
            <text:p text:style-name="P23">0.02</text:p>
          </table:table-cell>
          <table:table-cell table:style-name="Таблица11.B2" office:value-type="string">
            <text:p text:style-name="P23">0.02</text:p>
          </table:table-cell>
          <table:table-cell table:style-name="Таблица11.B2" office:value-type="string">
            <text:p text:style-name="P23">0.02</text:p>
          </table:table-cell>
          <table:table-cell table:style-name="Таблица11.B2" office:value-type="string">
            <text:p text:style-name="P23">0.08</text:p>
          </table:table-cell>
          <table:table-cell table:style-name="Таблица11.B2" office:value-type="string">
            <text:p text:style-name="P23">0.02</text:p>
          </table:table-cell>
          <table:table-cell table:style-name="Таблица11.G2" office:value-type="string">
            <text:p text:style-name="P23">0.16</text:p>
          </table:table-cell>
        </table:table-row>
      </table:table>
      <text:p text:style-name="P17"><text:soft-page-break/>Всего требуется 1 инженер-программист (работающий на половину ставки). Продолжительность разработки ПС 40 дней.</text:p>
      <text:list xml:id="list1626939185" text:style-name="L21">
        <text:list-item>
          <text:p text:style-name="P53">Заработная плата инженера-программиста составляет 1 200 000 руб. (месячная тарифная ставка).</text:p>
          <text:p text:style-name="P53">Часовая тарифная ставка инженера программиста 1-ой категории рассчитывается путем деления месячной тарифной ставки на установленный при 4-х часовом рабочем дне, фонд рабочего времени (80 часов). Данное значение требуется умножить на коэффициент работы (0.5 ставки). Таким образом, часовая тарифная ставка составляет 7 500 рублей.</text:p>
          <text:p text:style-name="P53">В результате можно рассчитать основную заработную плату исполнителя. Учитывая значение коэффициента премирования 1.4, основная заработная плата равна 1 680 000 рублей.</text:p>
        </text:list-item>
        <text:list-item>
          <text:p text:style-name="P53">Исходя из норматива дополнительной заработной платы в целом по организации, значение которого составляет 10 процентов от основной заработной платы. Дополнительная заработная плата разработчика ПС равна 168 000 рублей.</text:p>
        </text:list-item>
        <text:list-item>
          <text:p text:style-name="P53">Отчисления в фонд социальной защиты и обязательное страхование составляют 35 процентов от основной и дополнительной заработной платы - 646 800 рублей.</text:p>
        </text:list-item>
        <text:list-item>
          <text:p text:style-name="P53">Расходы по статье материалы устанавливаются предприятием в размере 50 000 рублей. В данную сумму входит покупка бумаги, канцелярских принадлежностей.</text:p>
        </text:list-item>
        <text:list-item>
          <text:p text:style-name="P53">Расходы на «Машинное время» рассчитываются исходя из стоимости одного машинного часа 2500 рублей. Данные расходы составят 400 000 рублей.</text:p>
        </text:list-item>
        <text:list-item>
          <text:p text:style-name="P53">Расходов на научные командировки предприятием не предусмотрено.</text:p>
        </text:list-item>
        <text:list-item>
          <text:p text:style-name="P53">Прочие прямые расходы принимаются в размере 20 процентов и составляют 336 000 рублей.</text:p>
        </text:list-item>
        <text:list-item>
          <text:p text:style-name="P53">Затраты по статье «Накладные расходы», определяются исходя из норматива накладных расходов в целом по организации (60 %). Они составляют 1 008 000 рублей.</text:p>
        </text:list-item>
        <text:list-item>
          <text:p text:style-name="P53">Общая сумма расходов по смете на ПС составляет 4 688 800 рублей.</text:p>
        </text:list-item>
        <text:list-item>
          <text:p text:style-name="P53">Расходы на сопровождение и адаптацию определяются по нормативу, определяемому в целом по организации (10 %) и составляют 468 880 рублей.</text:p>
        </text:list-item>
        <text:list-item>
          <text:p text:style-name="P53">Общая сумма расходов на разработку (с затратами на сопровождение и адаптацию), является полной себестоимостью ПС и равна 5 157 680 рублей.</text:p>
        </text:list-item>
        <text:list-item>
          <text:p text:style-name="P53">Уровень рентабельности составляет 40 процентов, поэтому прибыль ПС <text:soft-page-break/>равна 2 063 072 рубля. </text:p>
        </text:list-item>
        <text:list-item>
          <text:p text:style-name="P53">Прогнозируемая цена без налогов включает полную себестоимостью и прибыль от реализации создаваемого ПС равна 7 220 752 рублей. </text:p>
        </text:list-item>
        <text:list-item>
          <text:p text:style-name="P53">Налог на добавочную стоимость составляет 20 процентов (1 444 150 рублей).</text:p>
        </text:list-item>
        <text:list-item>
          <text:p text:style-name="P53">Прогнозируемая отпускная цена равна 8 664 902 рубля.</text:p>
        </text:list-item>
      </text:list>
      <text:h text:style-name="Heading_20_2" text:outline-level="2">Расчет экономического эффекта от применения ПС пользователем</text:h>
      <text:p text:style-name="P16">Создаваемое программное средство предназначается для рекламирования услуг предоставляемых компанией ООО «Надежный выбор». Новое ПС включает в себя расширение функциональных возможностей, увеличение количества материала подаваемого пользователю.</text:p>
      <text:p text:style-name="P15"><text:span text:style-name="T48">Представим данные для расчета экономического эффекта в результате использования в таблице </text:span><text:span text:style-name="T48"><text:sequence-ref text:reference-format="value" text:ref-name="refTable6">5.2</text:sequence-ref></text:span><text:span text:style-name="T48">.</text:span></text:p>
      <text:h text:style-name="Heading_20_2" text:outline-level="2">Расчет капитальных затрат</text:h>
      <text:p text:style-name="Text_20_body">Общие капитальные вложение потребителя, связанные с изготовлением, внедрением и использованием ПС равны сумме затрат на изготовление ПС с учетом стоимости услуг по эксплуатации и затрат на освоение ПС.</text:p>
      <text:p text:style-name="Text_20_body">Затраты на освоение ПС составляют 80 000 рублей.</text:p>
      <text:p text:style-name="Text_20_body">Общие капитальные вложения равны 8 744 902 рубля.</text:p>
      <text:h text:style-name="Heading_20_2" text:outline-level="2">Расчет экономии основных видов ресурсов в связи с использованием нового ПС</text:h>
      <text:p text:style-name="Text_20_body">В результате использования разработанного программного средства ожидается снижение объема времени затрачиваемого администратором ПС с 0.4 человеко-дня до 0.1 человеко-дня.</text:p>
      <text:p text:style-name="Text_20_body">Таким образом, ПС позволяет сократить расходы на зарплату администратора ПС использующего данное Интернет-приложение.</text:p>
      <text:p text:style-name="P34">Таблица <text:sequence text:ref-name="refTable6" text:name="Table" text:formula="ooow:Table+1" style:num-format="1">5.2</text:sequence> - Данные для расчета экономического эффекта</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table-cell table:style-name="Таблица12.A1" table:number-rows-spanned="2" office:value-type="string">
            <text:p text:style-name="P24">Наименование показателей</text:p>
          </table:table-cell>
          <table:table-cell table:style-name="Таблица12.A1" table:number-rows-spanned="2" office:value-type="string">
            <text:p text:style-name="P24">Ед. измерения</text:p>
          </table:table-cell>
          <table:table-cell table:style-name="Таблица12.A1" table:number-columns-spanned="2" office:value-type="string">
            <text:p text:style-name="P24">Значение показателя</text:p>
          </table:table-cell>
          <table:covered-table-cell/>
          <table:table-cell table:style-name="Таблица12.E1" table:number-rows-spanned="2" office:value-type="string">
            <text:p text:style-name="P24">Наименование источника информации</text:p>
          </table:table-cell>
        </table:table-row>
        <table:table-row>
          <table:covered-table-cell/>
          <table:covered-table-cell/>
          <table:table-cell table:style-name="Таблица12.C2" office:value-type="string">
            <text:p text:style-name="P24">Баз. Вар.</text:p>
          </table:table-cell>
          <table:table-cell table:style-name="Таблица12.C2" office:value-type="string">
            <text:p text:style-name="P24">новый</text:p>
          </table:table-cell>
          <table:covered-table-cell/>
        </table:table-row>
        <table:table-row>
          <table:table-cell table:style-name="Таблица12.A3" office:value-type="float" office:value="1">
            <text:p text:style-name="P24">1</text:p>
          </table:table-cell>
          <table:table-cell table:style-name="Таблица12.A3" office:value-type="float" office:value="2">
            <text:p text:style-name="P24">2</text:p>
          </table:table-cell>
          <table:table-cell table:style-name="Таблица12.A3" office:value-type="float" office:value="3">
            <text:p text:style-name="P24">3</text:p>
          </table:table-cell>
          <table:table-cell table:style-name="Таблица12.A3" office:value-type="float" office:value="4">
            <text:p text:style-name="P24">4</text:p>
          </table:table-cell>
          <table:table-cell table:style-name="Таблица12.E3" office:value-type="float" office:value="5">
            <text:p text:style-name="P24">5</text:p>
          </table:table-cell>
        </table:table-row>
        <table:table-row>
          <table:table-cell table:style-name="Таблица12.A4" office:value-type="string">
            <text:p text:style-name="P24">Капитальные вложения по сопровождению ПС</text:p>
          </table:table-cell>
          <table:table-cell table:style-name="Таблица12.A4" office:value-type="string">
            <text:p text:style-name="P24">тыс. руб</text:p>
          </table:table-cell>
          <table:table-cell table:style-name="Таблица12.C4">
            <text:p text:style-name="P24"/>
          </table:table-cell>
          <table:table-cell table:style-name="Таблица12.C4" office:value-type="float" office:value="7220">
            <text:p text:style-name="P24">7220</text:p>
          </table:table-cell>
          <table:table-cell table:style-name="Таблица12.E4" office:value-type="string">
            <text:p text:style-name="P24">Договор заказчика с разработчиком</text:p>
          </table:table-cell>
        </table:table-row>
        <table:table-row>
          <table:table-cell table:style-name="Таблица12.A4" office:value-type="string">
            <text:p text:style-name="P24">Продолжительность освоения</text:p>
          </table:table-cell>
          <table:table-cell table:style-name="Таблица12.A4" office:value-type="string">
            <text:p text:style-name="P24">мес</text:p>
          </table:table-cell>
          <table:table-cell table:style-name="Таблица12.C4">
            <text:p text:style-name="P24"/>
          </table:table-cell>
          <table:table-cell table:style-name="Таблица12.C4" office:value-type="float" office:value="0">
            <text:p text:style-name="P24">1</text:p>
          </table:table-cell>
          <table:table-cell table:style-name="Таблица12.E4" office:value-type="string">
            <text:p text:style-name="P24">Паспорт ПС</text:p>
          </table:table-cell>
        </table:table-row>
        <table:table-row>
          <table:table-cell table:style-name="Таблица12.A4" office:value-type="string">
            <text:p text:style-name="P24">Численность программистов, занятых освоением ПС</text:p>
          </table:table-cell>
          <table:table-cell table:style-name="Таблица12.A4" office:value-type="string">
            <text:p text:style-name="P24">чел</text:p>
          </table:table-cell>
          <table:table-cell table:style-name="Таблица12.C4" office:value-type="float" office:value="0">
            <text:p text:style-name="P24">1</text:p>
          </table:table-cell>
          <table:table-cell table:style-name="Таблица12.C4" office:value-type="float" office:value="0">
            <text:p text:style-name="P24">1</text:p>
          </table:table-cell>
          <table:table-cell table:style-name="Таблица12.E4" office:value-type="string">
            <text:p text:style-name="P24">Паспорт ПС</text:p>
          </table:table-cell>
        </table:table-row>
        <table:table-row>
          <table:table-cell table:style-name="Таблица12.A4" office:value-type="string">
            <text:p text:style-name="P24">Численность программистов, занятых эксплуатацией ПС</text:p>
          </table:table-cell>
          <table:table-cell table:style-name="Таблица12.A4" office:value-type="string">
            <text:p text:style-name="P24">чел</text:p>
          </table:table-cell>
          <table:table-cell table:style-name="Таблица12.C4" office:value-type="float" office:value="0">
            <text:p text:style-name="P24">1</text:p>
          </table:table-cell>
          <table:table-cell table:style-name="Таблица12.C4" office:value-type="float" office:value="0">
            <text:p text:style-name="P24">1</text:p>
          </table:table-cell>
          <table:table-cell table:style-name="Таблица12.E4" office:value-type="string">
            <text:p text:style-name="P24">Проект плана работ пользователя</text:p>
          </table:table-cell>
        </table:table-row>
        <table:table-row>
          <table:table-cell table:style-name="Таблица12.A4" office:value-type="string">
            <text:p text:style-name="P24">Расход машинного времени на освоение ПС</text:p>
          </table:table-cell>
          <table:table-cell table:style-name="Таблица12.A4" office:value-type="string">
            <text:p text:style-name="P24">машино-часов</text:p>
          </table:table-cell>
          <table:table-cell table:style-name="Таблица12.C4">
            <text:p text:style-name="P24"/>
          </table:table-cell>
          <table:table-cell table:style-name="Таблица12.C4" office:value-type="float" office:value="0">
            <text:p text:style-name="P24">5</text:p>
          </table:table-cell>
          <table:table-cell table:style-name="Таблица12.E4" office:value-type="string">
            <text:p text:style-name="P24">Паспорт ПС</text:p>
          </table:table-cell>
        </table:table-row>
        <table:table-row>
          <table:table-cell table:style-name="Таблица12.A4" office:value-type="string">
            <text:p text:style-name="P24">Среднемесячная зар. плата одного программиста</text:p>
          </table:table-cell>
          <table:table-cell table:style-name="Таблица12.A4" office:value-type="string">
            <text:p text:style-name="P24">тыс. руб</text:p>
          </table:table-cell>
          <table:table-cell table:style-name="Таблица12.C4" office:value-type="float" office:value="1680">
            <text:p text:style-name="P24">1680</text:p>
          </table:table-cell>
          <table:table-cell table:style-name="Таблица12.C4" office:value-type="float" office:value="1680">
            <text:p text:style-name="P24">1680</text:p>
          </table:table-cell>
          <table:table-cell table:style-name="Таблица12.E4" office:value-type="string">
            <text:p text:style-name="P24">Расчетные данные</text:p>
          </table:table-cell>
        </table:table-row>
        <table:table-row>
          <table:table-cell table:style-name="Таблица12.A4" office:value-type="string">
            <text:p text:style-name="P24">Коэффициент начислений на зарплату</text:p>
          </table:table-cell>
          <table:table-cell table:style-name="Таблица12.A4" office:value-type="string">
            <text:p text:style-name="P24">ед.</text:p>
          </table:table-cell>
          <table:table-cell table:style-name="Таблица12.C4" office:value-type="float" office:value="36526">
            <text:p text:style-name="P24">1.0</text:p>
          </table:table-cell>
          <table:table-cell table:style-name="Таблица12.C4" office:value-type="float" office:value="36526">
            <text:p text:style-name="P24">1.0</text:p>
          </table:table-cell>
          <table:table-cell table:style-name="Таблица12.E4" office:value-type="string">
            <text:p text:style-name="P24">Принято для расчета</text:p>
          </table:table-cell>
        </table:table-row>
        <table:table-row>
          <table:table-cell table:style-name="Таблица12.A4" office:value-type="string">
            <text:p text:style-name="P24">Среднемесячное количество рабочих дней</text:p>
          </table:table-cell>
          <table:table-cell table:style-name="Таблица12.A4" office:value-type="string">
            <text:p text:style-name="P24">дни</text:p>
          </table:table-cell>
          <table:table-cell table:style-name="Таблица12.C4" office:value-type="float" office:value="36526">
            <text:p text:style-name="P24">20</text:p>
          </table:table-cell>
          <table:table-cell table:style-name="Таблица12.C4" office:value-type="float" office:value="36526">
            <text:p text:style-name="P24">20</text:p>
          </table:table-cell>
          <table:table-cell table:style-name="Таблица12.E4" office:value-type="string">
            <text:p text:style-name="P24">Принято для расчета</text:p>
          </table:table-cell>
        </table:table-row>
        <table:table-row>
          <table:table-cell table:style-name="Таблица12.A4" office:value-type="string">
            <text:p text:style-name="P24">Цена одного машино-часа работы ЭВМ</text:p>
          </table:table-cell>
          <table:table-cell table:style-name="Таблица12.A4" office:value-type="string">
            <text:p text:style-name="P24">руб.</text:p>
          </table:table-cell>
          <table:table-cell table:style-name="Таблица12.C4" office:value-type="float" office:value="2500">
            <text:p text:style-name="P24">2500</text:p>
          </table:table-cell>
          <table:table-cell table:style-name="Таблица12.C4" office:value-type="float" office:value="2500">
            <text:p text:style-name="P24">2500</text:p>
          </table:table-cell>
          <table:table-cell table:style-name="Таблица12.E4" office:value-type="string">
            <text:p text:style-name="P24">Смета затрат ЭВМ пользователя</text:p>
          </table:table-cell>
        </table:table-row>
        <table:table-row>
          <table:table-cell table:style-name="Таблица12.A4" office:value-type="string">
            <text:p text:style-name="P24">Количество часов работы в день.</text:p>
          </table:table-cell>
          <table:table-cell table:style-name="Таблица12.A4" office:value-type="string">
            <text:p text:style-name="P24">час</text:p>
          </table:table-cell>
          <table:table-cell table:style-name="Таблица12.C4" office:value-type="float" office:value="4">
            <text:p text:style-name="P24">4</text:p>
          </table:table-cell>
          <table:table-cell table:style-name="Таблица12.C4" office:value-type="float" office:value="4">
            <text:p text:style-name="P24">4</text:p>
          </table:table-cell>
          <table:table-cell table:style-name="Таблица12.E4" office:value-type="string">
            <text:p text:style-name="P24">Договор заказчика с разработчиком</text:p>
          </table:table-cell>
        </table:table-row>
        <table:table-row>
          <table:table-cell table:style-name="Таблица12.A4" office:value-type="string">
            <text:p text:style-name="P24">Нормативный коэффициент эффективности кап. вложений.</text:p>
          </table:table-cell>
          <table:table-cell table:style-name="Таблица12.A4" office:value-type="string">
            <text:p text:style-name="P24">ед.</text:p>
          </table:table-cell>
          <table:table-cell table:style-name="Таблица12.C4" office:value-type="float" office:value="0">
            <text:p text:style-name="P24">0.2</text:p>
          </table:table-cell>
          <table:table-cell table:style-name="Таблица12.C4" office:value-type="float" office:value="0">
            <text:p text:style-name="P24">0.2</text:p>
          </table:table-cell>
          <table:table-cell table:style-name="Таблица12.E4" office:value-type="string">
            <text:p text:style-name="P24">Принято для расчета</text:p>
          </table:table-cell>
        </table:table-row>
      </table:table>
      <text:p text:style-name="P16"/>
      <text:p text:style-name="Text_20_body">Экономия затрат на заработную плату при использовании нового ПС в сутки составляет 5 625 рублей.</text:p>
      <text:p text:style-name="Text_20_body">Экономия затрат на заработную плату в год составляет 5 400 000 рублей.</text:p>
      <text:p text:style-name="Text_20_body">Экономия затрат на оплату машинного времени в результате применения нового ПС за месяц составляет 60 000 рублей. За год 720 000 рублей.</text:p>
      <text:p text:style-name="Text_20_body"><text:soft-page-break/>Экономии затрат на материалы не предусмотрено.</text:p>
      <text:p text:style-name="Text_20_body">Общая годовая экономия текущих затрат, связанные с использованием нового ПС равна 6 120 000 рублей.</text:p>
      <text:h text:style-name="Heading_20_2" text:outline-level="2">Расчет экономического эффекта</text:h>
      <text:p text:style-name="P15">Внедрение нового ПС позволит пользователю сэкономить на текущих затратах, т.е. практически получить на эту сумму дополнительную прибыль. Для пользователя в качестве экономического эффекта выступает лишь чистая прибыль – дополнительная прибыль, остающаяся в его распоряжении. Учитывая ставку налога на прибыль 24 %, чистая прибыль равна 4 651 200 рублей.</text:p>
      <text:p text:style-name="P15">В процессе использования нового ПС чистая прибыль в конечном итоге возмещает капитальные затраты. Однако полученные при этом суммы результатов прибыли и затрат по годам приводят к расчетному году.</text:p>
      <text:p text:style-name="P15">Учитывая норматив приведения разновременных затрат и результатов (0.2) приведем коэффициенты приведения по годам: 2010 (расчетный год) - коэффициент равен 1; 2011 год - коэффициент равен 0.83; 2012 год - коэффициент равен 0.69; 2013 год - коэффициент равен 0.58.</text:p>
      <text:p text:style-name="P36">Приведем результаты расчета экономического эффекта в таблицу 5.3.</text:p>
      <text:p text:style-name="P20"/>
      <text:p text:style-name="P34">Таблица <text:sequence text:ref-name="refTable7" text:name="Table" text:formula="ooow:Table+1" style:num-format="1">5.3</text:sequence> - Результаты расчета экономического эффекта</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25">Показатели</text:p>
          </table:table-cell>
          <table:table-cell table:style-name="Таблица14.A1" office:value-type="string">
            <text:p text:style-name="P25">Ед. измерения</text:p>
          </table:table-cell>
          <table:table-cell table:style-name="Таблица14.C1" office:value-type="float" office:value="2010">
            <text:p text:style-name="P25">2010</text:p>
          </table:table-cell>
          <table:table-cell table:style-name="Таблица14.C1" office:value-type="float" office:value="2011">
            <text:p text:style-name="P25">2011</text:p>
          </table:table-cell>
          <table:table-cell table:style-name="Таблица14.C1" office:value-type="float" office:value="2012">
            <text:p text:style-name="P25">2012</text:p>
          </table:table-cell>
          <table:table-cell table:style-name="Таблица14.F1" office:value-type="float" office:value="2013">
            <text:p text:style-name="P25">2013</text:p>
          </table:table-cell>
        </table:table-row>
        <table:table-row>
          <table:table-cell table:style-name="Таблица14.A2" office:value-type="float" office:value="1">
            <text:p text:style-name="P25">1</text:p>
          </table:table-cell>
          <table:table-cell table:style-name="Таблица14.A2" office:value-type="float" office:value="2">
            <text:p text:style-name="P25">2</text:p>
          </table:table-cell>
          <table:table-cell table:style-name="Таблица14.A2" office:value-type="float" office:value="3">
            <text:p text:style-name="P25">3</text:p>
          </table:table-cell>
          <table:table-cell table:style-name="Таблица14.A2" office:value-type="float" office:value="4">
            <text:p text:style-name="P25">4</text:p>
          </table:table-cell>
          <table:table-cell table:style-name="Таблица14.A2" office:value-type="float" office:value="5">
            <text:p text:style-name="P25">5</text:p>
          </table:table-cell>
          <table:table-cell table:style-name="Таблица14.F2" office:value-type="float" office:value="6">
            <text:p text:style-name="P25">6</text:p>
          </table:table-cell>
        </table:table-row>
        <table:table-row>
          <table:table-cell table:style-name="Таблица14.A3" office:value-type="string">
            <text:p text:style-name="P26">Результаты:</text:p>
          </table:table-cell>
          <table:table-cell table:style-name="Таблица14.B3" table:number-columns-spanned="5" office:value-type="string">
            <text:p text:style-name="P25"/>
          </table:table-cell>
          <table:covered-table-cell/>
          <table:covered-table-cell/>
          <table:covered-table-cell/>
          <table:covered-table-cell/>
        </table:table-row>
        <table:table-row>
          <table:table-cell table:style-name="Таблица14.A3" office:value-type="string">
            <text:p text:style-name="P25">Прирост прибыли за счет экономии затрат</text:p>
          </table:table-cell>
          <table:table-cell table:style-name="Таблица14.A3" office:value-type="string">
            <text:p text:style-name="P25">тыс. руб.</text:p>
          </table:table-cell>
          <table:table-cell table:style-name="Таблица14.A2" office:value-type="float" office:value="0">
            <text:p text:style-name="P25">0</text:p>
          </table:table-cell>
          <table:table-cell table:style-name="Таблица14.A2" office:value-type="float" office:value="4651">
            <text:p text:style-name="P25">4651</text:p>
          </table:table-cell>
          <table:table-cell table:style-name="Таблица14.A2" office:value-type="float" office:value="4651">
            <text:p text:style-name="P25">4651</text:p>
          </table:table-cell>
          <table:table-cell table:style-name="Таблица14.F2" office:value-type="float" office:value="4651">
            <text:p text:style-name="P25">4651</text:p>
          </table:table-cell>
        </table:table-row>
        <table:table-row>
          <table:table-cell table:style-name="Таблица14.A3" office:value-type="string">
            <text:p text:style-name="P25">То же с учетом фактора времени</text:p>
          </table:table-cell>
          <table:table-cell table:style-name="Таблица14.A3" office:value-type="string">
            <text:p text:style-name="P25">тыс. руб.</text:p>
          </table:table-cell>
          <table:table-cell table:style-name="Таблица14.A2" office:value-type="float" office:value="0">
            <text:p text:style-name="P25">0</text:p>
          </table:table-cell>
          <table:table-cell table:style-name="Таблица14.A2" office:value-type="float" office:value="3860">
            <text:p text:style-name="P25">3860</text:p>
          </table:table-cell>
          <table:table-cell table:style-name="Таблица14.A2" office:value-type="float" office:value="3209">
            <text:p text:style-name="P25">3209</text:p>
          </table:table-cell>
          <table:table-cell table:style-name="Таблица14.F2" office:value-type="float" office:value="2697">
            <text:p text:style-name="P25">2697</text:p>
          </table:table-cell>
        </table:table-row>
        <table:table-row>
          <table:table-cell table:style-name="Таблица14.A3" office:value-type="string">
            <text:p text:style-name="P26">Затраты:</text:p>
          </table:table-cell>
          <table:table-cell table:style-name="Таблица14.B3" table:number-columns-spanned="5" office:value-type="string">
            <text:p text:style-name="P25"/>
          </table:table-cell>
          <table:covered-table-cell/>
          <table:covered-table-cell/>
          <table:covered-table-cell/>
          <table:covered-table-cell/>
        </table:table-row>
        <table:table-row>
          <table:table-cell table:style-name="Таблица14.A3" office:value-type="string">
            <text:p text:style-name="P25">Приобретение адаптация и освоение ПС</text:p>
          </table:table-cell>
          <table:table-cell table:style-name="Таблица14.A3" office:value-type="string">
            <text:p text:style-name="P25">тыс. руб.</text:p>
          </table:table-cell>
          <table:table-cell table:style-name="Таблица14.A2" office:value-type="float" office:value="7220">
            <text:p text:style-name="P25">7220</text:p>
          </table:table-cell>
          <table:table-cell table:style-name="Таблица14.A2" office:value-type="float" office:value="0">
            <text:p text:style-name="P25">0</text:p>
          </table:table-cell>
          <table:table-cell table:style-name="Таблица14.A2" office:value-type="float" office:value="0">
            <text:p text:style-name="P25">0</text:p>
          </table:table-cell>
          <table:table-cell table:style-name="Таблица14.F2" office:value-type="float" office:value="0">
            <text:p text:style-name="P25">0</text:p>
          </table:table-cell>
        </table:table-row>
        <table:table-row>
          <table:table-cell table:style-name="Таблица14.A3" office:value-type="string">
            <text:p text:style-name="P25">Освоение ПС</text:p>
          </table:table-cell>
          <table:table-cell table:style-name="Таблица14.A3" office:value-type="string">
            <text:p text:style-name="P25">тыс. руб.</text:p>
          </table:table-cell>
          <table:table-cell table:style-name="Таблица14.A2" office:value-type="float" office:value="1444">
            <text:p text:style-name="P25">1444</text:p>
          </table:table-cell>
          <table:table-cell table:style-name="Таблица14.A2" office:value-type="float" office:value="0">
            <text:p text:style-name="P25">0</text:p>
          </table:table-cell>
          <table:table-cell table:style-name="Таблица14.A2" office:value-type="float" office:value="0">
            <text:p text:style-name="P25">0</text:p>
          </table:table-cell>
          <table:table-cell table:style-name="Таблица14.F2" office:value-type="float" office:value="0">
            <text:p text:style-name="P25">0</text:p>
          </table:table-cell>
        </table:table-row>
        <table:table-row>
          <table:table-cell table:style-name="Таблица14.A3" office:value-type="string">
            <text:p text:style-name="P25">Всего затрат</text:p>
          </table:table-cell>
          <table:table-cell table:style-name="Таблица14.A3" office:value-type="string">
            <text:p text:style-name="P25">тыс. руб.</text:p>
          </table:table-cell>
          <table:table-cell table:style-name="Таблица14.A2" office:value-type="float" office:value="8664">
            <text:p text:style-name="P25">8664</text:p>
          </table:table-cell>
          <table:table-cell table:style-name="Таблица14.A2" office:value-type="float" office:value="0">
            <text:p text:style-name="P25">0</text:p>
          </table:table-cell>
          <table:table-cell table:style-name="Таблица14.A2" office:value-type="float" office:value="0">
            <text:p text:style-name="P25">0</text:p>
          </table:table-cell>
          <table:table-cell table:style-name="Таблица14.F2" office:value-type="float" office:value="0">
            <text:p text:style-name="P25">0</text:p>
          </table:table-cell>
        </table:table-row>
        <table:table-row>
          <table:table-cell table:style-name="Таблица14.A3" office:value-type="string">
            <text:p text:style-name="P25">То же с учетом фактора времени тыс.</text:p>
          </table:table-cell>
          <table:table-cell table:style-name="Таблица14.A3" office:value-type="string">
            <text:p text:style-name="P25">тыс. руб.</text:p>
          </table:table-cell>
          <table:table-cell table:style-name="Таблица14.A2" office:value-type="float" office:value="8664">
            <text:p text:style-name="P25">8664</text:p>
          </table:table-cell>
          <table:table-cell table:style-name="Таблица14.A2" office:value-type="float" office:value="0">
            <text:p text:style-name="P25">0</text:p>
          </table:table-cell>
          <table:table-cell table:style-name="Таблица14.A2" office:value-type="float" office:value="0">
            <text:p text:style-name="P25">0</text:p>
          </table:table-cell>
          <table:table-cell table:style-name="Таблица14.F2" office:value-type="float" office:value="0">
            <text:p text:style-name="P25">0</text:p>
          </table:table-cell>
        </table:table-row>
        <table:table-row>
          <table:table-cell table:style-name="Таблица14.A3" office:value-type="string">
            <text:p text:style-name="P26">Экономический эффект:</text:p>
          </table:table-cell>
          <table:table-cell table:style-name="Таблица14.B3" table:number-columns-spanned="5" office:value-type="string">
            <text:p text:style-name="P25"/>
          </table:table-cell>
          <table:covered-table-cell/>
          <table:covered-table-cell/>
          <table:covered-table-cell/>
          <table:covered-table-cell/>
        </table:table-row>
        <table:table-row>
          <table:table-cell table:style-name="Таблица14.A3" office:value-type="string">
            <text:p text:style-name="P25">Превышение результата над затратами</text:p>
          </table:table-cell>
          <table:table-cell table:style-name="Таблица14.A3" office:value-type="string">
            <text:p text:style-name="P25">тыс. руб.</text:p>
          </table:table-cell>
          <table:table-cell table:style-name="Таблица14.A2" office:value-type="float" office:value="-8664">
            <text:p text:style-name="P25">-8664</text:p>
          </table:table-cell>
          <table:table-cell table:style-name="Таблица14.A2" office:value-type="float" office:value="-4013">
            <text:p text:style-name="P25">-4013</text:p>
          </table:table-cell>
          <table:table-cell table:style-name="Таблица14.A2" office:value-type="float" office:value="638">
            <text:p text:style-name="P25">638</text:p>
          </table:table-cell>
          <table:table-cell table:style-name="Таблица14.F2" office:value-type="float" office:value="5289">
            <text:p text:style-name="P25">5289</text:p>
          </table:table-cell>
        </table:table-row>
        <table:table-row>
          <table:table-cell table:style-name="Таблица14.A3" office:value-type="string">
            <text:p text:style-name="P25">То же нарастающим итогом</text:p>
          </table:table-cell>
          <table:table-cell table:style-name="Таблица14.A3" office:value-type="string">
            <text:p text:style-name="P25">тыс. руб.</text:p>
          </table:table-cell>
          <table:table-cell table:style-name="Таблица14.A2" office:value-type="float" office:value="-8664">
            <text:p text:style-name="P25">-8664</text:p>
          </table:table-cell>
          <table:table-cell table:style-name="Таблица14.A2" office:value-type="float" office:value="-4804">
            <text:p text:style-name="P25">-4804</text:p>
          </table:table-cell>
          <table:table-cell table:style-name="Таблица14.A2" office:value-type="float" office:value="-1595">
            <text:p text:style-name="P25">-1595</text:p>
          </table:table-cell>
          <table:table-cell table:style-name="Таблица14.F2" office:value-type="float" office:value="1102">
            <text:p text:style-name="P25">1102</text:p>
          </table:table-cell>
        </table:table-row>
        <table:table-row>
          <table:table-cell table:style-name="Таблица14.A3" office:value-type="string">
            <text:p text:style-name="P25">Коэффициент приведения</text:p>
          </table:table-cell>
          <table:table-cell table:style-name="Таблица14.A3" office:value-type="string">
            <text:p text:style-name="P25"/>
          </table:table-cell>
          <table:table-cell table:style-name="Таблица14.A2" office:value-type="float" office:value="1">
            <text:p text:style-name="P25">1</text:p>
          </table:table-cell>
          <table:table-cell table:style-name="Таблица14.A3" office:value-type="string">
            <text:p text:style-name="P25">0.83</text:p>
          </table:table-cell>
          <table:table-cell table:style-name="Таблица14.A3" office:value-type="string">
            <text:p text:style-name="P25">0.69</text:p>
          </table:table-cell>
          <table:table-cell table:style-name="Таблица14.B3" office:value-type="string">
            <text:p text:style-name="P25">0.58</text:p>
          </table:table-cell>
        </table:table-row>
      </table:table>
      <text:p text:style-name="P16"/>
      <text:p text:style-name="P15">Рентабельность инвестиций в изготовление программного средства зависит от чистой прибыли (которая составляет 3 488 400 рублей) и равняется 40 %.</text:p>
      <text:p text:style-name="P15">В результате технико-экономического обоснования применения программного продукта были получены следующие значения показателей:</text:p>
      <text:list xml:id="list1932923007" text:style-name="L22">
        <text:list-item>
          <text:p text:style-name="P67">чистый дисконтированный доход за четыре года использования ПС составит 9 767 100 рублей;</text:p>
        </text:list-item>
        <text:list-item>
          <text:p text:style-name="P67">все инвестиции окупаются на 4-ый год использования программного продукта;</text:p>
        </text:list-item>
        <text:list-item>
          <text:p text:style-name="P67">рентабельность инвестиций составляет 40 процентов.</text:p>
        </text:list-item>
      </text:list>
      <text:p text:style-name="Text_20_body">Таким образом, инвестиции в разработку и применение программного продукта являются эффективными.</text:p>
      <text:p text:style-name="Заголовок_20_Без_20_Нумерации">ЗАКЛЮЧЕНИЕ</text:p>
      <text:p text:style-name="Text_20_body">В соответствии с поставленными задачами в дипломном проекте, получены следующие результаты: рассмотрены современные технологии построения Интернет-приложений базирующиеся на различных библиотеках различных языков программирования; установлено, что проектирование сайтов с невысокой нагрузкой (сайты, которые не являются корпоративными системами, а являются презентационными сайтами, предоставляющими информационные услуги) достаточно использования языка программирования PHP, базы данных MySQL, веб-сервера Apache.</text:p>
      <text:p text:style-name="Text_20_body">Построена модель системы в соответствии с нотацией UML 1.4. Данная модель построена в соответствии с правилами проектирования систем, которые решают различные задачи в зависимости от пользователя системы. Для этого спроектирована диаграмма вариантов использования системы, определяющая группы пользователей, использующих систему и задачи, решаемые пользователями с помощью данной системы. На базе диаграммы вариантов использования спроектированы диаграммы примеров последовательности действий пользователя и системы при запросах страниц пользователем. Далее спроектирован общий алгоритм работы Интернет-приложения и диаграммы экземпляров классов информационной модели. В результате проектирования получена общая диаграмма компонент системы.</text:p>
      <text:p text:style-name="Text_20_body">Осуществлен выбор библиотеки «Joomla». С помощью его был реализован прототип информационного сайта. </text:p>
      <text:p text:style-name="Text_20_body">Разработан комплекс мер по обеспечению эргономических требований к организации рабочего места разработчика Интернет-приложений. Проведен технико-экономический расчет, который показал окупаемость программного продукта на четвертом году использования программного средства.</text:p>
      <text:p text:style-name="Text_20_body">Данная разработка в настоящий момент используется в компании «Надежный выбор» для получения информации клиентами и доступна в тестовом режиме по адресу http://jyristov.net.</text:p>
      <text:p text:style-name="Text_20_body"/>
      <text:p text:style-name="Заголовок_20_Без_20_Нумерации">СПИСОК ИСПОЛЬЗОВАННЫХ ИСТОЧНИКОВ</text:p>
      <text:list xml:id="list1379684796" text:style-name="L23">
        <text:list-item>
          <text:p text:style-name="P54"><text:bookmark-start text:name="_Ref259730886"/><text:bookmark text:name="__RefNumPara__3804_2125587064"/>MVC для начинающих и для интернета в частности [Электронный ресурс]. - Режим доступа: http://chtivo.webhost.ru/articles/mvc.php.<text:bookmark-end text:name="_Ref259730886"/><text:bookmark-end text:name="__RefNumPara__3804_2125587064"/></text:p>
        </text:list-item>
        <text:list-item>
          <text:p text:style-name="P54"><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54"><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54"><text:bookmark-start text:name="_Ref259730904"/><text:bookmark text:name="__RefNumPara__3808_2125587064"/>Официальный сайт MySQL [Электронный ресурс]. - Режим доступа: http://dev.mysql.com/<text:bookmark-end text:name="_Ref259730904"/><text:bookmark-end text:name="__RefNumPara__3808_2125587064"/></text:p>
        </text:list-item>
        <text:list-item>
          <text:p text:style-name="P54"><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54"><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54">Учебник PHP [Электронный ресурс]. - Режим доступа: http://phpclub.ru/manrus/</text:p>
        </text:list-item>
        <text:list-item>
          <text:p text:style-name="P54"><text:bookmark-start text:name="_Ref259731028"/><text:bookmark text:name="__RefNumPara__4132_2125587064"/>About Drupal [Электронный ресурс]. - Режим доступа: http://drupal.org/about<text:bookmark-end text:name="_Ref259731028"/><text:bookmark-end text:name="__RefNumPara__4132_2125587064"/></text:p>
        </text:list-item>
        <text:list-item>
          <text:p text:style-name="P54"><text:bookmark-start text:name="_Ref259731062"/><text:bookmark text:name="__RefNumPara__4142_2125587064"/>Drupal handbook [Электронный ресурс]. - Режим доступа: http://drupal.org/handbooks<text:bookmark-end text:name="_Ref259731062"/><text:bookmark-end text:name="__RefNumPara__4142_2125587064"/></text:p>
        </text:list-item>
        <text:list-item>
          <text:p text:style-name="P54"><text:bookmark text:name="__RefNumPara__4140_2125587064"/>Joomla - система управления сайтом [Электронный ресурс]. - Режим доступа: http://joomla.ru/<text:bookmark-end text:name="__RefNumPara__4140_2125587064"/></text:p>
        </text:list-item>
        <text:list-item>
          <text:p text:style-name="P54"><text:bookmark-start text:name="_Ref259731037"/><text:bookmark text:name="__RefNumPara__4134_2125587064"/>База знаний Joomla [Электронный ресурс]. - Режим доступа: http://www.joomla-docs.ru/Заглавная_страница<text:bookmark-end text:name="_Ref259731037"/><text:bookmark-end text:name="__RefNumPara__4134_2125587064"/></text:p>
        </text:list-item>
        <text:list-item>
          <text:p text:style-name="P54"><text:bookmark-start text:name="_Ref259731069"/><text:bookmark text:name="__RefNumPara__4144_2125587064"/>SEO Joomla [Электронный ресурс]. - Режим доступа: http://www.seo-joomla.net/<text:bookmark-end text:name="_Ref259731069"/><text:bookmark-end text:name="__RefNumPara__4144_2125587064"/></text:p>
        </text:list-item>
        <text:list-item>
          <text:p text:style-name="P54">FAQ по Joomla [Электронный ресурс]. - Режим доступа: http://www.joomla-docs.ru/FAQ_по_Joomla</text:p>
        </text:list-item>
        <text:list-item>
          <text:p text:style-name="P54"><text:bookmark-start text:name="_Ref259731108"/><text:bookmark text:name="__RefNumPara__4146_2125587064"/>PHP FAQ. Сайт с ответами на вопросы [Электронный ресурс]. - Режим доступа: http://www.phpfaq.ru/<text:bookmark-end text:name="_Ref259731108"/><text:bookmark-end text:name="__RefNumPara__4146_2125587064"/></text:p>
        </text:list-item>
        <text:list-item>
          <text:p text:style-name="P54"><text:bookmark-start text:name="_Ref259730948"/><text:bookmark text:name="__RefNumPara__3962_2125587064"/>MySQL 5.1 <text:span text:style-name="Default_20_Paragraph_20_Font"><text:span text:style-name="T36">Reference</text:span></text:span> <text:span text:style-name="Default_20_Paragraph_20_Font"><text:span text:style-name="T36">Manual</text:span></text:span> [Электронный ресурс]. - Режим доступа: http://dev.mysql.com/doc/refman/5.1/en/<text:bookmark-end text:name="_Ref259730948"/><text:bookmark-end text:name="__RefNumPara__3962_2125587064"/></text:p>
        </text:list-item>
        <text:list-item>
          <text:p text:style-name="P54">MySQL <text:span text:style-name="Default_20_Paragraph_20_Font"><text:span text:style-name="T36">Help</text:span></text:span> [Электронный ресурс]. - Режим доступа: http://www.phpfreaks.com/forums/index.php?board=3.0</text:p>
        </text:list-item>
        <text:list-item>
          <text:p text:style-name="P54"><text:bookmark-start text:name="_Ref259731051"/><text:bookmark text:name="__RefNumPara__4138_2125587064"/>FAQ WordPress Россия [Электронный ресурс]. - Режим доступа: http://mywordpress.ru/faq/<text:bookmark-end text:name="_Ref259731051"/><text:bookmark-end text:name="__RefNumPara__4138_2125587064"/></text:p>
        </text:list-item>
        <text:list-item>
          <text:p text:style-name="P54"><text:bookmark text:name="__RefNumPara__4136_2125587064"/><text:soft-page-break/><text:s/><text:bookmark-start text:name="_Ref259731043"/>WordPress.com - Get a Free Blog Here [Электронный ресурс]. - Режим доступа: http://wordpress.com/<text:bookmark-end text:name="__RefNumPara__4136_2125587064"/><text:bookmark-end text:name="_Ref259731043"/></text:p>
        </text:list-item>
        <text:list-item>
          <text:p text:style-name="P54">Браузер. Словарь терминов [Электронный ресурс]. - Режим доступа: http://your-hosting.ru/terms/b/browser/.</text:p>
        </text:list-item>
        <text:list-item>
          <text:p text:style-name="P54"><text:bookmark-start text:name="_Ref259730929"/><text:bookmark text:name="__RefNumPara__3906_2125587064"/>HTML — определение термина в словаре [Электронный ресурс]. - Режим доступа: http://www.prosmi.ru/slovar/index.php?wid=1932.<text:bookmark-end text:name="_Ref259730929"/><text:bookmark-end text:name="__RefNumPara__3906_2125587064"/></text:p>
        </text:list-item>
        <text:list-item>
          <text:p text:style-name="P54"><text:bookmark-start text:name="_Ref259730963"/><text:bookmark text:name="__RefNumPara__3966_2125587064"/>Ruby On Rails [Электронный ресурс]. - Режим доступа: http://rubyonrails.org/.<text:bookmark-end text:name="_Ref259730963"/><text:bookmark-end text:name="__RefNumPara__3966_2125587064"/></text:p>
        </text:list-item>
        <text:list-item>
          <text:p text:style-name="P54"><text:bookmark text:name="__RefNumPara__1956_1823942306"/>Установка<text:span text:style-name="Default_20_Paragraph_20_Font"><text:span text:style-name="T25"> PHP + Apache: CGI vs module. </text:span></text:span>[Электронный ресурс]. - Режим доступа: http://phpclub.ru/detail/article/2001-04-20.<text:bookmark-end text:name="__RefNumPara__1956_1823942306"/></text:p>
        </text:list-item>
        <text:list-item>
          <text:p text:style-name="P54"><text:bookmark text:name="__RefNumPara__3222_820469989"/>Class: ActiveRecord::Base [Электронный ресурс]. - Режим доступа: http://api.rubyonrails.org/classes/ActiveRecord/Base.html.<text:bookmark-end text:name="__RefNumPara__3222_820469989"/></text:p>
        </text:list-item>
        <text:list-item>
          <text:p text:style-name="P54"><text:bookmark text:name="__RefNumPara__1954_1823942306"/>Диаграмма компонент - Википедия [Электронный ресурс]. - Режим доступа: http://library.mnwhost.ru/doc/UML_HTM/gl_29.htm.<text:bookmark-end text:name="__RefNumPara__1954_1823942306"/></text:p>
        </text:list-item>
        <text:list-item>
          <text:p text:style-name="P54"><text:bookmark text:name="__RefNumPara__2194_1823942306"/><text:span text:style-name="Default_20_Paragraph_20_Font"><text:span text:style-name="T25">Joomla! Help Site – Manual Installation </text:span></text:span>[Электронный ресурс<text:span text:style-name="Default_20_Paragraph_20_Font"><text:span text:style-name="T25">]. –</text:span></text:span> Режим доступа: http://help.joomla.org/content/view/1944/302/<text:span text:style-name="Default_20_Paragraph_20_Font"><text:span text:style-name="T25">.</text:span></text:span><text:bookmark-end text:name="__RefNumPara__2194_1823942306"/></text:p>
        </text:list-item>
        <text:list-item>
          <text:p text:style-name="P54"><text:bookmark text:name="__RefNumPara__3546_1823942306"/><text:span text:style-name="Default_20_Paragraph_20_Font"><text:span text:style-name="T25">PhpMyAdmin [Электронный ресурс]. - Режим доступа: http://www.phpmyadmin.net/home_page/index.php.</text:span></text:span><text:bookmark-end text:name="__RefNumPara__3546_1823942306"/></text:p>
        </text:list-item>
        <text:list-item>
          <text:p text:style-name="P54"><text:bookmark text:name="__RefNumPara__3020_917514657"/><text:span text:style-name="Default_20_Paragraph_20_Font"><text:span text:style-name="T25">Joomla! Help Site - mosLoadModules [Электронный ресурс]. - Режим доступа: http://help.joomla.org/content/view/1565/125/.</text:span></text:span><text:bookmark-end text:name="__RefNumPara__3020_917514657"/></text:p>
        </text:list-item>
        <text:list-item>
          <text:p text:style-name="P54"><text:bookmark text:name="__RefNumPara__5055_917514657"/><text:span text:style-name="Default_20_Paragraph_20_Font"><text:span text:style-name="T25">Joomla! Help Site - mosMainBody [Электронный ресурс]. - Режим доступа: http://help.joomla.org/content/view/1566/125/.</text:span></text:span><text:bookmark-end text:name="__RefNumPara__5055_917514657"/></text:p>
        </text:list-item>
        <text:list-item>
          <text:p text:style-name="P54"><text:bookmark text:name="__RefNumPara__3991_125047205"/><text:span text:style-name="Default_20_Paragraph_20_Font"><text:span text:style-name="T25">Синдром продвинутого пользователя [Электронный ресурс]. - Режим доступа: </text:span></text:span><text:span text:style-name="Default_20_Paragraph_20_Font">http://www.rhr.ru/index/midday/6976,0.html</text:span><text:span text:style-name="Default_20_Paragraph_20_Font"><text:span text:style-name="T21">.</text:span></text:span><text:bookmark-end text:name="__RefNumPara__3991_125047205"/></text:p>
        </text:list-item>
        <text:list-item>
          <text:p text:style-name="P55"><text:bookmark text:name="__RefNumPara__4438_125047205"/><text:span text:style-name="Default_20_Paragraph_20_Font"><text:span text:style-name="T25">Оскерко Т. Работа за компьютером. Вопросы охраны труда / Т. Оскерко. - Минск: Регистр, 2007. 144 с.</text:span></text:span><text:bookmark-end text:name="__RefNumPara__4438_125047205"/></text:p>
        </text:list-item>
        <text:list-item>
          <text:p text:style-name="P55"><text:bookmark text:name="__RefNumPara__4440_125047205"/><text:span text:style-name="Default_20_Paragraph_20_Font"><text:span text:style-name="T25">Шумилин В.К. Охрана труда на рабочих местах с компьютером / В. К. Шумилин, Е. П. Палькеев - М.: Нела-Информ, 2004. 160 с.</text:span></text:span><text:bookmark-end text:name="__RefNumPara__4440_125047205"/></text:p>
        </text:list-item>
        <text:list-item>
          <text:p text:style-name="P54"><text:bookmark text:name="__RefNumPara__6501_851631234"/><text:span text:style-name="Default_20_Paragraph_20_Font"><text:span text:style-name="T21">Схема работы Joomla [Электронный ресурс]. - Режим доступа: http://www.joomla-docs.ru/Схема_работы_Joomla.</text:span></text:span><text:bookmark-end text:name="__RefNumPara__6501_851631234"/></text:p>
        </text:list-item>
        <text:list-item>
          <text:p text:style-name="P57"><text:bookmark text:name="__RefNumPara__13284_1322889463"/><text:span text:style-name="Default_20_Paragraph_20_Font"><text:span text:style-name="T21">Применение нейронных сетей для задач классификации [Электронный ресурс]. - Режим доступа: http://www.basegroup.ru/library/analysis/neural/classification/.</text:span></text:span><text:bookmark-end text:name="__RefNumPara__13284_1322889463"/></text:p>
        </text:list-item>
        <text:list-item>
          <text:p text:style-name="P56"><text:bookmark text:name="__RefNumPara__15158_1322889463"/><text:span text:style-name="Default_20_Paragraph_20_Font"><text:span text:style-name="T25">Приближение функции с помощью нейронных сетей [Электронный ресурс]. - Режим доступа: http://tstu-isman.tstu.ru/pdf/lecture8.pdf.</text:span></text:span><text:bookmark-end text:name="__RefNumPara__15158_1322889463"/></text:p>
        </text:list-item>
      </text:list>
      <text:p text:style-name="Заголовок_20_Без_20_Нумерации"><text:span text:style-name="Default_20_Paragraph_20_Font"><text:span text:style-name="T25">ПРИЛОЖЕНИЕ А</text:span></text:span></text:p>
      <text:p text:style-name="Text_20_body"><text:span text:style-name="Default_20_Paragraph_20_Font"><text:span text:style-name="T25">Часть текста конфигурационного файла “</text:span></text:span><text:span text:style-name="Default_20_Paragraph_20_Font"><text:span text:style-name="T28">configuration.php</text:span></text:span><text:span text:style-name="Default_20_Paragraph_20_Font"><text:span text:style-name="T25">”:</text:span></text:span></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mosConfig_host = 'localhost';</text:p>
            <text:p text:style-name="Листинг_20_кода">$mosConfig_lang = 'russian';</text:p>
            <text:p text:style-name="Листинг_20_кода">$mosConfig_lifetime = '1500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8">$mosConfig_mailer = 'mail';</text:span></text:span></text:p>
            <text:p text:style-name="Листинг_20_кода">$mosConfig_mailfrom = 'mailbox@mailbox.by';</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password = 'jyristov';</text:p>
            <text:p text:style-name="Листинг_20_кода">$mosConfig_secret = 'SecretKey';</text:p>
            <text:p text:style-name="Листинг_20_кода">$mosConfig_sendmail = '/usr/sbin/sendmail';</text:p>
            <text:p text:style-name="Листинг_20_кода">$mosConfig_session_life_admin = '15000';</text:p>
            <text:p text:style-name="Листинг_20_кода">$mosConfig_smtphost = 'localhost';</text:p>
            <text:p text:style-name="Листинг_20_кода">setlocale (LC_TIME, $mosConfig_locale);</text:p>
            <text:p text:style-name="Листинг_20_кода"><text:span text:style-name="Default_20_Paragraph_20_Font"><text:span text:style-name="T39">?&gt;</text:span></text:span></text:p>
          </table:table-cell>
        </table:table-row>
      </table:table>
      <text:p text:style-name="Text_20_body"><text:span text:style-name="Default_20_Paragraph_20_Font"><text:span text:style-name="T35"/></text:span></text:p>
      <text:p text:style-name="P33"><text:span text:style-name="Default_20_Paragraph_20_Font"><text:span text:style-name="T44">ПРИЛОЖЕНИЕ Б</text:span></text:span></text:p>
      <text:p text:style-name="Text_20_body">Текст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30">Текст на языке программирования PHP.</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Развертывание конструкций и подстановка реальных данных из СУБД для негерации текста блока страницы “Название”</text:p>
          </table:table-cell>
          <table:table-cell table:style-name="Таблица7.B2" office:value-type="string">
            <text:p text:style-name="Листинг_20_кода"><text:span text:style-name="T7">&lt;div style="position: absolute; top: 50px; left: 0px; width: 936px; height: 1362px; background-image: url(</text:span>http://jyristov.net/templates/jyristov/images/bg.jpg);<text:span text:style-name="T7"> background-repeat: repeat-y; clear: both;"&gt;</text:span></text:p>
            <text:p text:style-name="Листинг_20_кода"><text:span text:style-name="T7">&lt;img src="</text:span>http://jyristov.net/templates/jyristov/images/verh.jpg<text:span text:style-name="T7">" title="Юридическая компания Надежный выбор" style="position: absolute; top: -44px; left: 0px;" clear: both;&gt;</text:span></text:p>
            <text:p text:style-name="Листинг_20_кода"><text:span text:style-name="T7">&lt;img src="</text:span>http://jyristov.net/templates/jyristov/images/bok.jpg<text:span text:style-name="T7">" style="position: absolute; top: -36px; right: 0px; z-index: 5; clear: both;"&gt;</text:span></text:p>
          </table:table-cell>
        </table:table-row>
      </table:table>
      <text:p text:style-name="Text_20_body"><text:span text:style-name="Default_20_Paragraph_20_Font"><text:span text:style-name="T44"/></text:span></text:p>
      <text:p text:style-name="Заголовок_20_Без_20_Нумерации"><text:span text:style-name="Default_20_Paragraph_20_Font"><text:span text:style-name="T44">ПРИЛОЖЕНИЕ В</text:span></text:span></text:p>
      <text:p text:style-name="Text_20_body">Текст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30">Текст на языке программирования PHP.</text:p>
          </table:table-cell>
          <table:table-cell table:style-name="Таблица8.B1" office:value-type="string">
            <text:p text:style-name="P28">&lt;div style="position: absolute; top: 155px; left: 129px; width: 746px; height: 57px; background-image: url(&lt;?php echo $mosConfig_live_site;?&gt;/templates/&lt;?php echo $mainframe-&gt;getTemplate(); ?&gt;/images/bg1.jpg); background-repeat: repeat-y; padding-left: 40px; clear: both;"&gt;</text:p>
            <text:p text:style-name="P28">&lt;div id="menu" class="mainlevel"&gt;</text:p>
            <text:p text:style-name="P28">&lt;?php <text:s/>mosLoadModules ( 'left' , -1); ?&gt;</text:p>
            <text:p text:style-name="P28">&lt;/div&gt;</text:p>
          </table:table-cell>
        </table:table-row>
        <table:table-row>
          <table:table-cell table:style-name="Таблица8.A2" office:value-type="string">
            <text:p text:style-name="Листинг_20_кода">Развертывание конструкций и подстановка реальных данных из СУБД для негерации текста блока страницы “Меню приложения”</text:p>
          </table:table-cell>
          <table:table-cell table:style-name="Таблица8.B2" office:value-type="string">
            <text:p text:style-name="Листинг_20_кода"><text:span text:style-name="T7">&lt;div style="position: absolute; top: 155px; left: 129px; width: 746px; height: 57px; background-image: url(</text:span>http://jyristov.net/templates/jyristov/images/bg1.jpg);<text:span text:style-name="T7"> background-repeat: repeat-y; padding-left: 40px; clear: both;"&gt;</text:span></text:p>
            <text:p text:style-name="P31">&lt;div id="menu" class="mainlevel"&gt;</text:p>
            <text:p text:style-name="Листинг_20_кода"><text:span text:style-name="T7">&lt;ul&gt;&lt;a href="</text:span>http://jyristov.net/<text:span text:style-name="T7">" id="active_menu"&gt;Главная&lt;/a&gt;</text:span></text:p>
            <text:p text:style-name="Листинг_20_кода"><text:span text:style-name="T7">&lt;a href="</text:span>http://jyristov.net/docs/index.html<text:span text:style-name="T7">" &gt;Документы&lt;/a&gt;</text:span></text:p>
            <text:p text:style-name="Листинг_20_кода"><text:span text:style-name="T7">&lt;a href="</text:span>http://jyristov.net/uslugi/index.html<text:span text:style-name="T7">" &gt;Услуги&lt;/a&gt;</text:span></text:p>
            <text:p text:style-name="Листинг_20_кода"><text:span text:style-name="T7">&lt;a href="</text:span>http://jyristov.net/novosti/index.html<text:span text:style-name="T7">" &gt;Новости&lt;/a&gt;</text:span></text:p>
            <text:p text:style-name="Листинг_20_кода"><text:span text:style-name="T7">&lt;a href="</text:span>http://jyristov.net/klientyi/index.html<text:span text:style-name="T7">" &gt;Клиенты&lt;/a&gt;</text:span></text:p>
            <text:p text:style-name="Листинг_20_кода"><text:span text:style-name="T7">&lt;a href="</text:span>http://jyristov.net/kontaktaj-informacia.php<text:span text:style-name="T7">" &gt;Контакты&lt;/a&gt;</text:span></text:p>
            <text:p text:style-name="P30">&lt;/ul&gt;&lt;/div&gt;</text:p>
            <text:p text:style-name="Листинг_20_кода"><text:span text:style-name="T8">&lt;img src="</text:span>http://jyristov.net/templates/jyristov/images/i1.jpg<text:span text:style-name="T8">" style="position: absolute; bottom: 0px; left: 0px;"&gt;</text:span></text:p>
            <text:p text:style-name="P32">&lt;/div&gt;</text:p>
          </table:table-cell>
        </table:table-row>
      </table:table>
      <text:p text:style-name="Text_20_body"><text:span text:style-name="Default_20_Paragraph_20_Font"><text:span text:style-name="T44"/></text:span></text:p>
      <text:p text:style-name="Заголовок_20_Без_20_Нумерации"><text:span text:style-name="Default_20_Paragraph_20_Font"><text:span text:style-name="T44">ПРИЛОЖЕНИЕ Г</text:span></text:span></text:p>
      <text:p text:style-name="Text_20_body">Текст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0">Текст на языке программирования PHP.</text:p>
          </table:table-cell>
          <table:table-cell table:style-name="Таблица9.B1" office:value-type="string">
            <text:p text:style-name="P28">&lt;div style="position:absolute; top:239px; left:129px; width:746px;"&gt;</text:p>
            <text:p text:style-name="P28">&lt;div class="newsall"&gt;</text:p>
            <text:p text:style-name="P28">&lt;?php <text:s/>mosLoadModules ('price',1); ?&gt;</text:p>
            <text:p text:style-name="P28">&lt;?php <text:s/>mosLoadModules ('latestnews', 0); ?&gt;</text:p>
          </table:table-cell>
        </table:table-row>
        <table:table-row table:style-name="Таблица9.2">
          <table:table-cell table:style-name="Таблица9.A2" office:value-type="string">
            <text:p text:style-name="Листинг_20_кода">Развертывание конструкций и подстановка реальных данных из СУБД для негерации текста блока страницы “Новостная лента”</text:p>
          </table:table-cell>
          <table:table-cell table:style-name="Таблица9.B2" office:value-type="string">
            <text:p text:style-name="P29">&lt;div style="position:absolute; top:239px; left:129px; width:746px;"&gt;</text:p>
            <text:p text:style-name="P29">&lt;div class="newsall"&gt;</text:p>
            <text:p text:style-name="P29">&lt;table cellpadding="0" cellspacing="0"&gt;</text:p>
            <text:p text:style-name="P29">&lt;tr&gt;&lt;td&gt;</text:p>
            <text:p text:style-name="P29">&lt;/td&gt;&lt;/tr&gt;</text:p>
            <text:p text:style-name="P29">&lt;/table&gt;</text:p>
            <text:p text:style-name="P29">&lt;table cellpadding="0" cellspacing="0"&gt;</text:p>
            <text:p text:style-name="P29">&lt;tr&gt;&lt;td&gt;</text:p>
            <text:p text:style-name="P29">&lt;div class="news"&gt;<text:tab/></text:p>
            <text:p text:style-name="P29">&lt;div class="bg_l"&gt;&lt;div class="text_z"&gt;28 октября, 2009&lt;/div&gt;&lt;/div&gt;</text:p>
            <text:p text:style-name="P29">&lt;br /&gt;</text:p>
            <text:p text:style-name="P29">&lt;b&gt;ИМНС пополняет бюджет&lt;/b&gt;&lt;br /&gt;</text:p>
            <text:p text:style-name="Листинг_20_кода"><text:span text:style-name="T40">&lt;p class="MsoNormal" style="text-align:justify;text-indent:27.0pt"&gt;Индивидуальный</text:span><text:span text:style-name="T41">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7"> И поскольку доход за этот период не получил, единый налог ИП не уплачивал...&lt;/p&gt;</text:span></text:p>
            <text:p text:style-name="Листинг_20_кода"><text:span text:style-name="T7">&lt;p&gt;&lt;a href="</text:span>http://jyristov.net/imns-popolnyaet-byudzhet.html<text:span text:style-name="T7">" class="latestnews"&gt;Читать полностью&lt;/a&gt;&lt;/p&gt;&lt;br /&gt;</text:span></text:p>
            <text:p text:style-name="P29">&lt;/div&gt;</text:p>
            <text:p text:style-name="P29">&lt;div class="news"&gt;<text:tab/></text:p>
            <text:p text:style-name="P29">&lt;div class="bg_l"&gt;&lt;div class="text_z"&gt;19 октября, 2009&lt;/div&gt;&lt;/div&gt;&lt;br /&gt;</text:p>
            <text:p text:style-name="P29">&lt;b&gt;Проверки взяты под особый контроль&lt;/b&gt;&lt;br /&gt;</text:p>
            <text:p text:style-name="P30">&lt;p&gt;&amp;#160;&lt;/p&gt;</text:p>
            <text:p text:style-name="Листинг_20_кода"><text:span text:style-name="T7">&lt;p&gt;&lt;a href="</text:span>http://jyristov.net/proverki-kgk.html<text:span text:style-name="T7">" class="latestnews"&gt;</text:span></text:p>
            <text:p text:style-name="P30">Читать полностью&lt;/a&gt;&lt;/p&gt;</text:p>
            <text:p text:style-name="P30">&lt;br /&gt;</text:p>
            <text:p text:style-name="P30">&lt;/div&gt;</text:p>
            <text:p text:style-name="P29">&lt;div class="news"&gt;<text:tab/></text:p>
            <text:p text:style-name="P29">&lt;div class="bg_l"&gt;&lt;div class="text_z"&gt;22 сентября, 2009&lt;/div&gt;&lt;/div&gt;</text:p>
            <text:p text:style-name="P29">&lt;br /&gt;</text:p>
            <text:p text:style-name="Листинг_20_кода"><text:span text:style-name="T40">&lt;b&gt;Рост иностранных инвестиций в Беларуси ожидается в конце 2009 года&lt;/b&gt;&lt;br /&gt;</text:span><text:span text:style-name="T7">&lt;p&gt;&amp;#160;&lt;/p&gt;</text:span></text:p>
            <text:p text:style-name="Листинг_20_кода"><text:span text:style-name="T7">&lt;p&gt;&lt;a href="</text:span>http://jyristov.net/rost-inostrannyih-investitsiy-v-belarusi-ozhidaetsya-v-kontse-2009-goda.html<text:span text:style-name="T7">" class="latestnews"&gt;Читать полностью&lt;/a&gt;&lt;/p&gt;&lt;br /&gt;</text:span></text:p>
            <text:p text:style-name="P29">&lt;/div&gt;</text:p>
            <text:p text:style-name="P29">&lt;/td&gt;&lt;/tr&gt;</text:p>
            <text:p text:style-name="P29">&lt;/table&gt;</text:p>
          </table:table-cell>
        </table:table-row>
      </table:table>
      <text:p text:style-name="P18"><text:span text:style-name="Default_20_Paragraph_20_Font"><text:span text:style-name="T44"/></text:span></text:p>
      <text:p text:style-name="Заголовок_20_Без_20_Нумерации"><text:span text:style-name="Default_20_Paragraph_20_Font"><text:span text:style-name="T44">ПРИЛОЖЕНИЕ</text:span></text:span> Д</text:p>
      <text:p text:style-name="Text_20_body">Текст блока "Содержимое страницы" для "Главной страницы»:</text:p>
      <table:table table:name="Таблица10" table:style-name="Таблица10">
        <table:table-column table:style-name="Таблица10.A"/>
        <table:table-column table:style-name="Таблица10.B"/>
        <table:table-row>
          <table:table-cell table:style-name="Таблица10.A1" office:value-type="string">
            <text:p text:style-name="P30">Текст на языке программирования PHP.</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Листинг_20_кода">Развертывание конструкций и подстановка реальных данных из СУБД для негерации текста блока страницы “Содержимое страницы”</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049cm" fo:line-height="122%" fo:text-align="justify" style:justify-single-word="false" fo:keep-together="auto" fo:hyphenation-ladder-count="no-limit" fo:text-indent="1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left="1.05cm" fo:margin-right="0cm" fo:margin-top="0.42cm" fo:margin-bottom="0.349cm" fo:line-height="120%" fo:text-align="start" style:justify-single-word="false" fo:hyphenation-ladder-count="no-limit" fo:text-indent="0cm" style:auto-text-indent="false"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1.05cm" fo:margin-right="0cm" fo:margin-top="0.469cm" fo:margin-bottom="0.409cm" fo:line-height="150%" fo:hyphenation-ladder-count="no-limit" fo:text-indent="0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fo:margin-left="0cm" fo:margin-right="0cm" fo:text-align="center" style:justify-single-word="false" fo:text-indent="0cm" style:auto-text-indent="false"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14</text:page-number></text:p>
      </style:footer>
    </style:master-page>
    <style:master-page style:name="MPF0" style:page-layout-name="Mpm3" style:next-style-name="MP0">
      <style:header>
        <text:p text:style-name="Header"/>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6-03T21:13:28</dc:date>
    <meta:editing-cycles>928</meta:editing-cycles>
    <meta:editing-duration>PT150H56M18S</meta:editing-duration>
    <meta:document-statistic meta:table-count="13" meta:image-count="27" meta:object-count="0" meta:page-count="70" meta:paragraph-count="871" meta:word-count="12312" meta:character-count="106325"/>
    <meta:template xlink:type="simple" xlink:actuate="onRequest" xlink:title="" xlink:href="../../../../../../../../_dev/univer/Diploma/SidarauIS/doc/sidarau.odt/Normal.dotm"/>
  </office:meta>
</office:document-meta>
</file>